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1.2311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502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1.0346in"/>
    </style:style>
    <style:style style:name="co7" style:family="table-column">
      <style:table-column-properties fo:break-before="auto" style:column-width="1.1736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0.7063in"/>
    </style:style>
    <style:style style:name="co10" style:family="table-column">
      <style:table-column-properties fo:break-before="auto" style:column-width="1.3134in"/>
    </style:style>
    <style:style style:name="co11" style:family="table-column">
      <style:table-column-properties fo:break-before="auto" style:column-width="0.913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ro3" style:family="table-row">
      <style:table-row-properties style:row-height="0.163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number-columns-repeated="1009" table:default-cell-style-name="Default"/>
        <table:table-row table:style-name="ro1">
          <table:table-cell/>
          <table:table-cell office:value-type="string">
            <text:p>Romney</text:p>
          </table:table-cell>
          <table:table-cell office:value-type="string">
            <text:p>Obama</text:p>
          </table:table-cell>
          <table:table-cell office:value-type="string">
            <text:p>Stevens</text:p>
          </table:table-cell>
          <table:table-cell office:value-type="string">
            <text:p>Johnson</text:p>
          </table:table-cell>
          <table:table-cell office:value-type="string">
            <text:p>Goode</text:p>
          </table:table-cell>
          <table:table-cell office:value-type="string">
            <text:p>Stein</text:p>
          </table:table-cell>
          <table:table-cell office:value-type="string">
            <text:p>Barnett</text:p>
          </table:table-cell>
          <table:table-cell office:value-type="string">
            <text:p>Alexander</text:p>
          </table:table-cell>
          <table:table-cell office:value-type="string">
            <text:p>Lindsay</text:p>
          </table:table-cell>
          <table:table-cell office:value-type="string">
            <text:p>Barr</text:p>
          </table:table-cell>
          <table:table-cell office:value-type="string">
            <text:p>Hoefling</text:p>
          </table:table-cell>
          <table:table-cell office:value-type="string">
            <text:p>Anderson</text:p>
          </table:table-cell>
          <table:table-cell office:value-type="string">
            <text:p>SUM</text:p>
          </table:table-cell>
          <table:table-cell office:value-type="string">
            <text:p>Romney</text:p>
          </table:table-cell>
          <table:table-cell office:value-type="string">
            <text:p>Obama</text:p>
          </table:table-cell>
          <table:table-cell office:value-type="string">
            <text:p>Stevens</text:p>
          </table:table-cell>
          <table:table-cell office:value-type="string">
            <text:p>Johnson</text:p>
          </table:table-cell>
          <table:table-cell office:value-type="string">
            <text:p>Goode</text:p>
          </table:table-cell>
          <table:table-cell office:value-type="string">
            <text:p>Stein</text:p>
          </table:table-cell>
          <table:table-cell office:value-type="string">
            <text:p>Barnett</text:p>
          </table:table-cell>
          <table:table-cell office:value-type="string">
            <text:p>Alexander</text:p>
          </table:table-cell>
          <table:table-cell office:value-type="string">
            <text:p>Lindsay</text:p>
          </table:table-cell>
          <table:table-cell office:value-type="string">
            <text:p>Barr</text:p>
          </table:table-cell>
          <table:table-cell office:value-type="string">
            <text:p>Hoefling</text:p>
          </table:table-cell>
          <table:table-cell office:value-type="string">
            <text:p>Anderson</text:p>
          </table:table-cell>
          <table:table-cell table:number-columns-repeated="998"/>
        </table:table-row>
        <table:table-row table:style-name="ro1">
          <table:table-cell office:value-type="string">
            <text:p>Alachua</text:p>
          </table:table-cell>
          <table:table-cell office:value-type="float" office:value="48527">
            <text:p>48527</text:p>
          </table:table-cell>
          <table:table-cell office:value-type="float" office:value="69219">
            <text:p>69219</text:p>
          </table:table-cell>
          <table:table-cell office:value-type="float" office:value="46">
            <text:p>46</text:p>
          </table:table-cell>
          <table:table-cell office:value-type="float" office:value="1294">
            <text:p>1294</text:p>
          </table:table-cell>
          <table:table-cell office:value-type="float" office:value="43">
            <text:p>43</text:p>
          </table:table-cell>
          <table:table-cell office:value-type="float" office:value="340">
            <text:p>34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[.B2]+[.C2]+[.D2]+[.E2]+[.F2]+[.G2]+[.H2]+[.I2]+[.J2]+[.K2]+[.L2]+[.M2]" office:value-type="float" office:value="119651">
            <text:p>119651</text:p>
          </table:table-cell>
          <table:table-cell table:formula="of:=[.B2]/[.$N2]" office:value-type="float" office:value="0.405571202915145">
            <text:p>0.4055712029</text:p>
          </table:table-cell>
          <table:table-cell table:formula="of:=[.C2]/[.$N2]" office:value-type="float" office:value="0.578507492624383">
            <text:p>0.5785074926</text:p>
          </table:table-cell>
          <table:table-cell table:formula="of:=[.D2]/[.$N2]" office:value-type="float" office:value="0.000384451446289626">
            <text:p>0.0003844514</text:p>
          </table:table-cell>
          <table:table-cell table:formula="of:=[.E2]/[.$N2]" office:value-type="float" office:value="0.0108147863369299">
            <text:p>0.0108147863</text:p>
          </table:table-cell>
          <table:table-cell table:formula="of:=[.F2]/[.$N2]" office:value-type="float" office:value="0.000359378525879433">
            <text:p>0.0003593785</text:p>
          </table:table-cell>
          <table:table-cell table:formula="of:=[.G2]/[.$N2]" office:value-type="float" office:value="0.00284159764648854">
            <text:p>0.0028415976</text:p>
          </table:table-cell>
          <table:table-cell table:formula="of:=[.H2]/[.$N2]" office:value-type="float" office:value="0.0000919340415040409">
            <text:p>0.000091934</text:p>
          </table:table-cell>
          <table:table-cell table:formula="of:=[.I2]/[.$N2]" office:value-type="float" office:value="0.000183868083008082">
            <text:p>0.0001838681</text:p>
          </table:table-cell>
          <table:table-cell table:formula="of:=[.J2]/[.$N2]" office:value-type="float" office:value="0.000033430560546924">
            <text:p>3.3430560546924E-005</text:p>
          </table:table-cell>
          <table:table-cell table:formula="of:=[.K2]/[.$N2]" office:value-type="float" office:value="0.000852479293946561">
            <text:p>0.0008524793</text:p>
          </table:table-cell>
          <table:table-cell table:formula="of:=[.L2]/[.$N2]" office:value-type="float" office:value="0.000133722242187696">
            <text:p>0.0001337222</text:p>
          </table:table-cell>
          <table:table-cell table:formula="of:=[.M2]/[.$N2]" office:value-type="float" office:value="0.000225656283691737">
            <text:p>0.0002256563</text:p>
          </table:table-cell>
          <table:table-cell table:number-columns-repeated="998"/>
        </table:table-row>
        <table:table-row table:style-name="ro2">
          <table:table-cell office:value-type="string">
            <text:p>Baker</text:p>
          </table:table-cell>
          <table:table-cell office:value-type="float" office:value="8974">
            <text:p>8974</text:p>
          </table:table-cell>
          <table:table-cell office:value-type="float" office:value="2310">
            <text:p>231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3]+[.C3]+[.D3]+[.E3]+[.F3]+[.G3]+[.H3]+[.I3]+[.J3]+[.K3]+[.L3]+[.M3]" office:value-type="float" office:value="11366">
            <text:p>11366</text:p>
          </table:table-cell>
          <table:table-cell table:formula="of:=[.B3]/[.$N3]" office:value-type="float" office:value="0.789547774062995">
            <text:p>0.7895477741</text:p>
          </table:table-cell>
          <table:table-cell table:formula="of:=[.C3]/[.$N3]" office:value-type="float" office:value="0.203237726552877">
            <text:p>0.2032377266</text:p>
          </table:table-cell>
          <table:table-cell table:formula="of:=[.D3]/[.$N3]" office:value-type="float" office:value="0.000703853598451522">
            <text:p>0.0007038536</text:p>
          </table:table-cell>
          <table:table-cell table:formula="of:=[.E3]/[.$N3]" office:value-type="float" office:value="0.00360724969206405">
            <text:p>0.0036072497</text:p>
          </table:table-cell>
          <table:table-cell table:formula="of:=[.F3]/[.$N3]" office:value-type="float" office:value="0.000263945099419321">
            <text:p>0.0002639451</text:p>
          </table:table-cell>
          <table:table-cell table:formula="of:=[.G3]/[.$N3]" office:value-type="float" office:value="0.000527890198838642">
            <text:p>0.0005278902</text:p>
          </table:table-cell>
          <table:table-cell table:formula="of:=[.H3]/[.$N3]" office:value-type="float" office:value="0">
            <text:p>0</text:p>
          </table:table-cell>
          <table:table-cell table:formula="of:=[.I3]/[.$N3]" office:value-type="float" office:value="0.0000879816998064403">
            <text:p>8.79816998064403E-005</text:p>
          </table:table-cell>
          <table:table-cell table:formula="of:=[.J3]/[.$N3]" office:value-type="float" office:value="0.0000879816998064403">
            <text:p>8.79816998064403E-005</text:p>
          </table:table-cell>
          <table:table-cell table:formula="of:=[.K3]/[.$N3]" office:value-type="float" office:value="0.00123174379729016">
            <text:p>0.0012317438</text:p>
          </table:table-cell>
          <table:table-cell table:formula="of:=[.L3]/[.$N3]" office:value-type="float" office:value="0.000439908499032201">
            <text:p>0.0004399085</text:p>
          </table:table-cell>
          <table:table-cell table:formula="of:=[.M3]/[.$N3]" office:value-type="float" office:value="0.000263945099419321">
            <text:p>0.0002639451</text:p>
          </table:table-cell>
          <table:table-cell table:number-columns-repeated="998"/>
        </table:table-row>
        <table:table-row table:style-name="ro2">
          <table:table-cell office:value-type="string">
            <text:p>Bay</text:p>
          </table:table-cell>
          <table:table-cell office:value-type="float" office:value="56722">
            <text:p>56722</text:p>
          </table:table-cell>
          <table:table-cell office:value-type="float" office:value="21911">
            <text:p>21911</text:p>
          </table:table-cell>
          <table:table-cell office:value-type="float" office:value="48">
            <text:p>48</text:p>
          </table:table-cell>
          <table:table-cell office:value-type="float" office:value="571">
            <text:p>571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[.B4]+[.C4]+[.D4]+[.E4]+[.F4]+[.G4]+[.H4]+[.I4]+[.J4]+[.K4]+[.L4]+[.M4]" office:value-type="float" office:value="79563">
            <text:p>79563</text:p>
          </table:table-cell>
          <table:table-cell table:formula="of:=[.B4]/[.$N4]" office:value-type="float" office:value="0.712919321795307">
            <text:p>0.7129193218</text:p>
          </table:table-cell>
          <table:table-cell table:formula="of:=[.C4]/[.$N4]" office:value-type="float" office:value="0.275391827859683">
            <text:p>0.2753918279</text:p>
          </table:table-cell>
          <table:table-cell table:formula="of:=[.D4]/[.$N4]" office:value-type="float" office:value="0.000603295501677916">
            <text:p>0.0006032955</text:p>
          </table:table-cell>
          <table:table-cell table:formula="of:=[.E4]/[.$N4]" office:value-type="float" office:value="0.0071767027387102">
            <text:p>0.0071767027</text:p>
          </table:table-cell>
          <table:table-cell table:formula="of:=[.F4]/[.$N4]" office:value-type="float" office:value="0.000314216407123914">
            <text:p>0.0003142164</text:p>
          </table:table-cell>
          <table:table-cell table:formula="of:=[.G4]/[.$N4]" office:value-type="float" office:value="0.00154594472304966">
            <text:p>0.0015459447</text:p>
          </table:table-cell>
          <table:table-cell table:formula="of:=[.H4]/[.$N4]" office:value-type="float" office:value="0.000150823875419479">
            <text:p>0.0001508239</text:p>
          </table:table-cell>
          <table:table-cell table:formula="of:=[.I4]/[.$N4]" office:value-type="float" office:value="0.0000377059688548697">
            <text:p>0.000037706</text:p>
          </table:table-cell>
          <table:table-cell table:formula="of:=[.J4]/[.$N4]" office:value-type="float" office:value="0.0000502746251398263">
            <text:p>5.02746251398263E-005</text:p>
          </table:table-cell>
          <table:table-cell table:formula="of:=[.K4]/[.$N4]" office:value-type="float" office:value="0.00140768950391514">
            <text:p>0.0014076895</text:p>
          </table:table-cell>
          <table:table-cell table:formula="of:=[.L4]/[.$N4]" office:value-type="float" office:value="0.000138255219134522">
            <text:p>0.0001382552</text:p>
          </table:table-cell>
          <table:table-cell table:formula="of:=[.M4]/[.$N4]" office:value-type="float" office:value="0.000263941781984088">
            <text:p>0.0002639418</text:p>
          </table:table-cell>
          <table:table-cell table:number-columns-repeated="998"/>
        </table:table-row>
        <table:table-row table:style-name="ro2">
          <table:table-cell office:value-type="string">
            <text:p>Bradford</text:p>
          </table:table-cell>
          <table:table-cell office:value-type="float" office:value="8216">
            <text:p>8216</text:p>
          </table:table-cell>
          <table:table-cell office:value-type="float" office:value="3324">
            <text:p>3324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5]+[.C5]+[.D5]+[.E5]+[.F5]+[.G5]+[.H5]+[.I5]+[.J5]+[.K5]+[.L5]+[.M5]" office:value-type="float" office:value="11631">
            <text:p>11631</text:p>
          </table:table-cell>
          <table:table-cell table:formula="of:=[.B5]/[.$N5]" office:value-type="float" office:value="0.706388100765196">
            <text:p>0.7063881008</text:p>
          </table:table-cell>
          <table:table-cell table:formula="of:=[.C5]/[.$N5]" office:value-type="float" office:value="0.285787980397214">
            <text:p>0.2857879804</text:p>
          </table:table-cell>
          <table:table-cell table:formula="of:=[.D5]/[.$N5]" office:value-type="float" office:value="0.000601839910583785">
            <text:p>0.0006018399</text:p>
          </table:table-cell>
          <table:table-cell table:formula="of:=[.E5]/[.$N5]" office:value-type="float" office:value="0.00335310807325251">
            <text:p>0.0033531081</text:p>
          </table:table-cell>
          <table:table-cell table:formula="of:=[.F5]/[.$N5]" office:value-type="float" office:value="0.000343908520333591">
            <text:p>0.0003439085</text:p>
          </table:table-cell>
          <table:table-cell table:formula="of:=[.G5]/[.$N5]" office:value-type="float" office:value="0.00120367982116757">
            <text:p>0.0012036798</text:p>
          </table:table-cell>
          <table:table-cell table:formula="of:=[.H5]/[.$N5]" office:value-type="float" office:value="0.000171954260166796">
            <text:p>0.0001719543</text:p>
          </table:table-cell>
          <table:table-cell table:formula="of:=[.I5]/[.$N5]" office:value-type="float" office:value="0.0000859771300833978">
            <text:p>8.59771300833978E-005</text:p>
          </table:table-cell>
          <table:table-cell table:formula="of:=[.J5]/[.$N5]" office:value-type="float" office:value="0">
            <text:p>0</text:p>
          </table:table-cell>
          <table:table-cell table:formula="of:=[.K5]/[.$N5]" office:value-type="float" office:value="0.00128965695125097">
            <text:p>0.001289657</text:p>
          </table:table-cell>
          <table:table-cell table:formula="of:=[.L5]/[.$N5]" office:value-type="float" office:value="0.000171954260166796">
            <text:p>0.0001719543</text:p>
          </table:table-cell>
          <table:table-cell table:formula="of:=[.M5]/[.$N5]" office:value-type="float" office:value="0.000601839910583785">
            <text:p>0.0006018399</text:p>
          </table:table-cell>
          <table:table-cell table:number-columns-repeated="998"/>
        </table:table-row>
        <table:table-row table:style-name="ro1">
          <table:table-cell office:value-type="string">
            <text:p>Brevard</text:p>
          </table:table-cell>
          <table:table-cell office:value-type="float" office:value="159090">
            <text:p>159090</text:p>
          </table:table-cell>
          <table:table-cell office:value-type="float" office:value="122718">
            <text:p>122718</text:p>
          </table:table-cell>
          <table:table-cell office:value-type="float" office:value="164">
            <text:p>164</text:p>
          </table:table-cell>
          <table:table-cell office:value-type="float" office:value="1963">
            <text:p>1963</text:p>
          </table:table-cell>
          <table:table-cell office:value-type="float" office:value="129">
            <text:p>129</text:p>
          </table:table-cell>
          <table:table-cell office:value-type="float" office:value="386">
            <text:p>38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formula="of:=[.B6]+[.C6]+[.D6]+[.E6]+[.F6]+[.G6]+[.H6]+[.I6]+[.J6]+[.K6]+[.L6]+[.M6]" office:value-type="float" office:value="285060">
            <text:p>285060</text:p>
          </table:table-cell>
          <table:table-cell table:formula="of:=[.B6]/[.$N6]" office:value-type="float" office:value="0.558093033045675">
            <text:p>0.558093033</text:p>
          </table:table-cell>
          <table:table-cell table:formula="of:=[.C6]/[.$N6]" office:value-type="float" office:value="0.430498842348979">
            <text:p>0.4304988423</text:p>
          </table:table-cell>
          <table:table-cell table:formula="of:=[.D6]/[.$N6]" office:value-type="float" office:value="0.000575317477022381">
            <text:p>0.0005753175</text:p>
          </table:table-cell>
          <table:table-cell table:formula="of:=[.E6]/[.$N6]" office:value-type="float" office:value="0.00688626955728619">
            <text:p>0.0068862696</text:p>
          </table:table-cell>
          <table:table-cell table:formula="of:=[.F6]/[.$N6]" office:value-type="float" office:value="0.000452536308145654">
            <text:p>0.0004525363</text:p>
          </table:table-cell>
          <table:table-cell table:formula="of:=[.G6]/[.$N6]" office:value-type="float" office:value="0.00135410089104048">
            <text:p>0.0013541009</text:p>
          </table:table-cell>
          <table:table-cell table:formula="of:=[.H6]/[.$N6]" office:value-type="float" office:value="0.00011927313548025">
            <text:p>0.0001192731</text:p>
          </table:table-cell>
          <table:table-cell table:formula="of:=[.I6]/[.$N6]" office:value-type="float" office:value="0.0000912088683084263">
            <text:p>9.12088683084263E-005</text:p>
          </table:table-cell>
          <table:table-cell table:formula="of:=[.J6]/[.$N6]" office:value-type="float" office:value="0.0000491124675506911">
            <text:p>4.91124675506911E-005</text:p>
          </table:table-cell>
          <table:table-cell table:formula="of:=[.K6]/[.$N6]" office:value-type="float" office:value="0.00144180172595243">
            <text:p>0.0014418017</text:p>
          </table:table-cell>
          <table:table-cell table:formula="of:=[.L6]/[.$N6]" office:value-type="float" office:value="0.000175401669823897">
            <text:p>0.0001754017</text:p>
          </table:table-cell>
          <table:table-cell table:formula="of:=[.M6]/[.$N6]" office:value-type="float" office:value="0.000263102504735845">
            <text:p>0.0002631025</text:p>
          </table:table-cell>
          <table:table-cell table:number-columns-repeated="998"/>
        </table:table-row>
        <table:table-row table:style-name="ro1">
          <table:table-cell office:value-type="string">
            <text:p>Broward</text:p>
          </table:table-cell>
          <table:table-cell office:value-type="float" office:value="233766">
            <text:p>233766</text:p>
          </table:table-cell>
          <table:table-cell office:value-type="float" office:value="488887">
            <text:p>488887</text:p>
          </table:table-cell>
          <table:table-cell office:value-type="float" office:value="228">
            <text:p>228</text:p>
          </table:table-cell>
          <table:table-cell office:value-type="float" office:value="2249">
            <text:p>2249</text:p>
          </table:table-cell>
          <table:table-cell office:value-type="float" office:value="121">
            <text:p>121</text:p>
          </table:table-cell>
          <table:table-cell office:value-type="float" office:value="541">
            <text:p>541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357">
            <text:p>357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table:formula="of:=[.B7]+[.C7]+[.D7]+[.E7]+[.F7]+[.G7]+[.H7]+[.I7]+[.J7]+[.K7]+[.L7]+[.M7]" office:value-type="float" office:value="726440">
            <text:p>726440</text:p>
          </table:table-cell>
          <table:table-cell table:formula="of:=[.B7]/[.$N7]" office:value-type="float" office:value="0.321796707229778">
            <text:p>0.3217967072</text:p>
          </table:table-cell>
          <table:table-cell table:formula="of:=[.C7]/[.$N7]" office:value-type="float" office:value="0.6729901987776">
            <text:p>0.6729901988</text:p>
          </table:table-cell>
          <table:table-cell table:formula="of:=[.D7]/[.$N7]" office:value-type="float" office:value="0.000313859368977479">
            <text:p>0.0003138594</text:p>
          </table:table-cell>
          <table:table-cell table:formula="of:=[.E7]/[.$N7]" office:value-type="float" office:value="0.00309591982820329">
            <text:p>0.0030959198</text:p>
          </table:table-cell>
          <table:table-cell table:formula="of:=[.F7]/[.$N7]" office:value-type="float" office:value="0.00016656571774682">
            <text:p>0.0001665657</text:p>
          </table:table-cell>
          <table:table-cell table:formula="of:=[.G7]/[.$N7]" office:value-type="float" office:value="0.00074472771323165">
            <text:p>0.0007447277</text:p>
          </table:table-cell>
          <table:table-cell table:formula="of:=[.H7]/[.$N7]" office:value-type="float" office:value="0.0000743351137051925">
            <text:p>7.43351137051925E-005</text:p>
          </table:table-cell>
          <table:table-cell table:formula="of:=[.I7]/[.$N7]" office:value-type="float" office:value="0.000103243213479434">
            <text:p>0.0001032432</text:p>
          </table:table-cell>
          <table:table-cell table:formula="of:=[.J7]/[.$N7]" office:value-type="float" office:value="0.0000357909806728704">
            <text:p>0.000035791</text:p>
          </table:table-cell>
          <table:table-cell table:formula="of:=[.K7]/[.$N7]" office:value-type="float" office:value="0.000491437696162106">
            <text:p>0.0004914377</text:p>
          </table:table-cell>
          <table:table-cell table:formula="of:=[.L7]/[.$N7]" office:value-type="float" office:value="0.0000536864710093057">
            <text:p>5.36864710093057E-005</text:p>
          </table:table-cell>
          <table:table-cell table:formula="of:=[.M7]/[.$N7]" office:value-type="float" office:value="0.000133527889433401">
            <text:p>0.0001335279</text:p>
          </table:table-cell>
          <table:table-cell table:number-columns-repeated="998"/>
        </table:table-row>
        <table:table-row table:style-name="ro2">
          <table:table-cell office:value-type="string">
            <text:p>Calhoun</text:p>
          </table:table-cell>
          <table:table-cell office:value-type="float" office:value="4366">
            <text:p>4366</text:p>
          </table:table-cell>
          <table:table-cell office:value-type="float" office:value="1664">
            <text:p>1664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8]+[.C8]+[.D8]+[.E8]+[.F8]+[.G8]+[.H8]+[.I8]+[.J8]+[.K8]+[.L8]+[.M8]" office:value-type="float" office:value="6152">
            <text:p>6152</text:p>
          </table:table-cell>
          <table:table-cell table:formula="of:=[.B8]/[.$N8]" office:value-type="float" office:value="0.709687906371912">
            <text:p>0.7096879064</text:p>
          </table:table-cell>
          <table:table-cell table:formula="of:=[.C8]/[.$N8]" office:value-type="float" office:value="0.270481144343303">
            <text:p>0.2704811443</text:p>
          </table:table-cell>
          <table:table-cell table:formula="of:=[.D8]/[.$N8]" office:value-type="float" office:value="0.00211313394018205">
            <text:p>0.0021131339</text:p>
          </table:table-cell>
          <table:table-cell table:formula="of:=[.E8]/[.$N8]" office:value-type="float" office:value="0.00780234070221066">
            <text:p>0.0078023407</text:p>
          </table:table-cell>
          <table:table-cell table:formula="of:=[.F8]/[.$N8]" office:value-type="float" office:value="0.000812743823146944">
            <text:p>0.0008127438</text:p>
          </table:table-cell>
          <table:table-cell table:formula="of:=[.G8]/[.$N8]" office:value-type="float" office:value="0.00130039011703511">
            <text:p>0.0013003901</text:p>
          </table:table-cell>
          <table:table-cell table:formula="of:=[.H8]/[.$N8]" office:value-type="float" office:value="0.000650195058517555">
            <text:p>0.0006501951</text:p>
          </table:table-cell>
          <table:table-cell table:formula="of:=[.I8]/[.$N8]" office:value-type="float" office:value="0.000162548764629389">
            <text:p>0.0001625488</text:p>
          </table:table-cell>
          <table:table-cell table:formula="of:=[.J8]/[.$N8]" office:value-type="float" office:value="0.000162548764629389">
            <text:p>0.0001625488</text:p>
          </table:table-cell>
          <table:table-cell table:formula="of:=[.K8]/[.$N8]" office:value-type="float" office:value="0.00536410923276983">
            <text:p>0.0053641092</text:p>
          </table:table-cell>
          <table:table-cell table:formula="of:=[.L8]/[.$N8]" office:value-type="float" office:value="0.000487646293888166">
            <text:p>0.0004876463</text:p>
          </table:table-cell>
          <table:table-cell table:formula="of:=[.M8]/[.$N8]" office:value-type="float" office:value="0.000975292587776333">
            <text:p>0.0009752926</text:p>
          </table:table-cell>
          <table:table-cell table:number-columns-repeated="998"/>
        </table:table-row>
        <table:table-row table:style-name="ro2">
          <table:table-cell office:value-type="string">
            <text:p>Charlotte</text:p>
          </table:table-cell>
          <table:table-cell office:value-type="float" office:value="47976">
            <text:p>47976</text:p>
          </table:table-cell>
          <table:table-cell office:value-type="float" office:value="35880">
            <text:p>35880</text:p>
          </table:table-cell>
          <table:table-cell office:value-type="float" office:value="63">
            <text:p>63</text:p>
          </table:table-cell>
          <table:table-cell office:value-type="float" office:value="410">
            <text:p>410</text:p>
          </table:table-cell>
          <table:table-cell office:value-type="float" office:value="28">
            <text:p>28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[.B9]+[.C9]+[.D9]+[.E9]+[.F9]+[.G9]+[.H9]+[.I9]+[.J9]+[.K9]+[.L9]+[.M9]" office:value-type="float" office:value="84635">
            <text:p>84635</text:p>
          </table:table-cell>
          <table:table-cell table:formula="of:=[.B9]/[.$N9]" office:value-type="float" office:value="0.56685768299167">
            <text:p>0.566857683</text:p>
          </table:table-cell>
          <table:table-cell table:formula="of:=[.C9]/[.$N9]" office:value-type="float" office:value="0.423938087079813">
            <text:p>0.4239380871</text:p>
          </table:table-cell>
          <table:table-cell table:formula="of:=[.D9]/[.$N9]" office:value-type="float" office:value="0.000744372895374254">
            <text:p>0.0007443729</text:p>
          </table:table-cell>
          <table:table-cell table:formula="of:=[.E9]/[.$N9]" office:value-type="float" office:value="0.00484433154132451">
            <text:p>0.0048443315</text:p>
          </table:table-cell>
          <table:table-cell table:formula="of:=[.F9]/[.$N9]" office:value-type="float" office:value="0.000330832397944113">
            <text:p>0.0003308324</text:p>
          </table:table-cell>
          <table:table-cell table:formula="of:=[.G9]/[.$N9]" office:value-type="float" office:value="0.00127606782064158">
            <text:p>0.0012760678</text:p>
          </table:table-cell>
          <table:table-cell table:formula="of:=[.H9]/[.$N9]" office:value-type="float" office:value="0.0000472617711348733">
            <text:p>4.72617711348733E-005</text:p>
          </table:table-cell>
          <table:table-cell table:formula="of:=[.I9]/[.$N9]" office:value-type="float" office:value="0.000106338985053465">
            <text:p>0.000106339</text:p>
          </table:table-cell>
          <table:table-cell table:formula="of:=[.J9]/[.$N9]" office:value-type="float" office:value="0.0000236308855674366">
            <text:p>2.36308855674366E-005</text:p>
          </table:table-cell>
          <table:table-cell table:formula="of:=[.K9]/[.$N9]" office:value-type="float" office:value="0.00151237667631595">
            <text:p>0.0015123767</text:p>
          </table:table-cell>
          <table:table-cell table:formula="of:=[.L9]/[.$N9]" office:value-type="float" office:value="0.000129969870620902">
            <text:p>0.0001299699</text:p>
          </table:table-cell>
          <table:table-cell table:formula="of:=[.M9]/[.$N9]" office:value-type="float" office:value="0.000189047084539493">
            <text:p>0.0001890471</text:p>
          </table:table-cell>
          <table:table-cell table:number-columns-repeated="998"/>
        </table:table-row>
        <table:table-row table:style-name="ro2">
          <table:table-cell office:value-type="string">
            <text:p>Citrus</text:p>
          </table:table-cell>
          <table:table-cell office:value-type="float" office:value="44529">
            <text:p>44529</text:p>
          </table:table-cell>
          <table:table-cell office:value-type="float" office:value="28347">
            <text:p>28347</text:p>
          </table:table-cell>
          <table:table-cell office:value-type="float" office:value="71">
            <text:p>71</text:p>
          </table:table-cell>
          <table:table-cell office:value-type="float" office:value="419">
            <text:p>419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[.B10]+[.C10]+[.D10]+[.E10]+[.F10]+[.G10]+[.H10]+[.I10]+[.J10]+[.K10]+[.L10]+[.M10]" office:value-type="float" office:value="73682">
            <text:p>73682</text:p>
          </table:table-cell>
          <table:table-cell table:formula="of:=[.B10]/[.$N10]" office:value-type="float" office:value="0.604340273065335">
            <text:p>0.6043402731</text:p>
          </table:table-cell>
          <table:table-cell table:formula="of:=[.C10]/[.$N10]" office:value-type="float" office:value="0.384720827339106">
            <text:p>0.3847208273</text:p>
          </table:table-cell>
          <table:table-cell table:formula="of:=[.D10]/[.$N10]" office:value-type="float" office:value="0.000963600336581526">
            <text:p>0.0009636003</text:p>
          </table:table-cell>
          <table:table-cell table:formula="of:=[.E10]/[.$N10]" office:value-type="float" office:value="0.00568659916940365">
            <text:p>0.0056865992</text:p>
          </table:table-cell>
          <table:table-cell table:formula="of:=[.F10]/[.$N10]" office:value-type="float" office:value="0.000420726907521511">
            <text:p>0.0004207269</text:p>
          </table:table-cell>
          <table:table-cell table:formula="of:=[.G10]/[.$N10]" office:value-type="float" office:value="0.00115360603675253">
            <text:p>0.001153606</text:p>
          </table:table-cell>
          <table:table-cell table:formula="of:=[.H10]/[.$N10]" office:value-type="float" office:value="0.000122146521538503">
            <text:p>0.0001221465</text:p>
          </table:table-cell>
          <table:table-cell table:formula="of:=[.I10]/[.$N10]" office:value-type="float" office:value="0.000108574685812003">
            <text:p>0.0001085747</text:p>
          </table:table-cell>
          <table:table-cell table:formula="of:=[.J10]/[.$N10]" office:value-type="float" office:value="0">
            <text:p>0</text:p>
          </table:table-cell>
          <table:table-cell table:formula="of:=[.K10]/[.$N10]" office:value-type="float" office:value="0.00206291903042806">
            <text:p>0.002062919</text:p>
          </table:table-cell>
          <table:table-cell table:formula="of:=[.L10]/[.$N10]" office:value-type="float" office:value="0.000149290192991504">
            <text:p>0.0001492902</text:p>
          </table:table-cell>
          <table:table-cell table:formula="of:=[.M10]/[.$N10]" office:value-type="float" office:value="0.000271436714530007">
            <text:p>0.0002714367</text:p>
          </table:table-cell>
          <table:table-cell table:number-columns-repeated="998"/>
        </table:table-row>
        <table:table-row table:style-name="ro2">
          <table:table-cell office:value-type="string">
            <text:p>Clay</text:p>
          </table:table-cell>
          <table:table-cell office:value-type="float" office:value="69826">
            <text:p>69826</text:p>
          </table:table-cell>
          <table:table-cell office:value-type="float" office:value="25604">
            <text:p>25604</text:p>
          </table:table-cell>
          <table:table-cell office:value-type="float" office:value="52">
            <text:p>52</text:p>
          </table:table-cell>
          <table:table-cell office:value-type="float" office:value="505">
            <text:p>505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 office:value-type="float" office:value="14">
            <text:p>14</text:p>
          </table:table-cell>
          <table:table-cell table:formula="of:=[.B11]+[.C11]+[.D11]+[.E11]+[.F11]+[.G11]+[.H11]+[.I11]+[.J11]+[.K11]+[.L11]+[.M11]" office:value-type="float" office:value="96233">
            <text:p>96233</text:p>
          </table:table-cell>
          <table:table-cell table:formula="of:=[.B11]/[.$N11]" office:value-type="float" office:value="0.725593091766857">
            <text:p>0.7255930918</text:p>
          </table:table-cell>
          <table:table-cell table:formula="of:=[.C11]/[.$N11]" office:value-type="float" office:value="0.266062577286378">
            <text:p>0.2660625773</text:p>
          </table:table-cell>
          <table:table-cell table:formula="of:=[.D11]/[.$N11]" office:value-type="float" office:value="0.00054035517961614">
            <text:p>0.0005403552</text:p>
          </table:table-cell>
          <table:table-cell table:formula="of:=[.E11]/[.$N11]" office:value-type="float" office:value="0.00524768010973367">
            <text:p>0.0052476801</text:p>
          </table:table-cell>
          <table:table-cell table:formula="of:=[.F11]/[.$N11]" office:value-type="float" office:value="0.000259786144046221">
            <text:p>0.0002597861</text:p>
          </table:table-cell>
          <table:table-cell table:formula="of:=[.G11]/[.$N11]" office:value-type="float" office:value="0.000800141323662361">
            <text:p>0.0008001413</text:p>
          </table:table-cell>
          <table:table-cell table:formula="of:=[.H11]/[.$N11]" office:value-type="float" office:value="0.000114305903380337">
            <text:p>0.0001143059</text:p>
          </table:table-cell>
          <table:table-cell table:formula="of:=[.I11]/[.$N11]" office:value-type="float" office:value="0.0000623486745710931">
            <text:p>6.23486745710931E-005</text:p>
          </table:table-cell>
          <table:table-cell table:formula="of:=[.J11]/[.$N11]" office:value-type="float" office:value="0.0000311743372855465">
            <text:p>3.11743372855465E-005</text:p>
          </table:table-cell>
          <table:table-cell table:formula="of:=[.K11]/[.$N11]" office:value-type="float" office:value="0.000997578793137489">
            <text:p>0.0009975788</text:p>
          </table:table-cell>
          <table:table-cell table:formula="of:=[.L11]/[.$N11]" office:value-type="float" office:value="0.000145480240665884">
            <text:p>0.0001454802</text:p>
          </table:table-cell>
          <table:table-cell table:formula="of:=[.M11]/[.$N11]" office:value-type="float" office:value="0.000145480240665884">
            <text:p>0.0001454802</text:p>
          </table:table-cell>
          <table:table-cell table:number-columns-repeated="998"/>
        </table:table-row>
        <table:table-row table:style-name="ro2">
          <table:table-cell office:value-type="string">
            <text:p>Collier</text:p>
          </table:table-cell>
          <table:table-cell office:value-type="float" office:value="96342">
            <text:p>96342</text:p>
          </table:table-cell>
          <table:table-cell office:value-type="float" office:value="51531">
            <text:p>51531</text:p>
          </table:table-cell>
          <table:table-cell office:value-type="float" office:value="34">
            <text:p>34</text:p>
          </table:table-cell>
          <table:table-cell office:value-type="float" office:value="603">
            <text:p>603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B12]+[.C12]+[.D12]+[.E12]+[.F12]+[.G12]+[.H12]+[.I12]+[.J12]+[.K12]+[.L12]+[.M12]" office:value-type="float" office:value="148765">
            <text:p>148765</text:p>
          </table:table-cell>
          <table:table-cell table:formula="of:=[.B12]/[.$N12]" office:value-type="float" office:value="0.647612005512049">
            <text:p>0.6476120055</text:p>
          </table:table-cell>
          <table:table-cell table:formula="of:=[.C12]/[.$N12]" office:value-type="float" office:value="0.346391960474574">
            <text:p>0.3463919605</text:p>
          </table:table-cell>
          <table:table-cell table:formula="of:=[.D12]/[.$N12]" office:value-type="float" office:value="0.000228548381675797">
            <text:p>0.0002285484</text:p>
          </table:table-cell>
          <table:table-cell table:formula="of:=[.E12]/[.$N12]" office:value-type="float" office:value="0.00405337276913252">
            <text:p>0.0040533728</text:p>
          </table:table-cell>
          <table:table-cell table:formula="of:=[.F12]/[.$N12]" office:value-type="float" office:value="0.000208382347998521">
            <text:p>0.0002083823</text:p>
          </table:table-cell>
          <table:table-cell table:formula="of:=[.G12]/[.$N12]" office:value-type="float" office:value="0.000746143246059221">
            <text:p>0.0007461432</text:p>
          </table:table-cell>
          <table:table-cell table:formula="of:=[.H12]/[.$N12]" office:value-type="float" office:value="0.0000672201122575875">
            <text:p>6.72201122575875E-005</text:p>
          </table:table-cell>
          <table:table-cell table:formula="of:=[.I12]/[.$N12]" office:value-type="float" office:value="0.0000336100561287937">
            <text:p>3.36100561287937E-005</text:p>
          </table:table-cell>
          <table:table-cell table:formula="of:=[.J12]/[.$N12]" office:value-type="float" office:value="0.0000470540785803112">
            <text:p>4.70540785803112E-005</text:p>
          </table:table-cell>
          <table:table-cell table:formula="of:=[.K12]/[.$N12]" office:value-type="float" office:value="0.000457096763351595">
            <text:p>0.0004570968</text:p>
          </table:table-cell>
          <table:table-cell table:formula="of:=[.L12]/[.$N12]" office:value-type="float" office:value="0.0000336100561287937">
            <text:p>3.36100561287937E-005</text:p>
          </table:table-cell>
          <table:table-cell table:formula="of:=[.M12]/[.$N12]" office:value-type="float" office:value="0.000120996202063657">
            <text:p>0.0001209962</text:p>
          </table:table-cell>
          <table:table-cell table:number-columns-repeated="998"/>
        </table:table-row>
        <table:table-row table:style-name="ro2">
          <table:table-cell office:value-type="string">
            <text:p>Columbia</text:p>
          </table:table-cell>
          <table:table-cell office:value-type="float" office:value="18417">
            <text:p>18417</text:p>
          </table:table-cell>
          <table:table-cell office:value-type="float" office:value="8443">
            <text:p>8443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13]+[.C13]+[.D13]+[.E13]+[.F13]+[.G13]+[.H13]+[.I13]+[.J13]+[.K13]+[.L13]+[.M13]" office:value-type="float" office:value="27131">
            <text:p>27131</text:p>
          </table:table-cell>
          <table:table-cell table:formula="of:=[.B13]/[.$N13]" office:value-type="float" office:value="0.678817588736132">
            <text:p>0.6788175887</text:p>
          </table:table-cell>
          <table:table-cell table:formula="of:=[.C13]/[.$N13]" office:value-type="float" office:value="0.311193837307877">
            <text:p>0.3111938373</text:p>
          </table:table-cell>
          <table:table-cell table:formula="of:=[.D13]/[.$N13]" office:value-type="float" office:value="0.000810880542552799">
            <text:p>0.0008108805</text:p>
          </table:table-cell>
          <table:table-cell table:formula="of:=[.E13]/[.$N13]" office:value-type="float" office:value="0.0052707235265932">
            <text:p>0.0052707235</text:p>
          </table:table-cell>
          <table:table-cell table:formula="of:=[.F13]/[.$N13]" office:value-type="float" office:value="0.0004054402712764">
            <text:p>0.0004054403</text:p>
          </table:table-cell>
          <table:table-cell table:formula="of:=[.G13]/[.$N13]" office:value-type="float" office:value="0.00129003722678854">
            <text:p>0.0012900372</text:p>
          </table:table-cell>
          <table:table-cell table:formula="of:=[.H13]/[.$N13]" office:value-type="float" office:value="0.000110574619439018">
            <text:p>0.0001105746</text:p>
          </table:table-cell>
          <table:table-cell table:formula="of:=[.I13]/[.$N13]" office:value-type="float" office:value="0.0000368582064796727">
            <text:p>3.68582064796727E-005</text:p>
          </table:table-cell>
          <table:table-cell table:formula="of:=[.J13]/[.$N13]" office:value-type="float" office:value="0.0000737164129593454">
            <text:p>7.37164129593454E-005</text:p>
          </table:table-cell>
          <table:table-cell table:formula="of:=[.K13]/[.$N13]" office:value-type="float" office:value="0.00158490287862593">
            <text:p>0.0015849029</text:p>
          </table:table-cell>
          <table:table-cell table:formula="of:=[.L13]/[.$N13]" office:value-type="float" office:value="0.000221149238878036">
            <text:p>0.0002211492</text:p>
          </table:table-cell>
          <table:table-cell table:formula="of:=[.M13]/[.$N13]" office:value-type="float" office:value="0.000184291032398364">
            <text:p>0.000184291</text:p>
          </table:table-cell>
          <table:table-cell table:number-columns-repeated="998"/>
        </table:table-row>
        <table:table-row table:style-name="ro1">
          <table:table-cell office:value-type="string">
            <text:p>Miami-Dade</text:p>
          </table:table-cell>
          <table:table-cell office:value-type="float" office:value="321740">
            <text:p>321740</text:p>
          </table:table-cell>
          <table:table-cell office:value-type="float" office:value="527237">
            <text:p>527237</text:p>
          </table:table-cell>
          <table:table-cell office:value-type="float" office:value="266">
            <text:p>266</text:p>
          </table:table-cell>
          <table:table-cell office:value-type="float" office:value="2166">
            <text:p>2166</text:p>
          </table:table-cell>
          <table:table-cell office:value-type="float" office:value="78">
            <text:p>78</text:p>
          </table:table-cell>
          <table:table-cell office:value-type="float" office:value="585">
            <text:p>585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235">
            <text:p>235</text:p>
          </table:table-cell>
          <table:table-cell office:value-type="float" office:value="56">
            <text:p>56</text:p>
          </table:table-cell>
          <table:table-cell office:value-type="float" office:value="130">
            <text:p>130</text:p>
          </table:table-cell>
          <table:table-cell table:formula="of:=[.B14]+[.C14]+[.D14]+[.E14]+[.F14]+[.G14]+[.H14]+[.I14]+[.J14]+[.K14]+[.L14]+[.M14]" office:value-type="float" office:value="852688">
            <text:p>852688</text:p>
          </table:table-cell>
          <table:table-cell table:formula="of:=[.B14]/[.$N14]" office:value-type="float" office:value="0.377324414088154">
            <text:p>0.3773244141</text:p>
          </table:table-cell>
          <table:table-cell table:formula="of:=[.C14]/[.$N14]" office:value-type="float" office:value="0.618323466496538">
            <text:p>0.6183234665</text:p>
          </table:table-cell>
          <table:table-cell table:formula="of:=[.D14]/[.$N14]" office:value-type="float" office:value="0.000311954665715948">
            <text:p>0.0003119547</text:p>
          </table:table-cell>
          <table:table-cell table:formula="of:=[.E14]/[.$N14]" office:value-type="float" office:value="0.00254020227797272">
            <text:p>0.0025402023</text:p>
          </table:table-cell>
          <table:table-cell table:formula="of:=[.F14]/[.$N14]" office:value-type="float" office:value="0.0000914754282926463">
            <text:p>9.14754282926463E-005</text:p>
          </table:table-cell>
          <table:table-cell table:formula="of:=[.G14]/[.$N14]" office:value-type="float" office:value="0.000686065712194847">
            <text:p>0.0006860657</text:p>
          </table:table-cell>
          <table:table-cell table:formula="of:=[.H14]/[.$N14]" office:value-type="float" office:value="0.000077402285478393">
            <text:p>7.7402285478393E-005</text:p>
          </table:table-cell>
          <table:table-cell table:formula="of:=[.I14]/[.$N14]" office:value-type="float" office:value="0.000102030285403336">
            <text:p>0.0001020303</text:p>
          </table:table-cell>
          <table:table-cell table:formula="of:=[.J14]/[.$N14]" office:value-type="float" office:value="0.0000492559998498865">
            <text:p>0.000049256</text:p>
          </table:table-cell>
          <table:table-cell table:formula="of:=[.K14]/[.$N14]" office:value-type="float" office:value="0.000275599046779127">
            <text:p>0.000275599</text:p>
          </table:table-cell>
          <table:table-cell table:formula="of:=[.L14]/[.$N14]" office:value-type="float" office:value="0.0000656746664665153">
            <text:p>6.56746664665153E-005</text:p>
          </table:table-cell>
          <table:table-cell table:formula="of:=[.M14]/[.$N14]" office:value-type="float" office:value="0.000152459047154411">
            <text:p>0.000152459</text:p>
          </table:table-cell>
          <table:table-cell table:number-columns-repeated="998"/>
        </table:table-row>
        <table:table-row table:style-name="ro1">
          <table:table-cell office:value-type="string">
            <text:p>DeSoto</text:p>
          </table:table-cell>
          <table:table-cell office:value-type="float" office:value="5577">
            <text:p>5577</text:p>
          </table:table-cell>
          <table:table-cell office:value-type="float" office:value="4158">
            <text:p>4158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table:formula="of:=[.B15]+[.C15]+[.D15]+[.E15]+[.F15]+[.G15]+[.H15]+[.I15]+[.J15]+[.K15]+[.L15]+[.M15]" office:value-type="float" office:value="9837">
            <text:p>9837</text:p>
          </table:table-cell>
          <table:table-cell table:formula="of:=[.B15]/[.$N15]" office:value-type="float" office:value="0.566941140591644">
            <text:p>0.5669411406</text:p>
          </table:table-cell>
          <table:table-cell table:formula="of:=[.C15]/[.$N15]" office:value-type="float" office:value="0.422689844464776">
            <text:p>0.4226898445</text:p>
          </table:table-cell>
          <table:table-cell table:formula="of:=[.D15]/[.$N15]" office:value-type="float" office:value="0.000914913083257091">
            <text:p>0.0009149131</text:p>
          </table:table-cell>
          <table:table-cell table:formula="of:=[.E15]/[.$N15]" office:value-type="float" office:value="0.00487953644403782">
            <text:p>0.0048795364</text:p>
          </table:table-cell>
          <table:table-cell table:formula="of:=[.F15]/[.$N15]" office:value-type="float" office:value="0.000406628037003151">
            <text:p>0.000406628</text:p>
          </table:table-cell>
          <table:table-cell table:formula="of:=[.G15]/[.$N15]" office:value-type="float" office:value="0.00132154112026024">
            <text:p>0.0013215411</text:p>
          </table:table-cell>
          <table:table-cell table:formula="of:=[.H15]/[.$N15]" office:value-type="float" office:value="0.000203314018501576">
            <text:p>0.000203314</text:p>
          </table:table-cell>
          <table:table-cell table:formula="of:=[.I15]/[.$N15]" office:value-type="float" office:value="0">
            <text:p>0</text:p>
          </table:table-cell>
          <table:table-cell table:formula="of:=[.J15]/[.$N15]" office:value-type="float" office:value="0.000101657009250788">
            <text:p>0.000101657</text:p>
          </table:table-cell>
          <table:table-cell table:formula="of:=[.K15]/[.$N15]" office:value-type="float" office:value="0.00193148317576497">
            <text:p>0.0019314832</text:p>
          </table:table-cell>
          <table:table-cell table:formula="of:=[.L15]/[.$N15]" office:value-type="float" office:value="0.000304971027752363">
            <text:p>0.000304971</text:p>
          </table:table-cell>
          <table:table-cell table:formula="of:=[.M15]/[.$N15]" office:value-type="float" office:value="0.000304971027752363">
            <text:p>0.000304971</text:p>
          </table:table-cell>
          <table:table-cell table:number-columns-repeated="998"/>
        </table:table-row>
        <table:table-row table:style-name="ro2">
          <table:table-cell office:value-type="string">
            <text:p>Dixie</text:p>
          </table:table-cell>
          <table:table-cell office:value-type="float" office:value="5046">
            <text:p>5046</text:p>
          </table:table-cell>
          <table:table-cell office:value-type="float" office:value="1793">
            <text:p>179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16]+[.C16]+[.D16]+[.E16]+[.F16]+[.G16]+[.H16]+[.I16]+[.J16]+[.K16]+[.L16]+[.M16]" office:value-type="float" office:value="6930">
            <text:p>6930</text:p>
          </table:table-cell>
          <table:table-cell table:formula="of:=[.B16]/[.$N16]" office:value-type="float" office:value="0.728138528138528">
            <text:p>0.7281385281</text:p>
          </table:table-cell>
          <table:table-cell table:formula="of:=[.C16]/[.$N16]" office:value-type="float" office:value="0.258730158730159">
            <text:p>0.2587301587</text:p>
          </table:table-cell>
          <table:table-cell table:formula="of:=[.D16]/[.$N16]" office:value-type="float" office:value="0.00158730158730159">
            <text:p>0.0015873016</text:p>
          </table:table-cell>
          <table:table-cell table:formula="of:=[.E16]/[.$N16]" office:value-type="float" office:value="0.0038961038961039">
            <text:p>0.0038961039</text:p>
          </table:table-cell>
          <table:table-cell table:formula="of:=[.F16]/[.$N16]" office:value-type="float" office:value="0.000288600288600289">
            <text:p>0.0002886003</text:p>
          </table:table-cell>
          <table:table-cell table:formula="of:=[.G16]/[.$N16]" office:value-type="float" office:value="0.00158730158730159">
            <text:p>0.0015873016</text:p>
          </table:table-cell>
          <table:table-cell table:formula="of:=[.H16]/[.$N16]" office:value-type="float" office:value="0">
            <text:p>0</text:p>
          </table:table-cell>
          <table:table-cell table:formula="of:=[.I16]/[.$N16]" office:value-type="float" office:value="0">
            <text:p>0</text:p>
          </table:table-cell>
          <table:table-cell table:formula="of:=[.J16]/[.$N16]" office:value-type="float" office:value="0">
            <text:p>0</text:p>
          </table:table-cell>
          <table:table-cell table:formula="of:=[.K16]/[.$N16]" office:value-type="float" office:value="0.00461760461760462">
            <text:p>0.0046176046</text:p>
          </table:table-cell>
          <table:table-cell table:formula="of:=[.L16]/[.$N16]" office:value-type="float" office:value="0.000288600288600289">
            <text:p>0.0002886003</text:p>
          </table:table-cell>
          <table:table-cell table:formula="of:=[.M16]/[.$N16]" office:value-type="float" office:value="0.000865800865800866">
            <text:p>0.0008658009</text:p>
          </table:table-cell>
          <table:table-cell table:number-columns-repeated="998"/>
        </table:table-row>
        <table:table-row table:style-name="ro2">
          <table:table-cell office:value-type="string">
            <text:p>Duval</text:p>
          </table:table-cell>
          <table:table-cell office:value-type="float" office:value="207128">
            <text:p>207128</text:p>
          </table:table-cell>
          <table:table-cell office:value-type="float" office:value="192239">
            <text:p>192239</text:p>
          </table:table-cell>
          <table:table-cell office:value-type="float" office:value="158">
            <text:p>158</text:p>
          </table:table-cell>
          <table:table-cell office:value-type="float" office:value="2247">
            <text:p>2247</text:p>
          </table:table-cell>
          <table:table-cell office:value-type="float" office:value="129">
            <text:p>129</text:p>
          </table:table-cell>
          <table:table-cell office:value-type="float" office:value="386">
            <text:p>386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64">
            <text:p>264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table:formula="of:=[.B17]+[.C17]+[.D17]+[.E17]+[.F17]+[.G17]+[.H17]+[.I17]+[.J17]+[.K17]+[.L17]+[.M17]" office:value-type="float" office:value="402742">
            <text:p>402742</text:p>
          </table:table-cell>
          <table:table-cell table:formula="of:=[.B17]/[.$N17]" office:value-type="float" office:value="0.51429451112623">
            <text:p>0.5142945111</text:p>
          </table:table-cell>
          <table:table-cell table:formula="of:=[.C17]/[.$N17]" office:value-type="float" office:value="0.477325434148909">
            <text:p>0.4773254341</text:p>
          </table:table-cell>
          <table:table-cell table:formula="of:=[.D17]/[.$N17]" office:value-type="float" office:value="0.000392310710082385">
            <text:p>0.0003923107</text:p>
          </table:table-cell>
          <table:table-cell table:formula="of:=[.E17]/[.$N17]" office:value-type="float" office:value="0.00557925421237418">
            <text:p>0.0055792542</text:p>
          </table:table-cell>
          <table:table-cell table:formula="of:=[.F17]/[.$N17]" office:value-type="float" office:value="0.000320304313928023">
            <text:p>0.0003203043</text:p>
          </table:table-cell>
          <table:table-cell table:formula="of:=[.G17]/[.$N17]" office:value-type="float" office:value="0.000958429962606334">
            <text:p>0.00095843</text:p>
          </table:table-cell>
          <table:table-cell table:formula="of:=[.H17]/[.$N17]" office:value-type="float" office:value="0.000101802146287201">
            <text:p>0.0001018021</text:p>
          </table:table-cell>
          <table:table-cell table:formula="of:=[.I17]/[.$N17]" office:value-type="float" office:value="0.0000546255419102055">
            <text:p>5.46255419102055E-005</text:p>
          </table:table-cell>
          <table:table-cell table:formula="of:=[.J17]/[.$N17]" office:value-type="float" office:value="0.0000347617084883126">
            <text:p>3.47617084883126E-005</text:p>
          </table:table-cell>
          <table:table-cell table:formula="of:=[.K17]/[.$N17]" office:value-type="float" office:value="0.000655506502922466">
            <text:p>0.0006555065</text:p>
          </table:table-cell>
          <table:table-cell table:formula="of:=[.L17]/[.$N17]" office:value-type="float" office:value="0.000116700021353621">
            <text:p>0.0001167</text:p>
          </table:table-cell>
          <table:table-cell table:formula="of:=[.M17]/[.$N17]" office:value-type="float" office:value="0.000166359604908353">
            <text:p>0.0001663596</text:p>
          </table:table-cell>
          <table:table-cell table:number-columns-repeated="998"/>
        </table:table-row>
        <table:table-row table:style-name="ro3">
          <table:table-cell office:value-type="string">
            <text:p>Escambia</text:p>
          </table:table-cell>
          <table:table-cell office:value-type="float" office:value="88493">
            <text:p>88493</text:p>
          </table:table-cell>
          <table:table-cell office:value-type="float" office:value="57999">
            <text:p>57999</text:p>
          </table:table-cell>
          <table:table-cell office:value-type="float" office:value="69">
            <text:p>69</text:p>
          </table:table-cell>
          <table:table-cell office:value-type="float" office:value="1001">
            <text:p>1001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B18]+[.C18]+[.D18]+[.E18]+[.F18]+[.G18]+[.H18]+[.I18]+[.J18]+[.K18]+[.L18]+[.M18]" office:value-type="float" office:value="148090">
            <text:p>148090</text:p>
          </table:table-cell>
          <table:table-cell table:formula="of:=[.B18]/[.$N18]" office:value-type="float" office:value="0.597562293200081">
            <text:p>0.5975622932</text:p>
          </table:table-cell>
          <table:table-cell table:formula="of:=[.C18]/[.$N18]" office:value-type="float" office:value="0.391646971436289">
            <text:p>0.3916469714</text:p>
          </table:table-cell>
          <table:table-cell table:formula="of:=[.D18]/[.$N18]" office:value-type="float" office:value="0.000465932878654872">
            <text:p>0.0004659329</text:p>
          </table:table-cell>
          <table:table-cell table:formula="of:=[.E18]/[.$N18]" office:value-type="float" office:value="0.00675940306570329">
            <text:p>0.0067594031</text:p>
          </table:table-cell>
          <table:table-cell table:formula="of:=[.F18]/[.$N18]" office:value-type="float" office:value="0.000769802147342832">
            <text:p>0.0007698021</text:p>
          </table:table-cell>
          <table:table-cell table:formula="of:=[.G18]/[.$N18]" office:value-type="float" office:value="0.00097913431021676">
            <text:p>0.0009791343</text:p>
          </table:table-cell>
          <table:table-cell table:formula="of:=[.H18]/[.$N18]" office:value-type="float" office:value="0.000121547707475184">
            <text:p>0.0001215477</text:p>
          </table:table-cell>
          <table:table-cell table:formula="of:=[.I18]/[.$N18]" office:value-type="float" office:value="0.00010128975622932">
            <text:p>0.0001012898</text:p>
          </table:table-cell>
          <table:table-cell table:formula="of:=[.J18]/[.$N18]" office:value-type="float" office:value="0.000027010601661152">
            <text:p>2.7010601661152E-005</text:p>
          </table:table-cell>
          <table:table-cell table:formula="of:=[.K18]/[.$N18]" office:value-type="float" office:value="0.0011817138226754">
            <text:p>0.0011817138</text:p>
          </table:table-cell>
          <table:table-cell table:formula="of:=[.L18]/[.$N18]" office:value-type="float" office:value="0.00020257951245864">
            <text:p>0.0002025795</text:p>
          </table:table-cell>
          <table:table-cell table:formula="of:=[.M18]/[.$N18]" office:value-type="float" office:value="0.000182321561212776">
            <text:p>0.0001823216</text:p>
          </table:table-cell>
          <table:table-cell table:number-columns-repeated="998"/>
        </table:table-row>
        <table:table-row table:style-name="ro2">
          <table:table-cell office:value-type="string">
            <text:p>Flagler</text:p>
          </table:table-cell>
          <table:table-cell office:value-type="float" office:value="26913">
            <text:p>26913</text:p>
          </table:table-cell>
          <table:table-cell office:value-type="float" office:value="23111">
            <text:p>23111</text:p>
          </table:table-cell>
          <table:table-cell office:value-type="float" office:value="24">
            <text:p>24</text:p>
          </table:table-cell>
          <table:table-cell office:value-type="float" office:value="248">
            <text:p>24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B19]+[.C19]+[.D19]+[.E19]+[.F19]+[.G19]+[.H19]+[.I19]+[.J19]+[.K19]+[.L19]+[.M19]" office:value-type="float" office:value="50439">
            <text:p>50439</text:p>
          </table:table-cell>
          <table:table-cell table:formula="of:=[.B19]/[.$N19]" office:value-type="float" office:value="0.533575209659192">
            <text:p>0.5335752097</text:p>
          </table:table-cell>
          <table:table-cell table:formula="of:=[.C19]/[.$N19]" office:value-type="float" office:value="0.458197030075933">
            <text:p>0.4581970301</text:p>
          </table:table-cell>
          <table:table-cell table:formula="of:=[.D19]/[.$N19]" office:value-type="float" office:value="0.000475822280378279">
            <text:p>0.0004758223</text:p>
          </table:table-cell>
          <table:table-cell table:formula="of:=[.E19]/[.$N19]" office:value-type="float" office:value="0.00491683023057555">
            <text:p>0.0049168302</text:p>
          </table:table-cell>
          <table:table-cell table:formula="of:=[.F19]/[.$N19]" office:value-type="float" office:value="0.000356866710283709">
            <text:p>0.0003568667</text:p>
          </table:table-cell>
          <table:table-cell table:formula="of:=[.G19]/[.$N19]" office:value-type="float" office:value="0.000892166775709273">
            <text:p>0.0008921668</text:p>
          </table:table-cell>
          <table:table-cell table:formula="of:=[.H19]/[.$N19]" office:value-type="float" office:value="0.0000396518566981899">
            <text:p>3.96518566981899E-005</text:p>
          </table:table-cell>
          <table:table-cell table:formula="of:=[.I19]/[.$N19]" office:value-type="float" office:value="0.0000594777850472848">
            <text:p>5.94777850472848E-005</text:p>
          </table:table-cell>
          <table:table-cell table:formula="of:=[.J19]/[.$N19]" office:value-type="float" office:value="0.0000396518566981899">
            <text:p>3.96518566981899E-005</text:p>
          </table:table-cell>
          <table:table-cell table:formula="of:=[.K19]/[.$N19]" office:value-type="float" office:value="0.00120938162929479">
            <text:p>0.0012093816</text:p>
          </table:table-cell>
          <table:table-cell table:formula="of:=[.L19]/[.$N19]" office:value-type="float" office:value="0.0000991296417454747">
            <text:p>9.91296417454747E-005</text:p>
          </table:table-cell>
          <table:table-cell table:formula="of:=[.M19]/[.$N19]" office:value-type="float" office:value="0.000138781498443665">
            <text:p>0.0001387815</text:p>
          </table:table-cell>
          <table:table-cell table:number-columns-repeated="998"/>
        </table:table-row>
        <table:table-row table:style-name="ro2">
          <table:table-cell office:value-type="string">
            <text:p>Franklin</text:p>
          </table:table-cell>
          <table:table-cell office:value-type="float" office:value="3568">
            <text:p>3568</text:p>
          </table:table-cell>
          <table:table-cell office:value-type="float" office:value="1845">
            <text:p>184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20]+[.C20]+[.D20]+[.E20]+[.F20]+[.G20]+[.H20]+[.I20]+[.J20]+[.K20]+[.L20]+[.M20]" office:value-type="float" office:value="5472">
            <text:p>5472</text:p>
          </table:table-cell>
          <table:table-cell table:formula="of:=[.B20]/[.$N20]" office:value-type="float" office:value="0.652046783625731">
            <text:p>0.6520467836</text:p>
          </table:table-cell>
          <table:table-cell table:formula="of:=[.C20]/[.$N20]" office:value-type="float" office:value="0.337171052631579">
            <text:p>0.3371710526</text:p>
          </table:table-cell>
          <table:table-cell table:formula="of:=[.D20]/[.$N20]" office:value-type="float" office:value="0.00127923976608187">
            <text:p>0.0012792398</text:p>
          </table:table-cell>
          <table:table-cell table:formula="of:=[.E20]/[.$N20]" office:value-type="float" office:value="0.00347222222222222">
            <text:p>0.0034722222</text:p>
          </table:table-cell>
          <table:table-cell table:formula="of:=[.F20]/[.$N20]" office:value-type="float" office:value="0.000730994152046784">
            <text:p>0.0007309942</text:p>
          </table:table-cell>
          <table:table-cell table:formula="of:=[.G20]/[.$N20]" office:value-type="float" office:value="0.00146198830409357">
            <text:p>0.0014619883</text:p>
          </table:table-cell>
          <table:table-cell table:formula="of:=[.H20]/[.$N20]" office:value-type="float" office:value="0">
            <text:p>0</text:p>
          </table:table-cell>
          <table:table-cell table:formula="of:=[.I20]/[.$N20]" office:value-type="float" office:value="0">
            <text:p>0</text:p>
          </table:table-cell>
          <table:table-cell table:formula="of:=[.J20]/[.$N20]" office:value-type="float" office:value="0">
            <text:p>0</text:p>
          </table:table-cell>
          <table:table-cell table:formula="of:=[.K20]/[.$N20]" office:value-type="float" office:value="0.00274122807017544">
            <text:p>0.0027412281</text:p>
          </table:table-cell>
          <table:table-cell table:formula="of:=[.L20]/[.$N20]" office:value-type="float" office:value="0.000182748538011696">
            <text:p>0.0001827485</text:p>
          </table:table-cell>
          <table:table-cell table:formula="of:=[.M20]/[.$N20]" office:value-type="float" office:value="0.000913742690058479">
            <text:p>0.0009137427</text:p>
          </table:table-cell>
          <table:table-cell table:number-columns-repeated="998"/>
        </table:table-row>
        <table:table-row table:style-name="ro2">
          <table:table-cell office:value-type="string">
            <text:p>Gadsden</text:p>
          </table:table-cell>
          <table:table-cell office:value-type="float" office:value="6614">
            <text:p>6614</text:p>
          </table:table-cell>
          <table:table-cell office:value-type="float" office:value="15706">
            <text:p>15706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1]+[.C21]+[.D21]+[.E21]+[.F21]+[.G21]+[.H21]+[.I21]+[.J21]+[.K21]+[.L21]+[.M21]" office:value-type="float" office:value="22419">
            <text:p>22419</text:p>
          </table:table-cell>
          <table:table-cell table:formula="of:=[.B21]/[.$N21]" office:value-type="float" office:value="0.295017618983898">
            <text:p>0.295017619</text:p>
          </table:table-cell>
          <table:table-cell table:formula="of:=[.C21]/[.$N21]" office:value-type="float" office:value="0.700566483786074">
            <text:p>0.7005664838</text:p>
          </table:table-cell>
          <table:table-cell table:formula="of:=[.D21]/[.$N21]" office:value-type="float" office:value="0.000446050225255364">
            <text:p>0.0004460502</text:p>
          </table:table-cell>
          <table:table-cell table:formula="of:=[.E21]/[.$N21]" office:value-type="float" office:value="0.00240867121637896">
            <text:p>0.0024086712</text:p>
          </table:table-cell>
          <table:table-cell table:formula="of:=[.F21]/[.$N21]" office:value-type="float" office:value="0.0000892100450510728">
            <text:p>0.00008921</text:p>
          </table:table-cell>
          <table:table-cell table:formula="of:=[.G21]/[.$N21]" office:value-type="float" office:value="0.000356840180204291">
            <text:p>0.0003568402</text:p>
          </table:table-cell>
          <table:table-cell table:formula="of:=[.H21]/[.$N21]" office:value-type="float" office:value="0.000133815067576609">
            <text:p>0.0001338151</text:p>
          </table:table-cell>
          <table:table-cell table:formula="of:=[.I21]/[.$N21]" office:value-type="float" office:value="0.0000892100450510728">
            <text:p>0.00008921</text:p>
          </table:table-cell>
          <table:table-cell table:formula="of:=[.J21]/[.$N21]" office:value-type="float" office:value="0.0000446050225255364">
            <text:p>0.000044605</text:p>
          </table:table-cell>
          <table:table-cell table:formula="of:=[.K21]/[.$N21]" office:value-type="float" office:value="0.000624470315357509">
            <text:p>0.0006244703</text:p>
          </table:table-cell>
          <table:table-cell table:formula="of:=[.L21]/[.$N21]" office:value-type="float" office:value="0.0000446050225255364">
            <text:p>0.000044605</text:p>
          </table:table-cell>
          <table:table-cell table:formula="of:=[.M21]/[.$N21]" office:value-type="float" office:value="0.000178420090102146">
            <text:p>0.0001784201</text:p>
          </table:table-cell>
          <table:table-cell table:number-columns-repeated="998"/>
        </table:table-row>
        <table:table-row table:style-name="ro2">
          <table:table-cell office:value-type="string">
            <text:p>Gilchrist</text:p>
          </table:table-cell>
          <table:table-cell office:value-type="float" office:value="5917">
            <text:p>5917</text:p>
          </table:table-cell>
          <table:table-cell office:value-type="float" office:value="1885">
            <text:p>1885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22]+[.C22]+[.D22]+[.E22]+[.F22]+[.G22]+[.H22]+[.I22]+[.J22]+[.K22]+[.L22]+[.M22]" office:value-type="float" office:value="7908">
            <text:p>7908</text:p>
          </table:table-cell>
          <table:table-cell table:formula="of:=[.B22]/[.$N22]" office:value-type="float" office:value="0.748229640870005">
            <text:p>0.7482296409</text:p>
          </table:table-cell>
          <table:table-cell table:formula="of:=[.C22]/[.$N22]" office:value-type="float" office:value="0.238366211431462">
            <text:p>0.2383662114</text:p>
          </table:table-cell>
          <table:table-cell table:formula="of:=[.D22]/[.$N22]" office:value-type="float" office:value="0.00164390490642387">
            <text:p>0.0016439049</text:p>
          </table:table-cell>
          <table:table-cell table:formula="of:=[.E22]/[.$N22]" office:value-type="float" office:value="0.0073343449671219">
            <text:p>0.007334345</text:p>
          </table:table-cell>
          <table:table-cell table:formula="of:=[.F22]/[.$N22]" office:value-type="float" office:value="0.000126454223571067">
            <text:p>0.0001264542</text:p>
          </table:table-cell>
          <table:table-cell table:formula="of:=[.G22]/[.$N22]" office:value-type="float" office:value="0.000632271117855336">
            <text:p>0.0006322711</text:p>
          </table:table-cell>
          <table:table-cell table:formula="of:=[.H22]/[.$N22]" office:value-type="float" office:value="0">
            <text:p>0</text:p>
          </table:table-cell>
          <table:table-cell table:formula="of:=[.I22]/[.$N22]" office:value-type="float" office:value="0.000252908447142135">
            <text:p>0.0002529084</text:p>
          </table:table-cell>
          <table:table-cell table:formula="of:=[.J22]/[.$N22]" office:value-type="float" office:value="0">
            <text:p>0</text:p>
          </table:table-cell>
          <table:table-cell table:formula="of:=[.K22]/[.$N22]" office:value-type="float" office:value="0.00252908447142135">
            <text:p>0.0025290845</text:p>
          </table:table-cell>
          <table:table-cell table:formula="of:=[.L22]/[.$N22]" office:value-type="float" office:value="0.000632271117855336">
            <text:p>0.0006322711</text:p>
          </table:table-cell>
          <table:table-cell table:formula="of:=[.M22]/[.$N22]" office:value-type="float" office:value="0.000252908447142135">
            <text:p>0.0002529084</text:p>
          </table:table-cell>
          <table:table-cell table:number-columns-repeated="998"/>
        </table:table-row>
        <table:table-row table:style-name="ro2">
          <table:table-cell office:value-type="string">
            <text:p>Glades</text:p>
          </table:table-cell>
          <table:table-cell office:value-type="float" office:value="2333">
            <text:p>2333</text:p>
          </table:table-cell>
          <table:table-cell office:value-type="float" office:value="1592">
            <text:p>159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3]+[.C23]+[.D23]+[.E23]+[.F23]+[.G23]+[.H23]+[.I23]+[.J23]+[.K23]+[.L23]+[.M23]" office:value-type="float" office:value="3967">
            <text:p>3967</text:p>
          </table:table-cell>
          <table:table-cell table:formula="of:=[.B23]/[.$N23]" office:value-type="float" office:value="0.588101840181497">
            <text:p>0.5881018402</text:p>
          </table:table-cell>
          <table:table-cell table:formula="of:=[.C23]/[.$N23]" office:value-type="float" office:value="0.401310814217293">
            <text:p>0.4013108142</text:p>
          </table:table-cell>
          <table:table-cell table:formula="of:=[.D23]/[.$N23]" office:value-type="float" office:value="0.00100831862868667">
            <text:p>0.0010083186</text:p>
          </table:table-cell>
          <table:table-cell table:formula="of:=[.E23]/[.$N23]" office:value-type="float" office:value="0.00277287622888833">
            <text:p>0.0027728762</text:p>
          </table:table-cell>
          <table:table-cell table:formula="of:=[.F23]/[.$N23]" office:value-type="float" office:value="0">
            <text:p>0</text:p>
          </table:table-cell>
          <table:table-cell table:formula="of:=[.G23]/[.$N23]" office:value-type="float" office:value="0.00176455760020166">
            <text:p>0.0017645576</text:p>
          </table:table-cell>
          <table:table-cell table:formula="of:=[.H23]/[.$N23]" office:value-type="float" office:value="0">
            <text:p>0</text:p>
          </table:table-cell>
          <table:table-cell table:formula="of:=[.I23]/[.$N23]" office:value-type="float" office:value="0">
            <text:p>0</text:p>
          </table:table-cell>
          <table:table-cell table:formula="of:=[.J23]/[.$N23]" office:value-type="float" office:value="0">
            <text:p>0</text:p>
          </table:table-cell>
          <table:table-cell table:formula="of:=[.K23]/[.$N23]" office:value-type="float" office:value="0.00352911520040333">
            <text:p>0.0035291152</text:p>
          </table:table-cell>
          <table:table-cell table:formula="of:=[.L23]/[.$N23]" office:value-type="float" office:value="0.00151247794303">
            <text:p>0.0015124779</text:p>
          </table:table-cell>
          <table:table-cell table:formula="of:=[.M23]/[.$N23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string">
            <text:p>Gulf</text:p>
          </table:table-cell>
          <table:table-cell office:value-type="float" office:value="4986">
            <text:p>4986</text:p>
          </table:table-cell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24]+[.C24]+[.D24]+[.E24]+[.F24]+[.G24]+[.H24]+[.I24]+[.J24]+[.K24]+[.L24]+[.M24]" office:value-type="float" office:value="7085">
            <text:p>7085</text:p>
          </table:table-cell>
          <table:table-cell table:formula="of:=[.B24]/[.$N24]" office:value-type="float" office:value="0.703740296400847">
            <text:p>0.7037402964</text:p>
          </table:table-cell>
          <table:table-cell table:formula="of:=[.C24]/[.$N24]" office:value-type="float" office:value="0.28242766407904">
            <text:p>0.2824276641</text:p>
          </table:table-cell>
          <table:table-cell table:formula="of:=[.D24]/[.$N24]" office:value-type="float" office:value="0.000846859562455893">
            <text:p>0.0008468596</text:p>
          </table:table-cell>
          <table:table-cell table:formula="of:=[.E24]/[.$N24]" office:value-type="float" office:value="0.00564573041637262">
            <text:p>0.0056457304</text:p>
          </table:table-cell>
          <table:table-cell table:formula="of:=[.F24]/[.$N24]" office:value-type="float" office:value="0.000564573041637262">
            <text:p>0.000564573</text:p>
          </table:table-cell>
          <table:table-cell table:formula="of:=[.G24]/[.$N24]" office:value-type="float" office:value="0.00211714890613973">
            <text:p>0.0021171489</text:p>
          </table:table-cell>
          <table:table-cell table:formula="of:=[.H24]/[.$N24]" office:value-type="float" office:value="0.000141143260409315">
            <text:p>0.0001411433</text:p>
          </table:table-cell>
          <table:table-cell table:formula="of:=[.I24]/[.$N24]" office:value-type="float" office:value="0.000141143260409315">
            <text:p>0.0001411433</text:p>
          </table:table-cell>
          <table:table-cell table:formula="of:=[.J24]/[.$N24]" office:value-type="float" office:value="0.000141143260409315">
            <text:p>0.0001411433</text:p>
          </table:table-cell>
          <table:table-cell table:formula="of:=[.K24]/[.$N24]" office:value-type="float" office:value="0.00381086803105152">
            <text:p>0.003810868</text:p>
          </table:table-cell>
          <table:table-cell table:formula="of:=[.L24]/[.$N24]" office:value-type="float" office:value="0.000141143260409315">
            <text:p>0.0001411433</text:p>
          </table:table-cell>
          <table:table-cell table:formula="of:=[.M24]/[.$N24]" office:value-type="float" office:value="0.000282286520818631">
            <text:p>0.0002822865</text:p>
          </table:table-cell>
          <table:table-cell table:number-columns-repeated="998"/>
        </table:table-row>
        <table:table-row table:style-name="ro2">
          <table:table-cell office:value-type="string">
            <text:p>Hamilton</text:p>
          </table:table-cell>
          <table:table-cell office:value-type="float" office:value="3130">
            <text:p>3130</text:p>
          </table:table-cell>
          <table:table-cell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5]+[.C25]+[.D25]+[.E25]+[.F25]+[.G25]+[.H25]+[.I25]+[.J25]+[.K25]+[.L25]+[.M25]" office:value-type="float" office:value="5387">
            <text:p>5387</text:p>
          </table:table-cell>
          <table:table-cell table:formula="of:=[.B25]/[.$N25]" office:value-type="float" office:value="0.581028401707815">
            <text:p>0.5810284017</text:p>
          </table:table-cell>
          <table:table-cell table:formula="of:=[.C25]/[.$N25]" office:value-type="float" office:value="0.411360683126044">
            <text:p>0.4113606831</text:p>
          </table:table-cell>
          <table:table-cell table:formula="of:=[.D25]/[.$N25]" office:value-type="float" office:value="0.000928160386114721">
            <text:p>0.0009281604</text:p>
          </table:table-cell>
          <table:table-cell table:formula="of:=[.E25]/[.$N25]" office:value-type="float" office:value="0.00259884908112122">
            <text:p>0.0025988491</text:p>
          </table:table-cell>
          <table:table-cell table:formula="of:=[.F25]/[.$N25]" office:value-type="float" office:value="0.000556896231668832">
            <text:p>0.0005568962</text:p>
          </table:table-cell>
          <table:table-cell table:formula="of:=[.G25]/[.$N25]" office:value-type="float" office:value="0.000928160386114721">
            <text:p>0.0009281604</text:p>
          </table:table-cell>
          <table:table-cell table:formula="of:=[.H25]/[.$N25]" office:value-type="float" office:value="0.000371264154445888">
            <text:p>0.0003712642</text:p>
          </table:table-cell>
          <table:table-cell table:formula="of:=[.I25]/[.$N25]" office:value-type="float" office:value="0.000185632077222944">
            <text:p>0.0001856321</text:p>
          </table:table-cell>
          <table:table-cell table:formula="of:=[.J25]/[.$N25]" office:value-type="float" office:value="0">
            <text:p>0</text:p>
          </table:table-cell>
          <table:table-cell table:formula="of:=[.K25]/[.$N25]" office:value-type="float" office:value="0.00148505661778355">
            <text:p>0.0014850566</text:p>
          </table:table-cell>
          <table:table-cell table:formula="of:=[.L25]/[.$N25]" office:value-type="float" office:value="0.000371264154445888">
            <text:p>0.0003712642</text:p>
          </table:table-cell>
          <table:table-cell table:formula="of:=[.M25]/[.$N25]" office:value-type="float" office:value="0.000185632077222944">
            <text:p>0.0001856321</text:p>
          </table:table-cell>
          <table:table-cell table:number-columns-repeated="998"/>
        </table:table-row>
        <table:table-row table:style-name="ro1">
          <table:table-cell office:value-type="string">
            <text:p>Hardee</text:p>
          </table:table-cell>
          <table:table-cell office:value-type="float" office:value="4694">
            <text:p>4694</text:p>
          </table:table-cell>
          <table:table-cell office:value-type="float" office:value="2461">
            <text:p>246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26]+[.C26]+[.D26]+[.E26]+[.F26]+[.G26]+[.H26]+[.I26]+[.J26]+[.K26]+[.L26]+[.M26]" office:value-type="float" office:value="7222">
            <text:p>7222</text:p>
          </table:table-cell>
          <table:table-cell table:formula="of:=[.B26]/[.$N26]" office:value-type="float" office:value="0.649958460260316">
            <text:p>0.6499584603</text:p>
          </table:table-cell>
          <table:table-cell table:formula="of:=[.C26]/[.$N26]" office:value-type="float" office:value="0.340764331210191">
            <text:p>0.3407643312</text:p>
          </table:table-cell>
          <table:table-cell table:formula="of:=[.D26]/[.$N26]" office:value-type="float" office:value="0.0006923289947383">
            <text:p>0.000692329</text:p>
          </table:table-cell>
          <table:table-cell table:formula="of:=[.E26]/[.$N26]" office:value-type="float" office:value="0.00526170036001108">
            <text:p>0.0052617004</text:p>
          </table:table-cell>
          <table:table-cell table:formula="of:=[.F26]/[.$N26]" office:value-type="float" office:value="0.0006923289947383">
            <text:p>0.000692329</text:p>
          </table:table-cell>
          <table:table-cell table:formula="of:=[.G26]/[.$N26]" office:value-type="float" office:value="0.00055386319579064">
            <text:p>0.0005538632</text:p>
          </table:table-cell>
          <table:table-cell table:formula="of:=[.H26]/[.$N26]" office:value-type="float" office:value="0">
            <text:p>0</text:p>
          </table:table-cell>
          <table:table-cell table:formula="of:=[.I26]/[.$N26]" office:value-type="float" office:value="0.00013846579894766">
            <text:p>0.0001384658</text:p>
          </table:table-cell>
          <table:table-cell table:formula="of:=[.J26]/[.$N26]" office:value-type="float" office:value="0">
            <text:p>0</text:p>
          </table:table-cell>
          <table:table-cell table:formula="of:=[.K26]/[.$N26]" office:value-type="float" office:value="0.00152312378842426">
            <text:p>0.0015231238</text:p>
          </table:table-cell>
          <table:table-cell table:formula="of:=[.L26]/[.$N26]" office:value-type="float" office:value="0.00013846579894766">
            <text:p>0.0001384658</text:p>
          </table:table-cell>
          <table:table-cell table:formula="of:=[.M26]/[.$N26]" office:value-type="float" office:value="0.00027693159789532">
            <text:p>0.0002769316</text:p>
          </table:table-cell>
          <table:table-cell table:number-columns-repeated="998"/>
        </table:table-row>
        <table:table-row table:style-name="ro1">
          <table:table-cell office:value-type="string">
            <text:p>Hendry</text:p>
          </table:table-cell>
          <table:table-cell office:value-type="float" office:value="5352">
            <text:p>5352</text:p>
          </table:table-cell>
          <table:table-cell office:value-type="float" office:value="4735">
            <text:p>4735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27]+[.C27]+[.D27]+[.E27]+[.F27]+[.G27]+[.H27]+[.I27]+[.J27]+[.K27]+[.L27]+[.M27]" office:value-type="float" office:value="10166">
            <text:p>10166</text:p>
          </table:table-cell>
          <table:table-cell table:formula="of:=[.B27]/[.$N27]" office:value-type="float" office:value="0.52646075152469">
            <text:p>0.5264607515</text:p>
          </table:table-cell>
          <table:table-cell table:formula="of:=[.C27]/[.$N27]" office:value-type="float" office:value="0.46576824709817">
            <text:p>0.4657682471</text:p>
          </table:table-cell>
          <table:table-cell table:formula="of:=[.D27]/[.$N27]" office:value-type="float" office:value="0.000983671060397403">
            <text:p>0.0009836711</text:p>
          </table:table-cell>
          <table:table-cell table:formula="of:=[.E27]/[.$N27]" office:value-type="float" office:value="0.00314774739327169">
            <text:p>0.0031477474</text:p>
          </table:table-cell>
          <table:table-cell table:formula="of:=[.F27]/[.$N27]" office:value-type="float" office:value="0.000393468424158961">
            <text:p>0.0003934684</text:p>
          </table:table-cell>
          <table:table-cell table:formula="of:=[.G27]/[.$N27]" office:value-type="float" office:value="0.000688569742278182">
            <text:p>0.0006885697</text:p>
          </table:table-cell>
          <table:table-cell table:formula="of:=[.H27]/[.$N27]" office:value-type="float" office:value="0.000196734212079481">
            <text:p>0.0001967342</text:p>
          </table:table-cell>
          <table:table-cell table:formula="of:=[.I27]/[.$N27]" office:value-type="float" office:value="0.000196734212079481">
            <text:p>0.0001967342</text:p>
          </table:table-cell>
          <table:table-cell table:formula="of:=[.J27]/[.$N27]" office:value-type="float" office:value="0">
            <text:p>0</text:p>
          </table:table-cell>
          <table:table-cell table:formula="of:=[.K27]/[.$N27]" office:value-type="float" office:value="0.00177060790871533">
            <text:p>0.0017706079</text:p>
          </table:table-cell>
          <table:table-cell table:formula="of:=[.L27]/[.$N27]" office:value-type="float" office:value="0.0000983671060397403">
            <text:p>9.83671060397403E-005</text:p>
          </table:table-cell>
          <table:table-cell table:formula="of:=[.M27]/[.$N27]" office:value-type="float" office:value="0.000295101318119221">
            <text:p>0.0002951013</text:p>
          </table:table-cell>
          <table:table-cell table:number-columns-repeated="998"/>
        </table:table-row>
        <table:table-row table:style-name="ro2">
          <table:table-cell office:value-type="string">
            <text:p>Hernando</text:p>
          </table:table-cell>
          <table:table-cell office:value-type="float" office:value="44837">
            <text:p>44837</text:p>
          </table:table-cell>
          <table:table-cell office:value-type="float" office:value="37725">
            <text:p>37725</text:p>
          </table:table-cell>
          <table:table-cell office:value-type="float" office:value="70">
            <text:p>70</text:p>
          </table:table-cell>
          <table:table-cell office:value-type="float" office:value="484">
            <text:p>484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[.B28]+[.C28]+[.D28]+[.E28]+[.F28]+[.G28]+[.H28]+[.I28]+[.J28]+[.K28]+[.L28]+[.M28]" office:value-type="float" office:value="83455">
            <text:p>83455</text:p>
          </table:table-cell>
          <table:table-cell table:formula="of:=[.B28]/[.$N28]" office:value-type="float" office:value="0.537259600982565">
            <text:p>0.537259601</text:p>
          </table:table-cell>
          <table:table-cell table:formula="of:=[.C28]/[.$N28]" office:value-type="float" office:value="0.45204002156851">
            <text:p>0.4520400216</text:p>
          </table:table-cell>
          <table:table-cell table:formula="of:=[.D28]/[.$N28]" office:value-type="float" office:value="0.000838775387933617">
            <text:p>0.0008387754</text:p>
          </table:table-cell>
          <table:table-cell table:formula="of:=[.E28]/[.$N28]" office:value-type="float" office:value="0.00579953268228387">
            <text:p>0.0057995327</text:p>
          </table:table-cell>
          <table:table-cell table:formula="of:=[.F28]/[.$N28]" office:value-type="float" office:value="0.0004074051884249">
            <text:p>0.0004074052</text:p>
          </table:table-cell>
          <table:table-cell table:formula="of:=[.G28]/[.$N28]" office:value-type="float" office:value="0.00111437301539752">
            <text:p>0.001114373</text:p>
          </table:table-cell>
          <table:table-cell table:formula="of:=[.H28]/[.$N28]" office:value-type="float" office:value="0.000119825055419088">
            <text:p>0.0001198251</text:p>
          </table:table-cell>
          <table:table-cell table:formula="of:=[.I28]/[.$N28]" office:value-type="float" office:value="0.0000718950332514529">
            <text:p>0.000071895</text:p>
          </table:table-cell>
          <table:table-cell table:formula="of:=[.J28]/[.$N28]" office:value-type="float" office:value="0.0000359475166257264">
            <text:p>3.59475166257264E-005</text:p>
          </table:table-cell>
          <table:table-cell table:formula="of:=[.K28]/[.$N28]" office:value-type="float" office:value="0.00196513090887305">
            <text:p>0.0019651309</text:p>
          </table:table-cell>
          <table:table-cell table:formula="of:=[.L28]/[.$N28]" office:value-type="float" office:value="0.000179737583128632">
            <text:p>0.0001797376</text:p>
          </table:table-cell>
          <table:table-cell table:formula="of:=[.M28]/[.$N28]" office:value-type="float" office:value="0.000167755077586723">
            <text:p>0.0001677551</text:p>
          </table:table-cell>
          <table:table-cell table:number-columns-repeated="998"/>
        </table:table-row>
        <table:table-row table:style-name="ro2">
          <table:table-cell office:value-type="string">
            <text:p>Highlands</text:p>
          </table:table-cell>
          <table:table-cell office:value-type="float" office:value="25828">
            <text:p>25828</text:p>
          </table:table-cell>
          <table:table-cell office:value-type="float" office:value="16036">
            <text:p>16036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B29]+[.C29]+[.D29]+[.E29]+[.F29]+[.G29]+[.H29]+[.I29]+[.J29]+[.K29]+[.L29]+[.M29]" office:value-type="float" office:value="42242">
            <text:p>42242</text:p>
          </table:table-cell>
          <table:table-cell table:formula="of:=[.B29]/[.$N29]" office:value-type="float" office:value="0.611429383078453">
            <text:p>0.6114293831</text:p>
          </table:table-cell>
          <table:table-cell table:formula="of:=[.C29]/[.$N29]" office:value-type="float" office:value="0.379622176980257">
            <text:p>0.379622177</text:p>
          </table:table-cell>
          <table:table-cell table:formula="of:=[.D29]/[.$N29]" office:value-type="float" office:value="0.000923251739974433">
            <text:p>0.0009232517</text:p>
          </table:table-cell>
          <table:table-cell table:formula="of:=[.E29]/[.$N29]" office:value-type="float" office:value="0.00461625869987217">
            <text:p>0.0046162587</text:p>
          </table:table-cell>
          <table:table-cell table:formula="of:=[.F29]/[.$N29]" office:value-type="float" office:value="0.000449789309218314">
            <text:p>0.0004497893</text:p>
          </table:table-cell>
          <table:table-cell table:formula="of:=[.G29]/[.$N29]" office:value-type="float" office:value="0.000852232375361015">
            <text:p>0.0008522324</text:p>
          </table:table-cell>
          <table:table-cell table:formula="of:=[.H29]/[.$N29]" office:value-type="float" office:value="0.000142038729226836">
            <text:p>0.0001420387</text:p>
          </table:table-cell>
          <table:table-cell table:formula="of:=[.I29]/[.$N29]" office:value-type="float" office:value="0.00011836560768903">
            <text:p>0.0001183656</text:p>
          </table:table-cell>
          <table:table-cell table:formula="of:=[.J29]/[.$N29]" office:value-type="float" office:value="0">
            <text:p>0</text:p>
          </table:table-cell>
          <table:table-cell table:formula="of:=[.K29]/[.$N29]" office:value-type="float" office:value="0.00132569480611713">
            <text:p>0.0013256948</text:p>
          </table:table-cell>
          <table:table-cell table:formula="of:=[.L29]/[.$N29]" office:value-type="float" office:value="0.000165711850764642">
            <text:p>0.0001657119</text:p>
          </table:table-cell>
          <table:table-cell table:formula="of:=[.M29]/[.$N29]" office:value-type="float" office:value="0.00035509682306709">
            <text:p>0.0003550968</text:p>
          </table:table-cell>
          <table:table-cell table:number-columns-repeated="998"/>
        </table:table-row>
        <table:table-row table:style-name="ro2">
          <table:table-cell office:value-type="string">
            <text:p>Hillsborough</text:p>
          </table:table-cell>
          <table:table-cell office:value-type="float" office:value="248645">
            <text:p>248645</text:p>
          </table:table-cell>
          <table:table-cell office:value-type="float" office:value="283917">
            <text:p>283917</text:p>
          </table:table-cell>
          <table:table-cell office:value-type="float" office:value="254">
            <text:p>254</text:p>
          </table:table-cell>
          <table:table-cell office:value-type="float" office:value="3411">
            <text:p>3411</text:p>
          </table:table-cell>
          <table:table-cell office:value-type="float" office:value="177">
            <text:p>177</text:p>
          </table:table-cell>
          <table:table-cell office:value-type="float" office:value="674">
            <text:p>67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524">
            <text:p>524</text:p>
          </table:table-cell>
          <table:table-cell office:value-type="float" office:value="56">
            <text:p>56</text:p>
          </table:table-cell>
          <table:table-cell office:value-type="float" office:value="156">
            <text:p>156</text:p>
          </table:table-cell>
          <table:table-cell table:formula="of:=[.B30]+[.C30]+[.D30]+[.E30]+[.F30]+[.G30]+[.H30]+[.I30]+[.J30]+[.K30]+[.L30]+[.M30]" office:value-type="float" office:value="537959">
            <text:p>537959</text:p>
          </table:table-cell>
          <table:table-cell table:formula="of:=[.B30]/[.$N30]" office:value-type="float" office:value="0.462200650978978">
            <text:p>0.462200651</text:p>
          </table:table-cell>
          <table:table-cell table:formula="of:=[.C30]/[.$N30]" office:value-type="float" office:value="0.527766985959897">
            <text:p>0.527766986</text:p>
          </table:table-cell>
          <table:table-cell table:formula="of:=[.D30]/[.$N30]" office:value-type="float" office:value="0.000472154941175814">
            <text:p>0.0004721549</text:p>
          </table:table-cell>
          <table:table-cell table:formula="of:=[.E30]/[.$N30]" office:value-type="float" office:value="0.00634063190689253">
            <text:p>0.0063406319</text:p>
          </table:table-cell>
          <table:table-cell table:formula="of:=[.F30]/[.$N30]" office:value-type="float" office:value="0.000329021356646138">
            <text:p>0.0003290214</text:p>
          </table:table-cell>
          <table:table-cell table:formula="of:=[.G30]/[.$N30]" office:value-type="float" office:value="0.00125288358406496">
            <text:p>0.0012528836</text:p>
          </table:table-cell>
          <table:table-cell table:formula="of:=[.H30]/[.$N30]" office:value-type="float" office:value="0.000102238274664054">
            <text:p>0.0001022383</text:p>
          </table:table-cell>
          <table:table-cell table:formula="of:=[.I30]/[.$N30]" office:value-type="float" office:value="0.000131980318202688">
            <text:p>0.0001319803</text:p>
          </table:table-cell>
          <table:table-cell table:formula="of:=[.J30]/[.$N30]" office:value-type="float" office:value="0.0000353186767021279">
            <text:p>3.53186767021279E-005</text:p>
          </table:table-cell>
          <table:table-cell table:formula="of:=[.K30]/[.$N30]" office:value-type="float" office:value="0.000974051925890263">
            <text:p>0.0009740519</text:p>
          </table:table-cell>
          <table:table-cell table:formula="of:=[.L30]/[.$N30]" office:value-type="float" office:value="0.000104097152385219">
            <text:p>0.0001040972</text:p>
          </table:table-cell>
          <table:table-cell table:formula="of:=[.M30]/[.$N30]" office:value-type="float" office:value="0.000289984924501681">
            <text:p>0.0002899849</text:p>
          </table:table-cell>
          <table:table-cell table:number-columns-repeated="998"/>
        </table:table-row>
        <table:table-row table:style-name="ro2">
          <table:table-cell office:value-type="string">
            <text:p>Holmes</text:p>
          </table:table-cell>
          <table:table-cell office:value-type="float" office:value="6891">
            <text:p>6891</text:p>
          </table:table-cell>
          <table:table-cell office:value-type="float" office:value="1262">
            <text:p>126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31]+[.C31]+[.D31]+[.E31]+[.F31]+[.G31]+[.H31]+[.I31]+[.J31]+[.K31]+[.L31]+[.M31]" office:value-type="float" office:value="8244">
            <text:p>8244</text:p>
          </table:table-cell>
          <table:table-cell table:formula="of:=[.B31]/[.$N31]" office:value-type="float" office:value="0.835880640465793">
            <text:p>0.8358806405</text:p>
          </table:table-cell>
          <table:table-cell table:formula="of:=[.C31]/[.$N31]" office:value-type="float" office:value="0.15308102862688">
            <text:p>0.1530810286</text:p>
          </table:table-cell>
          <table:table-cell table:formula="of:=[.D31]/[.$N31]" office:value-type="float" office:value="0.000970402717127608">
            <text:p>0.0009704027</text:p>
          </table:table-cell>
          <table:table-cell table:formula="of:=[.E31]/[.$N31]" office:value-type="float" office:value="0.00412421154779233">
            <text:p>0.0041242115</text:p>
          </table:table-cell>
          <table:table-cell table:formula="of:=[.F31]/[.$N31]" office:value-type="float" office:value="0.000727802037845706">
            <text:p>0.000727802</text:p>
          </table:table-cell>
          <table:table-cell table:formula="of:=[.G31]/[.$N31]" office:value-type="float" office:value="0.000727802037845706">
            <text:p>0.000727802</text:p>
          </table:table-cell>
          <table:table-cell table:formula="of:=[.H31]/[.$N31]" office:value-type="float" office:value="0.000606501698204755">
            <text:p>0.0006065017</text:p>
          </table:table-cell>
          <table:table-cell table:formula="of:=[.I31]/[.$N31]" office:value-type="float" office:value="0">
            <text:p>0</text:p>
          </table:table-cell>
          <table:table-cell table:formula="of:=[.J31]/[.$N31]" office:value-type="float" office:value="0.000121300339640951">
            <text:p>0.0001213003</text:p>
          </table:table-cell>
          <table:table-cell table:formula="of:=[.K31]/[.$N31]" office:value-type="float" office:value="0.00303250849102377">
            <text:p>0.0030325085</text:p>
          </table:table-cell>
          <table:table-cell table:formula="of:=[.L31]/[.$N31]" office:value-type="float" office:value="0.000121300339640951">
            <text:p>0.0001213003</text:p>
          </table:table-cell>
          <table:table-cell table:formula="of:=[.M31]/[.$N31]" office:value-type="float" office:value="0.000606501698204755">
            <text:p>0.0006065017</text:p>
          </table:table-cell>
          <table:table-cell table:number-columns-repeated="998"/>
        </table:table-row>
        <table:table-row table:style-name="ro2">
          <table:table-cell office:value-type="string">
            <text:p>Indian River</text:p>
          </table:table-cell>
          <table:table-cell office:value-type="float" office:value="43325">
            <text:p>43325</text:p>
          </table:table-cell>
          <table:table-cell office:value-type="float" office:value="27354">
            <text:p>27354</text:p>
          </table:table-cell>
          <table:table-cell office:value-type="float" office:value="35">
            <text:p>35</text:p>
          </table:table-cell>
          <table:table-cell office:value-type="float" office:value="327">
            <text:p>327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[.B32]+[.C32]+[.D32]+[.E32]+[.F32]+[.G32]+[.H32]+[.I32]+[.J32]+[.K32]+[.L32]+[.M32]" office:value-type="float" office:value="71198">
            <text:p>71198</text:p>
          </table:table-cell>
          <table:table-cell table:formula="of:=[.B32]/[.$N32]" office:value-type="float" office:value="0.608514284109104">
            <text:p>0.6085142841</text:p>
          </table:table-cell>
          <table:table-cell table:formula="of:=[.C32]/[.$N32]" office:value-type="float" office:value="0.384196185286104">
            <text:p>0.3841961853</text:p>
          </table:table-cell>
          <table:table-cell table:formula="of:=[.D32]/[.$N32]" office:value-type="float" office:value="0.000491586842327032">
            <text:p>0.0004915868</text:p>
          </table:table-cell>
          <table:table-cell table:formula="of:=[.E32]/[.$N32]" office:value-type="float" office:value="0.0045928256411697">
            <text:p>0.0045928256</text:p>
          </table:table-cell>
          <table:table-cell table:formula="of:=[.F32]/[.$N32]" office:value-type="float" office:value="0.000252816090339616">
            <text:p>0.0002528161</text:p>
          </table:table-cell>
          <table:table-cell table:formula="of:=[.G32]/[.$N32]" office:value-type="float" office:value="0.000814629624427652">
            <text:p>0.0008146296</text:p>
          </table:table-cell>
          <table:table-cell table:formula="of:=[.H32]/[.$N32]" office:value-type="float" office:value="0.0000561813534088036">
            <text:p>5.61813534088036E-005</text:p>
          </table:table-cell>
          <table:table-cell table:formula="of:=[.I32]/[.$N32]" office:value-type="float" office:value="0.0000702266917610045">
            <text:p>7.02266917610045E-005</text:p>
          </table:table-cell>
          <table:table-cell table:formula="of:=[.J32]/[.$N32]" office:value-type="float" office:value="0">
            <text:p>0</text:p>
          </table:table-cell>
          <table:table-cell table:formula="of:=[.K32]/[.$N32]" office:value-type="float" office:value="0.000674176240905643">
            <text:p>0.0006741762</text:p>
          </table:table-cell>
          <table:table-cell table:formula="of:=[.L32]/[.$N32]" office:value-type="float" office:value="0.0000983173684654063">
            <text:p>9.83173684654063E-005</text:p>
          </table:table-cell>
          <table:table-cell table:formula="of:=[.M32]/[.$N32]" office:value-type="float" office:value="0.000238770751987415">
            <text:p>0.0002387708</text:p>
          </table:table-cell>
          <table:table-cell table:number-columns-repeated="998"/>
        </table:table-row>
        <table:table-row table:style-name="ro2">
          <table:table-cell office:value-type="string">
            <text:p>Jackson</text:p>
          </table:table-cell>
          <table:table-cell office:value-type="float" office:value="13372">
            <text:p>13372</text:p>
          </table:table-cell>
          <table:table-cell office:value-type="float" office:value="7299">
            <text:p>7299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table:formula="of:=[.B33]+[.C33]+[.D33]+[.E33]+[.F33]+[.G33]+[.H33]+[.I33]+[.J33]+[.K33]+[.L33]+[.M33]" office:value-type="float" office:value="20847">
            <text:p>20847</text:p>
          </table:table-cell>
          <table:table-cell table:formula="of:=[.B33]/[.$N33]" office:value-type="float" office:value="0.641435218496666">
            <text:p>0.6414352185</text:p>
          </table:table-cell>
          <table:table-cell table:formula="of:=[.C33]/[.$N33]" office:value-type="float" office:value="0.350122319758239">
            <text:p>0.3501223198</text:p>
          </table:table-cell>
          <table:table-cell table:formula="of:=[.D33]/[.$N33]" office:value-type="float" office:value="0.00124718184870725">
            <text:p>0.0012471818</text:p>
          </table:table-cell>
          <table:table-cell table:formula="of:=[.E33]/[.$N33]" office:value-type="float" office:value="0.00369357701347916">
            <text:p>0.003693577</text:p>
          </table:table-cell>
          <table:table-cell table:formula="of:=[.F33]/[.$N33]" office:value-type="float" office:value="0.000479685326425865">
            <text:p>0.0004796853</text:p>
          </table:table-cell>
          <table:table-cell table:formula="of:=[.G33]/[.$N33]" office:value-type="float" office:value="0.000527653859068451">
            <text:p>0.0005276539</text:p>
          </table:table-cell>
          <table:table-cell table:formula="of:=[.H33]/[.$N33]" office:value-type="float" office:value="0.000431716793783278">
            <text:p>0.0004317168</text:p>
          </table:table-cell>
          <table:table-cell table:formula="of:=[.I33]/[.$N33]" office:value-type="float" office:value="0.0000959370652851729">
            <text:p>9.59370652851729E-005</text:p>
          </table:table-cell>
          <table:table-cell table:formula="of:=[.J33]/[.$N33]" office:value-type="float" office:value="0.0000479685326425865">
            <text:p>4.79685326425865E-005</text:p>
          </table:table-cell>
          <table:table-cell table:formula="of:=[.K33]/[.$N33]" office:value-type="float" office:value="0.00172686717513311">
            <text:p>0.0017268672</text:p>
          </table:table-cell>
          <table:table-cell table:formula="of:=[.L33]/[.$N33]" office:value-type="float" office:value="0.0000959370652851729">
            <text:p>9.59370652851729E-005</text:p>
          </table:table-cell>
          <table:table-cell table:formula="of:=[.M33]/[.$N33]" office:value-type="float" office:value="0.0000959370652851729">
            <text:p>9.59370652851729E-005</text:p>
          </table:table-cell>
          <table:table-cell table:number-columns-repeated="998"/>
        </table:table-row>
        <table:table-row table:style-name="ro2">
          <table:table-cell office:value-type="string">
            <text:p>Jefferson</text:p>
          </table:table-cell>
          <table:table-cell office:value-type="float" office:value="3805">
            <text:p>3805</text:p>
          </table:table-cell>
          <table:table-cell office:value-type="float" office:value="3937">
            <text:p>393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34]+[.C34]+[.D34]+[.E34]+[.F34]+[.G34]+[.H34]+[.I34]+[.J34]+[.K34]+[.L34]+[.M34]" office:value-type="float" office:value="7797">
            <text:p>7797</text:p>
          </table:table-cell>
          <table:table-cell table:formula="of:=[.B34]/[.$N34]" office:value-type="float" office:value="0.488008208285238">
            <text:p>0.4880082083</text:p>
          </table:table-cell>
          <table:table-cell table:formula="of:=[.C34]/[.$N34]" office:value-type="float" office:value="0.504937796588431">
            <text:p>0.5049377966</text:p>
          </table:table-cell>
          <table:table-cell table:formula="of:=[.D34]/[.$N34]" office:value-type="float" office:value="0.000256508913684751">
            <text:p>0.0002565089</text:p>
          </table:table-cell>
          <table:table-cell table:formula="of:=[.E34]/[.$N34]" office:value-type="float" office:value="0.00359112479158651">
            <text:p>0.0035911248</text:p>
          </table:table-cell>
          <table:table-cell table:formula="of:=[.F34]/[.$N34]" office:value-type="float" office:value="0.000769526741054252">
            <text:p>0.0007695267</text:p>
          </table:table-cell>
          <table:table-cell table:formula="of:=[.G34]/[.$N34]" office:value-type="float" office:value="0.00115429011158138">
            <text:p>0.0011542901</text:p>
          </table:table-cell>
          <table:table-cell table:formula="of:=[.H34]/[.$N34]" office:value-type="float" office:value="0">
            <text:p>0</text:p>
          </table:table-cell>
          <table:table-cell table:formula="of:=[.I34]/[.$N34]" office:value-type="float" office:value="0.000128254456842375">
            <text:p>0.0001282545</text:p>
          </table:table-cell>
          <table:table-cell table:formula="of:=[.J34]/[.$N34]" office:value-type="float" office:value="0">
            <text:p>0</text:p>
          </table:table-cell>
          <table:table-cell table:formula="of:=[.K34]/[.$N34]" office:value-type="float" office:value="0.000769526741054252">
            <text:p>0.0007695267</text:p>
          </table:table-cell>
          <table:table-cell table:formula="of:=[.L34]/[.$N34]" office:value-type="float" office:value="0">
            <text:p>0</text:p>
          </table:table-cell>
          <table:table-cell table:formula="of:=[.M34]/[.$N34]" office:value-type="float" office:value="0.000384763370527126">
            <text:p>0.0003847634</text:p>
          </table:table-cell>
          <table:table-cell table:number-columns-repeated="998"/>
        </table:table-row>
        <table:table-row table:style-name="ro2">
          <table:table-cell office:value-type="string">
            <text:p>Lafayette</text:p>
          </table:table-cell>
          <table:table-cell office:value-type="float" office:value="2668">
            <text:p>2668</text:p>
          </table:table-cell>
          <table:table-cell office:value-type="float" office:value="687">
            <text:p>68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35]+[.C35]+[.D35]+[.E35]+[.F35]+[.G35]+[.H35]+[.I35]+[.J35]+[.K35]+[.L35]+[.M35]" office:value-type="float" office:value="3399">
            <text:p>3399</text:p>
          </table:table-cell>
          <table:table-cell table:formula="of:=[.B35]/[.$N35]" office:value-type="float" office:value="0.784936746101795">
            <text:p>0.7849367461</text:p>
          </table:table-cell>
          <table:table-cell table:formula="of:=[.C35]/[.$N35]" office:value-type="float" office:value="0.202118270079435">
            <text:p>0.2021182701</text:p>
          </table:table-cell>
          <table:table-cell table:formula="of:=[.D35]/[.$N35]" office:value-type="float" office:value="0.000588408355398647">
            <text:p>0.0005884084</text:p>
          </table:table-cell>
          <table:table-cell table:formula="of:=[.E35]/[.$N35]" office:value-type="float" office:value="0.00558987937628714">
            <text:p>0.0055898794</text:p>
          </table:table-cell>
          <table:table-cell table:formula="of:=[.F35]/[.$N35]" office:value-type="float" office:value="0.000294204177699323">
            <text:p>0.0002942042</text:p>
          </table:table-cell>
          <table:table-cell table:formula="of:=[.G35]/[.$N35]" office:value-type="float" office:value="0.000588408355398647">
            <text:p>0.0005884084</text:p>
          </table:table-cell>
          <table:table-cell table:formula="of:=[.H35]/[.$N35]" office:value-type="float" office:value="0">
            <text:p>0</text:p>
          </table:table-cell>
          <table:table-cell table:formula="of:=[.I35]/[.$N35]" office:value-type="float" office:value="0.000294204177699323">
            <text:p>0.0002942042</text:p>
          </table:table-cell>
          <table:table-cell table:formula="of:=[.J35]/[.$N35]" office:value-type="float" office:value="0.000294204177699323">
            <text:p>0.0002942042</text:p>
          </table:table-cell>
          <table:table-cell table:formula="of:=[.K35]/[.$N35]" office:value-type="float" office:value="0.00441306266548985">
            <text:p>0.0044130627</text:p>
          </table:table-cell>
          <table:table-cell table:formula="of:=[.L35]/[.$N35]" office:value-type="float" office:value="0">
            <text:p>0</text:p>
          </table:table-cell>
          <table:table-cell table:formula="of:=[.M35]/[.$N35]" office:value-type="float" office:value="0.00088261253309797">
            <text:p>0.0008826125</text:p>
          </table:table-cell>
          <table:table-cell table:number-columns-repeated="998"/>
        </table:table-row>
        <table:table-row table:style-name="ro2">
          <table:table-cell office:value-type="string">
            <text:p>Lake</text:p>
          </table:table-cell>
          <table:table-cell office:value-type="float" office:value="87534">
            <text:p>87534</text:p>
          </table:table-cell>
          <table:table-cell office:value-type="float" office:value="61697">
            <text:p>61697</text:p>
          </table:table-cell>
          <table:table-cell office:value-type="float" office:value="110">
            <text:p>110</text:p>
          </table:table-cell>
          <table:table-cell office:value-type="float" office:value="799">
            <text:p>799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[.B36]+[.C36]+[.D36]+[.E36]+[.F36]+[.G36]+[.H36]+[.I36]+[.J36]+[.K36]+[.L36]+[.M36]" office:value-type="float" office:value="150598">
            <text:p>150598</text:p>
          </table:table-cell>
          <table:table-cell table:formula="of:=[.B36]/[.$N36]" office:value-type="float" office:value="0.581242778788563">
            <text:p>0.5812427788</text:p>
          </table:table-cell>
          <table:table-cell table:formula="of:=[.C36]/[.$N36]" office:value-type="float" office:value="0.409680075432609">
            <text:p>0.4096800754</text:p>
          </table:table-cell>
          <table:table-cell table:formula="of:=[.D36]/[.$N36]" office:value-type="float" office:value="0.000730421386738204">
            <text:p>0.0007304214</text:p>
          </table:table-cell>
          <table:table-cell table:formula="of:=[.E36]/[.$N36]" office:value-type="float" office:value="0.00530551534548932">
            <text:p>0.0053055153</text:p>
          </table:table-cell>
          <table:table-cell table:formula="of:=[.F36]/[.$N36]" office:value-type="float" office:value="0.000318729332394853">
            <text:p>0.0003187293</text:p>
          </table:table-cell>
          <table:table-cell table:formula="of:=[.G36]/[.$N36]" office:value-type="float" office:value="0.000896426247360523">
            <text:p>0.0008964262</text:p>
          </table:table-cell>
          <table:table-cell table:formula="of:=[.H36]/[.$N36]" office:value-type="float" office:value="0.0000996029163733914">
            <text:p>9.96029163733914E-005</text:p>
          </table:table-cell>
          <table:table-cell table:formula="of:=[.I36]/[.$N36]" office:value-type="float" office:value="0.0000730421386738204">
            <text:p>7.30421386738204E-005</text:p>
          </table:table-cell>
          <table:table-cell table:formula="of:=[.J36]/[.$N36]" office:value-type="float" office:value="0.000026560777699571">
            <text:p>2.6560777699571E-005</text:p>
          </table:table-cell>
          <table:table-cell table:formula="of:=[.K36]/[.$N36]" office:value-type="float" office:value="0.00130147810727898">
            <text:p>0.0013014781</text:p>
          </table:table-cell>
          <table:table-cell table:formula="of:=[.L36]/[.$N36]" office:value-type="float" office:value="0.000112883305223177">
            <text:p>0.0001128833</text:p>
          </table:table-cell>
          <table:table-cell table:formula="of:=[.M36]/[.$N36]" office:value-type="float" office:value="0.000212486221596568">
            <text:p>0.0002124862</text:p>
          </table:table-cell>
          <table:table-cell table:number-columns-repeated="998"/>
        </table:table-row>
        <table:table-row table:style-name="ro2">
          <table:table-cell office:value-type="string">
            <text:p>Lee</text:p>
          </table:table-cell>
          <table:table-cell office:value-type="float" office:value="153668">
            <text:p>153668</text:p>
          </table:table-cell>
          <table:table-cell office:value-type="float" office:value="109550">
            <text:p>109550</text:p>
          </table:table-cell>
          <table:table-cell office:value-type="float" office:value="101">
            <text:p>101</text:p>
          </table:table-cell>
          <table:table-cell office:value-type="float" office:value="1169">
            <text:p>1169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[.B37]+[.C37]+[.D37]+[.E37]+[.F37]+[.G37]+[.H37]+[.I37]+[.J37]+[.K37]+[.L37]+[.M37]" office:value-type="float" office:value="265050">
            <text:p>265050</text:p>
          </table:table-cell>
          <table:table-cell table:formula="of:=[.B37]/[.$N37]" office:value-type="float" office:value="0.579769854744388">
            <text:p>0.5797698547</text:p>
          </table:table-cell>
          <table:table-cell table:formula="of:=[.C37]/[.$N37]" office:value-type="float" office:value="0.413318241841162">
            <text:p>0.4133182418</text:p>
          </table:table-cell>
          <table:table-cell table:formula="of:=[.D37]/[.$N37]" office:value-type="float" office:value="0.000381060177325033">
            <text:p>0.0003810602</text:p>
          </table:table-cell>
          <table:table-cell table:formula="of:=[.E37]/[.$N37]" office:value-type="float" office:value="0.00441048858705905">
            <text:p>0.0044104886</text:p>
          </table:table-cell>
          <table:table-cell table:formula="of:=[.F37]/[.$N37]" office:value-type="float" office:value="0.000256555366911903">
            <text:p>0.0002565554</text:p>
          </table:table-cell>
          <table:table-cell table:formula="of:=[.G37]/[.$N37]" office:value-type="float" office:value="0.000765893227692888">
            <text:p>0.0007658932</text:p>
          </table:table-cell>
          <table:table-cell table:formula="of:=[.H37]/[.$N37]" office:value-type="float" office:value="0.0000792303338992643">
            <text:p>7.92303338992643E-005</text:p>
          </table:table-cell>
          <table:table-cell table:formula="of:=[.I37]/[.$N37]" office:value-type="float" office:value="0.0000943218260705527">
            <text:p>9.43218260705527E-005</text:p>
          </table:table-cell>
          <table:table-cell table:formula="of:=[.J37]/[.$N37]" office:value-type="float" office:value="0.0000150914921712884">
            <text:p>1.50914921712884E-005</text:p>
          </table:table-cell>
          <table:table-cell table:formula="of:=[.K37]/[.$N37]" office:value-type="float" office:value="0.000682890020750802">
            <text:p>0.00068289</text:p>
          </table:table-cell>
          <table:table-cell table:formula="of:=[.L37]/[.$N37]" office:value-type="float" office:value="0.000101867572156197">
            <text:p>0.0001018676</text:p>
          </table:table-cell>
          <table:table-cell table:formula="of:=[.M37]/[.$N37]" office:value-type="float" office:value="0.00012450481041313">
            <text:p>0.0001245048</text:p>
          </table:table-cell>
          <table:table-cell table:number-columns-repeated="998"/>
        </table:table-row>
        <table:table-row table:style-name="ro2">
          <table:table-cell office:value-type="string">
            <text:p>Leon</text:p>
          </table:table-cell>
          <table:table-cell office:value-type="float" office:value="55245">
            <text:p>55245</text:p>
          </table:table-cell>
          <table:table-cell office:value-type="float" office:value="89834">
            <text:p>89834</text:p>
          </table:table-cell>
          <table:table-cell office:value-type="float" office:value="47">
            <text:p>47</text:p>
          </table:table-cell>
          <table:table-cell office:value-type="float" office:value="1123">
            <text:p>1123</text:p>
          </table:table-cell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[.B38]+[.C38]+[.D38]+[.E38]+[.F38]+[.G38]+[.H38]+[.I38]+[.J38]+[.K38]+[.L38]+[.M38]" office:value-type="float" office:value="146726">
            <text:p>146726</text:p>
          </table:table-cell>
          <table:table-cell table:formula="of:=[.B38]/[.$N38]" office:value-type="float" office:value="0.376518135845044">
            <text:p>0.3765181358</text:p>
          </table:table-cell>
          <table:table-cell table:formula="of:=[.C38]/[.$N38]" office:value-type="float" office:value="0.61225685972493">
            <text:p>0.6122568597</text:p>
          </table:table-cell>
          <table:table-cell table:formula="of:=[.D38]/[.$N38]" office:value-type="float" office:value="0.000320324959448223">
            <text:p>0.000320325</text:p>
          </table:table-cell>
          <table:table-cell table:formula="of:=[.E38]/[.$N38]" office:value-type="float" office:value="0.0076537219034118">
            <text:p>0.0076537219</text:p>
          </table:table-cell>
          <table:table-cell table:formula="of:=[.F38]/[.$N38]" office:value-type="float" office:value="0.00042255632948489">
            <text:p>0.0004225563</text:p>
          </table:table-cell>
          <table:table-cell table:formula="of:=[.G38]/[.$N38]" office:value-type="float" office:value="0.00156073224922645">
            <text:p>0.0015607322</text:p>
          </table:table-cell>
          <table:table-cell table:formula="of:=[.H38]/[.$N38]" office:value-type="float" office:value="0.0000545233973528891">
            <text:p>5.45233973528891E-005</text:p>
          </table:table-cell>
          <table:table-cell table:formula="of:=[.I38]/[.$N38]" office:value-type="float" office:value="0.0000817850960293336">
            <text:p>8.17850960293336E-005</text:p>
          </table:table-cell>
          <table:table-cell table:formula="of:=[.J38]/[.$N38]" office:value-type="float" office:value="0.0000749696713602225">
            <text:p>7.49696713602225E-005</text:p>
          </table:table-cell>
          <table:table-cell table:formula="of:=[.K38]/[.$N38]" office:value-type="float" office:value="0.000695173316249336">
            <text:p>0.0006951733</text:p>
          </table:table-cell>
          <table:table-cell table:formula="of:=[.L38]/[.$N38]" office:value-type="float" office:value="0.000136308493382223">
            <text:p>0.0001363085</text:p>
          </table:table-cell>
          <table:table-cell table:formula="of:=[.M38]/[.$N38]" office:value-type="float" office:value="0.000224909014080667">
            <text:p>0.000224909</text:p>
          </table:table-cell>
          <table:table-cell table:number-columns-repeated="998"/>
        </table:table-row>
        <table:table-row table:style-name="ro2">
          <table:table-cell office:value-type="string">
            <text:p>Levy</text:p>
          </table:table-cell>
          <table:table-cell office:value-type="float" office:value="12027">
            <text:p>12027</text:p>
          </table:table-cell>
          <table:table-cell office:value-type="float" office:value="6089">
            <text:p>6089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39]+[.C39]+[.D39]+[.E39]+[.F39]+[.G39]+[.H39]+[.I39]+[.J39]+[.K39]+[.L39]+[.M39]" office:value-type="float" office:value="18342">
            <text:p>18342</text:p>
          </table:table-cell>
          <table:table-cell table:formula="of:=[.B39]/[.$N39]" office:value-type="float" office:value="0.65570821066405">
            <text:p>0.6557082107</text:p>
          </table:table-cell>
          <table:table-cell table:formula="of:=[.C39]/[.$N39]" office:value-type="float" office:value="0.331970341293207">
            <text:p>0.3319703413</text:p>
          </table:table-cell>
          <table:table-cell table:formula="of:=[.D39]/[.$N39]" office:value-type="float" office:value="0.00119943299531131">
            <text:p>0.001199433</text:p>
          </table:table-cell>
          <table:table-cell table:formula="of:=[.E39]/[.$N39]" office:value-type="float" office:value="0.00490677134445535">
            <text:p>0.0049067713</text:p>
          </table:table-cell>
          <table:table-cell table:formula="of:=[.F39]/[.$N39]" office:value-type="float" office:value="0.000708755860865773">
            <text:p>0.0007087559</text:p>
          </table:table-cell>
          <table:table-cell table:formula="of:=[.G39]/[.$N39]" office:value-type="float" office:value="0.00179914949296696">
            <text:p>0.0017991495</text:p>
          </table:table-cell>
          <table:table-cell table:formula="of:=[.H39]/[.$N39]" office:value-type="float" office:value="0.000218078726420238">
            <text:p>0.0002180787</text:p>
          </table:table-cell>
          <table:table-cell table:formula="of:=[.I39]/[.$N39]" office:value-type="float" office:value="0.000163559044815178">
            <text:p>0.000163559</text:p>
          </table:table-cell>
          <table:table-cell table:formula="of:=[.J39]/[.$N39]" office:value-type="float" office:value="0">
            <text:p>0</text:p>
          </table:table-cell>
          <table:table-cell table:formula="of:=[.K39]/[.$N39]" office:value-type="float" office:value="0.00288954312506815">
            <text:p>0.0028895431</text:p>
          </table:table-cell>
          <table:table-cell table:formula="of:=[.L39]/[.$N39]" office:value-type="float" office:value="0.000327118089630357">
            <text:p>0.0003271181</text:p>
          </table:table-cell>
          <table:table-cell table:formula="of:=[.M39]/[.$N39]" office:value-type="float" office:value="0.000109039363210119">
            <text:p>0.0001090394</text:p>
          </table:table-cell>
          <table:table-cell table:number-columns-repeated="998"/>
        </table:table-row>
        <table:table-row table:style-name="ro2">
          <table:table-cell office:value-type="string">
            <text:p>Liberty</text:p>
          </table:table-cell>
          <table:table-cell office:value-type="float" office:value="2301">
            <text:p>2301</text:p>
          </table:table-cell>
          <table:table-cell office:value-type="float" office:value="942">
            <text:p>94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40]+[.C40]+[.D40]+[.E40]+[.F40]+[.G40]+[.H40]+[.I40]+[.J40]+[.K40]+[.L40]+[.M40]" office:value-type="float" office:value="3284">
            <text:p>3284</text:p>
          </table:table-cell>
          <table:table-cell table:formula="of:=[.B40]/[.$N40]" office:value-type="float" office:value="0.700669914738124">
            <text:p>0.7006699147</text:p>
          </table:table-cell>
          <table:table-cell table:formula="of:=[.C40]/[.$N40]" office:value-type="float" office:value="0.286845310596833">
            <text:p>0.2868453106</text:p>
          </table:table-cell>
          <table:table-cell table:formula="of:=[.D40]/[.$N40]" office:value-type="float" office:value="0.00182704019488429">
            <text:p>0.0018270402</text:p>
          </table:table-cell>
          <table:table-cell table:formula="of:=[.E40]/[.$N40]" office:value-type="float" office:value="0.00274056029232643">
            <text:p>0.0027405603</text:p>
          </table:table-cell>
          <table:table-cell table:formula="of:=[.F40]/[.$N40]" office:value-type="float" office:value="0.000913520097442144">
            <text:p>0.0009135201</text:p>
          </table:table-cell>
          <table:table-cell table:formula="of:=[.G40]/[.$N40]" office:value-type="float" office:value="0.000609013398294762">
            <text:p>0.0006090134</text:p>
          </table:table-cell>
          <table:table-cell table:formula="of:=[.H40]/[.$N40]" office:value-type="float" office:value="0">
            <text:p>0</text:p>
          </table:table-cell>
          <table:table-cell table:formula="of:=[.I40]/[.$N40]" office:value-type="float" office:value="0.000609013398294762">
            <text:p>0.0006090134</text:p>
          </table:table-cell>
          <table:table-cell table:formula="of:=[.J40]/[.$N40]" office:value-type="float" office:value="0">
            <text:p>0</text:p>
          </table:table-cell>
          <table:table-cell table:formula="of:=[.K40]/[.$N40]" office:value-type="float" office:value="0.0048721071863581">
            <text:p>0.0048721072</text:p>
          </table:table-cell>
          <table:table-cell table:formula="of:=[.L40]/[.$N40]" office:value-type="float" office:value="0.000609013398294762">
            <text:p>0.0006090134</text:p>
          </table:table-cell>
          <table:table-cell table:formula="of:=[.M40]/[.$N40]" office:value-type="float" office:value="0.000304506699147381">
            <text:p>0.0003045067</text:p>
          </table:table-cell>
          <table:table-cell table:number-columns-repeated="998"/>
        </table:table-row>
        <table:table-row table:style-name="ro2">
          <table:table-cell office:value-type="string">
            <text:p>Madison</text:p>
          </table:table-cell>
          <table:table-cell office:value-type="float" office:value="4474">
            <text:p>4474</text:p>
          </table:table-cell>
          <table:table-cell office:value-type="float" office:value="4174">
            <text:p>417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1]+[.C41]+[.D41]+[.E41]+[.F41]+[.G41]+[.H41]+[.I41]+[.J41]+[.K41]+[.L41]+[.M41]" office:value-type="float" office:value="8712">
            <text:p>8712</text:p>
          </table:table-cell>
          <table:table-cell table:formula="of:=[.B41]/[.$N41]" office:value-type="float" office:value="0.513544536271809">
            <text:p>0.5135445363</text:p>
          </table:table-cell>
          <table:table-cell table:formula="of:=[.C41]/[.$N41]" office:value-type="float" office:value="0.47910927456382">
            <text:p>0.4791092746</text:p>
          </table:table-cell>
          <table:table-cell table:formula="of:=[.D41]/[.$N41]" office:value-type="float" office:value="0.000459136822773186">
            <text:p>0.0004591368</text:p>
          </table:table-cell>
          <table:table-cell table:formula="of:=[.E41]/[.$N41]" office:value-type="float" office:value="0.00378787878787879">
            <text:p>0.0037878788</text:p>
          </table:table-cell>
          <table:table-cell table:formula="of:=[.F41]/[.$N41]" office:value-type="float" office:value="0.000229568411386593">
            <text:p>0.0002295684</text:p>
          </table:table-cell>
          <table:table-cell table:formula="of:=[.G41]/[.$N41]" office:value-type="float" office:value="0.00126262626262626">
            <text:p>0.0012626263</text:p>
          </table:table-cell>
          <table:table-cell table:formula="of:=[.H41]/[.$N41]" office:value-type="float" office:value="0">
            <text:p>0</text:p>
          </table:table-cell>
          <table:table-cell table:formula="of:=[.I41]/[.$N41]" office:value-type="float" office:value="0.000459136822773186">
            <text:p>0.0004591368</text:p>
          </table:table-cell>
          <table:table-cell table:formula="of:=[.J41]/[.$N41]" office:value-type="float" office:value="0">
            <text:p>0</text:p>
          </table:table-cell>
          <table:table-cell table:formula="of:=[.K41]/[.$N41]" office:value-type="float" office:value="0.00103305785123967">
            <text:p>0.0010330579</text:p>
          </table:table-cell>
          <table:table-cell table:formula="of:=[.L41]/[.$N41]" office:value-type="float" office:value="0">
            <text:p>0</text:p>
          </table:table-cell>
          <table:table-cell table:formula="of:=[.M41]/[.$N41]" office:value-type="float" office:value="0.000114784205693297">
            <text:p>0.0001147842</text:p>
          </table:table-cell>
          <table:table-cell table:number-columns-repeated="998"/>
        </table:table-row>
        <table:table-row table:style-name="ro2">
          <table:table-cell office:value-type="string">
            <text:p>Manatee</text:p>
          </table:table-cell>
          <table:table-cell office:value-type="float" office:value="85455">
            <text:p>85455</text:p>
          </table:table-cell>
          <table:table-cell office:value-type="float" office:value="66276">
            <text:p>66276</text:p>
          </table:table-cell>
          <table:table-cell office:value-type="float" office:value="80">
            <text:p>80</text:p>
          </table:table-cell>
          <table:table-cell office:value-type="float" office:value="783">
            <text:p>783</text:p>
          </table:table-cell>
          <table:table-cell office:value-type="float" office:value="56">
            <text:p>56</text:p>
          </table:table-cell>
          <table:table-cell office:value-type="float" office:value="191">
            <text:p>19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[.B42]+[.C42]+[.D42]+[.E42]+[.F42]+[.G42]+[.H42]+[.I42]+[.J42]+[.K42]+[.L42]+[.M42]" office:value-type="float" office:value="153085">
            <text:p>153085</text:p>
          </table:table-cell>
          <table:table-cell table:formula="of:=[.B42]/[.$N42]" office:value-type="float" office:value="0.558219289936963">
            <text:p>0.5582192899</text:p>
          </table:table-cell>
          <table:table-cell table:formula="of:=[.C42]/[.$N42]" office:value-type="float" office:value="0.432935950615671">
            <text:p>0.4329359506</text:p>
          </table:table-cell>
          <table:table-cell table:formula="of:=[.D42]/[.$N42]" office:value-type="float" office:value="0.000522585491720286">
            <text:p>0.0005225855</text:p>
          </table:table-cell>
          <table:table-cell table:formula="of:=[.E42]/[.$N42]" office:value-type="float" office:value="0.0051148055002123">
            <text:p>0.0051148055</text:p>
          </table:table-cell>
          <table:table-cell table:formula="of:=[.F42]/[.$N42]" office:value-type="float" office:value="0.0003658098442042">
            <text:p>0.0003658098</text:p>
          </table:table-cell>
          <table:table-cell table:formula="of:=[.G42]/[.$N42]" office:value-type="float" office:value="0.00124767286148218">
            <text:p>0.0012476729</text:p>
          </table:table-cell>
          <table:table-cell table:formula="of:=[.H42]/[.$N42]" office:value-type="float" office:value="0.0000522585491720286">
            <text:p>5.22585491720286E-005</text:p>
          </table:table-cell>
          <table:table-cell table:formula="of:=[.I42]/[.$N42]" office:value-type="float" office:value="0.0000914524610510501">
            <text:p>9.14524610510501E-005</text:p>
          </table:table-cell>
          <table:table-cell table:formula="of:=[.J42]/[.$N42]" office:value-type="float" office:value="0.00000653231864650358">
            <text:p>6.53231864650358E-006</text:p>
          </table:table-cell>
          <table:table-cell table:formula="of:=[.K42]/[.$N42]" office:value-type="float" office:value="0.0011039618512591">
            <text:p>0.0011039619</text:p>
          </table:table-cell>
          <table:table-cell table:formula="of:=[.L42]/[.$N42]" office:value-type="float" office:value="0.0000979847796975536">
            <text:p>9.79847796975536E-005</text:p>
          </table:table-cell>
          <table:table-cell table:formula="of:=[.M42]/[.$N42]" office:value-type="float" office:value="0.000241695789920632">
            <text:p>0.0002416958</text:p>
          </table:table-cell>
          <table:table-cell table:number-columns-repeated="998"/>
        </table:table-row>
        <table:table-row table:style-name="ro2">
          <table:table-cell office:value-type="string">
            <text:p>Monroe</text:p>
          </table:table-cell>
          <table:table-cell office:value-type="float" office:value="19208">
            <text:p>19208</text:p>
          </table:table-cell>
          <table:table-cell office:value-type="float" office:value="19334">
            <text:p>19334</text:p>
          </table:table-cell>
          <table:table-cell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B43]+[.C43]+[.D43]+[.E43]+[.F43]+[.G43]+[.H43]+[.I43]+[.J43]+[.K43]+[.L43]+[.M43]" office:value-type="float" office:value="38960">
            <text:p>38960</text:p>
          </table:table-cell>
          <table:table-cell table:formula="of:=[.B43]/[.$N43]" office:value-type="float" office:value="0.493018480492813">
            <text:p>0.4930184805</text:p>
          </table:table-cell>
          <table:table-cell table:formula="of:=[.C43]/[.$N43]" office:value-type="float" office:value="0.496252566735113">
            <text:p>0.4962525667</text:p>
          </table:table-cell>
          <table:table-cell table:formula="of:=[.D43]/[.$N43]" office:value-type="float" office:value="0.000333675564681725">
            <text:p>0.0003336756</text:p>
          </table:table-cell>
          <table:table-cell table:formula="of:=[.E43]/[.$N43]" office:value-type="float" office:value="0.0066735112936345">
            <text:p>0.0066735113</text:p>
          </table:table-cell>
          <table:table-cell table:formula="of:=[.F43]/[.$N43]" office:value-type="float" office:value="0.000231006160164271">
            <text:p>0.0002310062</text:p>
          </table:table-cell>
          <table:table-cell table:formula="of:=[.G43]/[.$N43]" office:value-type="float" office:value="0.00171971252566735">
            <text:p>0.0017197125</text:p>
          </table:table-cell>
          <table:table-cell table:formula="of:=[.H43]/[.$N43]" office:value-type="float" office:value="0.0000513347022587269">
            <text:p>5.13347022587269E-005</text:p>
          </table:table-cell>
          <table:table-cell table:formula="of:=[.I43]/[.$N43]" office:value-type="float" office:value="0.000205338809034908">
            <text:p>0.0002053388</text:p>
          </table:table-cell>
          <table:table-cell table:formula="of:=[.J43]/[.$N43]" office:value-type="float" office:value="0">
            <text:p>0</text:p>
          </table:table-cell>
          <table:table-cell table:formula="of:=[.K43]/[.$N43]" office:value-type="float" office:value="0.00128336755646817">
            <text:p>0.0012833676</text:p>
          </table:table-cell>
          <table:table-cell table:formula="of:=[.L43]/[.$N43]" office:value-type="float" office:value="0">
            <text:p>0</text:p>
          </table:table-cell>
          <table:table-cell table:formula="of:=[.M43]/[.$N43]" office:value-type="float" office:value="0.000231006160164271">
            <text:p>0.0002310062</text:p>
          </table:table-cell>
          <table:table-cell table:number-columns-repeated="998"/>
        </table:table-row>
        <table:table-row table:style-name="ro2">
          <table:table-cell office:value-type="string">
            <text:p>Marion</text:p>
          </table:table-cell>
          <table:table-cell office:value-type="float" office:value="93010">
            <text:p>93010</text:p>
          </table:table-cell>
          <table:table-cell office:value-type="float" office:value="66793">
            <text:p>66793</text:p>
          </table:table-cell>
          <table:table-cell office:value-type="float" office:value="109">
            <text:p>109</text:p>
          </table:table-cell>
          <table:table-cell office:value-type="float" office:value="806">
            <text:p>806</text:p>
          </table:table-cell>
          <table:table-cell office:value-type="float" office:value="95">
            <text:p>95</text:p>
          </table:table-cell>
          <table:table-cell office:value-type="float" office:value="145">
            <text:p>14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formula="of:=[.B44]+[.C44]+[.D44]+[.E44]+[.F44]+[.G44]+[.H44]+[.I44]+[.J44]+[.K44]+[.L44]+[.M44]" office:value-type="float" office:value="161311">
            <text:p>161311</text:p>
          </table:table-cell>
          <table:table-cell table:formula="of:=[.B44]/[.$N44]" office:value-type="float" office:value="0.576588081407963">
            <text:p>0.5765880814</text:p>
          </table:table-cell>
          <table:table-cell table:formula="of:=[.C44]/[.$N44]" office:value-type="float" office:value="0.414063517057113">
            <text:p>0.4140635171</text:p>
          </table:table-cell>
          <table:table-cell table:formula="of:=[.D44]/[.$N44]" office:value-type="float" office:value="0.000675713373545511">
            <text:p>0.0006757134</text:p>
          </table:table-cell>
          <table:table-cell table:formula="of:=[.E44]/[.$N44]" office:value-type="float" office:value="0.00499655944107965">
            <text:p>0.0049965594</text:p>
          </table:table-cell>
          <table:table-cell table:formula="of:=[.F44]/[.$N44]" office:value-type="float" office:value="0.000588924499879116">
            <text:p>0.0005889245</text:p>
          </table:table-cell>
          <table:table-cell table:formula="of:=[.G44]/[.$N44]" office:value-type="float" office:value="0.000898884762973387">
            <text:p>0.0008988848</text:p>
          </table:table-cell>
          <table:table-cell table:formula="of:=[.H44]/[.$N44]" office:value-type="float" office:value="0.0000929880789282814">
            <text:p>9.29880789282814E-005</text:p>
          </table:table-cell>
          <table:table-cell table:formula="of:=[.I44]/[.$N44]" office:value-type="float" office:value="0.000123984105237709">
            <text:p>0.0001239841</text:p>
          </table:table-cell>
          <table:table-cell table:formula="of:=[.J44]/[.$N44]" office:value-type="float" office:value="0.0000309960263094271">
            <text:p>0.000030996</text:p>
          </table:table-cell>
          <table:table-cell table:formula="of:=[.K44]/[.$N44]" office:value-type="float" office:value="0.00146301244180496">
            <text:p>0.0014630124</text:p>
          </table:table-cell>
          <table:table-cell table:formula="of:=[.L44]/[.$N44]" office:value-type="float" office:value="0.000192175363118448">
            <text:p>0.0001921754</text:p>
          </table:table-cell>
          <table:table-cell table:formula="of:=[.M44]/[.$N44]" office:value-type="float" office:value="0.00028516344204673">
            <text:p>0.0002851634</text:p>
          </table:table-cell>
          <table:table-cell table:number-columns-repeated="998"/>
        </table:table-row>
        <table:table-row table:style-name="ro2">
          <table:table-cell office:value-type="string">
            <text:p>Martin</text:p>
          </table:table-cell>
          <table:table-cell office:value-type="float" office:value="48136">
            <text:p>48136</text:p>
          </table:table-cell>
          <table:table-cell office:value-type="float" office:value="30051">
            <text:p>30051</text:p>
          </table:table-cell>
          <table:table-cell office:value-type="float" office:value="25">
            <text:p>25</text:p>
          </table:table-cell>
          <table:table-cell office:value-type="float" office:value="367">
            <text:p>367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45]+[.C45]+[.D45]+[.E45]+[.F45]+[.G45]+[.H45]+[.I45]+[.J45]+[.K45]+[.L45]+[.M45]" office:value-type="float" office:value="78769">
            <text:p>78769</text:p>
          </table:table-cell>
          <table:table-cell table:formula="of:=[.B45]/[.$N45]" office:value-type="float" office:value="0.611103352841854">
            <text:p>0.6111033528</text:p>
          </table:table-cell>
          <table:table-cell table:formula="of:=[.C45]/[.$N45]" office:value-type="float" office:value="0.381507953636583">
            <text:p>0.3815079536</text:p>
          </table:table-cell>
          <table:table-cell table:formula="of:=[.D45]/[.$N45]" office:value-type="float" office:value="0.000317383742335183">
            <text:p>0.0003173837</text:p>
          </table:table-cell>
          <table:table-cell table:formula="of:=[.E45]/[.$N45]" office:value-type="float" office:value="0.00465919333748048">
            <text:p>0.0046591933</text:p>
          </table:table-cell>
          <table:table-cell table:formula="of:=[.F45]/[.$N45]" office:value-type="float" office:value="0.000291993042948368">
            <text:p>0.000291993</text:p>
          </table:table-cell>
          <table:table-cell table:formula="of:=[.G45]/[.$N45]" office:value-type="float" office:value="0.00102832332516599">
            <text:p>0.0010283233</text:p>
          </table:table-cell>
          <table:table-cell table:formula="of:=[.H45]/[.$N45]" office:value-type="float" office:value="0.0000507813987736292">
            <text:p>5.07813987736292E-005</text:p>
          </table:table-cell>
          <table:table-cell table:formula="of:=[.I45]/[.$N45]" office:value-type="float" office:value="0.0000380860490802219">
            <text:p>0.000038086</text:p>
          </table:table-cell>
          <table:table-cell table:formula="of:=[.J45]/[.$N45]" office:value-type="float" office:value="0.0000253906993868146">
            <text:p>2.53906993868146E-005</text:p>
          </table:table-cell>
          <table:table-cell table:formula="of:=[.K45]/[.$N45]" office:value-type="float" office:value="0.000863283779151697">
            <text:p>0.0008632838</text:p>
          </table:table-cell>
          <table:table-cell table:formula="of:=[.L45]/[.$N45]" office:value-type="float" office:value="0.0000507813987736292">
            <text:p>5.07813987736292E-005</text:p>
          </table:table-cell>
          <table:table-cell table:formula="of:=[.M45]/[.$N45]" office:value-type="float" office:value="0.0000634767484670365">
            <text:p>6.34767484670365E-005</text:p>
          </table:table-cell>
          <table:table-cell table:number-columns-repeated="998"/>
        </table:table-row>
        <table:table-row table:style-name="ro2">
          <table:table-cell office:value-type="string">
            <text:p>Nassau</text:p>
          </table:table-cell>
          <table:table-cell office:value-type="float" office:value="29849">
            <text:p>29849</text:p>
          </table:table-cell>
          <table:table-cell office:value-type="float" office:value="10205">
            <text:p>10205</text:p>
          </table:table-cell>
          <table:table-cell office:value-type="float" office:value="24">
            <text:p>24</text:p>
          </table:table-cell>
          <table:table-cell office:value-type="float" office:value="227">
            <text:p>22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B46]+[.C46]+[.D46]+[.E46]+[.F46]+[.G46]+[.H46]+[.I46]+[.J46]+[.K46]+[.L46]+[.M46]" office:value-type="float" office:value="40397">
            <text:p>40397</text:p>
          </table:table-cell>
          <table:table-cell table:formula="of:=[.B46]/[.$N46]" office:value-type="float" office:value="0.738891501844196">
            <text:p>0.7388915018</text:p>
          </table:table-cell>
          <table:table-cell table:formula="of:=[.C46]/[.$N46]" office:value-type="float" office:value="0.252617768646187">
            <text:p>0.2526177686</text:p>
          </table:table-cell>
          <table:table-cell table:formula="of:=[.D46]/[.$N46]" office:value-type="float" office:value="0.000594103522538802">
            <text:p>0.0005941035</text:p>
          </table:table-cell>
          <table:table-cell table:formula="of:=[.E46]/[.$N46]" office:value-type="float" office:value="0.00561922915067951">
            <text:p>0.0056192292</text:p>
          </table:table-cell>
          <table:table-cell table:formula="of:=[.F46]/[.$N46]" office:value-type="float" office:value="0.000247543134391168">
            <text:p>0.0002475431</text:p>
          </table:table-cell>
          <table:table-cell table:formula="of:=[.G46]/[.$N46]" office:value-type="float" office:value="0.000742629403173503">
            <text:p>0.0007426294</text:p>
          </table:table-cell>
          <table:table-cell table:formula="of:=[.H46]/[.$N46]" office:value-type="float" office:value="0.000272297447830284">
            <text:p>0.0002722974</text:p>
          </table:table-cell>
          <table:table-cell table:formula="of:=[.I46]/[.$N46]" office:value-type="float" office:value="0.0000495086268782335">
            <text:p>4.95086268782335E-005</text:p>
          </table:table-cell>
          <table:table-cell table:formula="of:=[.J46]/[.$N46]" office:value-type="float" office:value="0">
            <text:p>0</text:p>
          </table:table-cell>
          <table:table-cell table:formula="of:=[.K46]/[.$N46]" office:value-type="float" office:value="0.000594103522538802">
            <text:p>0.0005941035</text:p>
          </table:table-cell>
          <table:table-cell table:formula="of:=[.L46]/[.$N46]" office:value-type="float" office:value="0.000123771567195584">
            <text:p>0.0001237716</text:p>
          </table:table-cell>
          <table:table-cell table:formula="of:=[.M46]/[.$N46]" office:value-type="float" office:value="0.000247543134391168">
            <text:p>0.0002475431</text:p>
          </table:table-cell>
          <table:table-cell table:number-columns-repeated="998"/>
        </table:table-row>
        <table:table-row table:style-name="ro1">
          <table:table-cell office:value-type="string">
            <text:p>Okaloosa</text:p>
          </table:table-cell>
          <table:table-cell office:value-type="float" office:value="70069">
            <text:p>70069</text:p>
          </table:table-cell>
          <table:table-cell office:value-type="float" office:value="23351">
            <text:p>23351</text:p>
          </table:table-cell>
          <table:table-cell office:value-type="float" office:value="42">
            <text:p>42</text:p>
          </table:table-cell>
          <table:table-cell office:value-type="float" office:value="843">
            <text:p>843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B47]+[.C47]+[.D47]+[.E47]+[.F47]+[.G47]+[.H47]+[.I47]+[.J47]+[.K47]+[.L47]+[.M47]" office:value-type="float" office:value="94622">
            <text:p>94622</text:p>
          </table:table-cell>
          <table:table-cell table:formula="of:=[.B47]/[.$N47]" office:value-type="float" office:value="0.740514890828771">
            <text:p>0.7405148908</text:p>
          </table:table-cell>
          <table:table-cell table:formula="of:=[.C47]/[.$N47]" office:value-type="float" office:value="0.246781932320179">
            <text:p>0.2467819323</text:p>
          </table:table-cell>
          <table:table-cell table:formula="of:=[.D47]/[.$N47]" office:value-type="float" office:value="0.000443871404113208">
            <text:p>0.0004438714</text:p>
          </table:table-cell>
          <table:table-cell table:formula="of:=[.E47]/[.$N47]" office:value-type="float" office:value="0.00890913318255797">
            <text:p>0.0089091332</text:p>
          </table:table-cell>
          <table:table-cell table:formula="of:=[.F47]/[.$N47]" office:value-type="float" office:value="0.000560123438523811">
            <text:p>0.0005601234</text:p>
          </table:table-cell>
          <table:table-cell table:formula="of:=[.G47]/[.$N47]" office:value-type="float" office:value="0.00101456320940162">
            <text:p>0.0010145632</text:p>
          </table:table-cell>
          <table:table-cell table:formula="of:=[.H47]/[.$N47]" office:value-type="float" office:value="0.000169093868233603">
            <text:p>0.0001690939</text:p>
          </table:table-cell>
          <table:table-cell table:formula="of:=[.I47]/[.$N47]" office:value-type="float" office:value="0.000147957134704403">
            <text:p>0.0001479571</text:p>
          </table:table-cell>
          <table:table-cell table:formula="of:=[.J47]/[.$N47]" office:value-type="float" office:value="0.0000317051002938006">
            <text:p>3.17051002938006E-005</text:p>
          </table:table-cell>
          <table:table-cell table:formula="of:=[.K47]/[.$N47]" office:value-type="float" office:value="0.00103569994293082">
            <text:p>0.0010356999</text:p>
          </table:table-cell>
          <table:table-cell table:formula="of:=[.L47]/[.$N47]" office:value-type="float" office:value="0.000179662234998203">
            <text:p>0.0001796622</text:p>
          </table:table-cell>
          <table:table-cell table:formula="of:=[.M47]/[.$N47]" office:value-type="float" office:value="0.000211367335292004">
            <text:p>0.0002113673</text:p>
          </table:table-cell>
          <table:table-cell table:number-columns-repeated="998"/>
        </table:table-row>
        <table:table-row table:style-name="ro2">
          <table:table-cell office:value-type="string">
            <text:p>Okeechobee</text:p>
          </table:table-cell>
          <table:table-cell office:value-type="float" office:value="7314">
            <text:p>7314</text:p>
          </table:table-cell>
          <table:table-cell office:value-type="float" office:value="4843">
            <text:p>484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48]+[.C48]+[.D48]+[.E48]+[.F48]+[.G48]+[.H48]+[.I48]+[.J48]+[.K48]+[.L48]+[.M48]" office:value-type="float" office:value="12297">
            <text:p>12297</text:p>
          </table:table-cell>
          <table:table-cell table:formula="of:=[.B48]/[.$N48]" office:value-type="float" office:value="0.594779214442547">
            <text:p>0.5947792144</text:p>
          </table:table-cell>
          <table:table-cell table:formula="of:=[.C48]/[.$N48]" office:value-type="float" office:value="0.393835894933724">
            <text:p>0.3938358949</text:p>
          </table:table-cell>
          <table:table-cell table:formula="of:=[.D48]/[.$N48]" office:value-type="float" office:value="0.000731885825811173">
            <text:p>0.0007318858</text:p>
          </table:table-cell>
          <table:table-cell table:formula="of:=[.E48]/[.$N48]" office:value-type="float" office:value="0.00536716272261527">
            <text:p>0.0053671627</text:p>
          </table:table-cell>
          <table:table-cell table:formula="of:=[.F48]/[.$N48]" office:value-type="float" office:value="0.000650565178498821">
            <text:p>0.0006505652</text:p>
          </table:table-cell>
          <table:table-cell table:formula="of:=[.G48]/[.$N48]" office:value-type="float" office:value="0.00121980970968529">
            <text:p>0.0012198097</text:p>
          </table:table-cell>
          <table:table-cell table:formula="of:=[.H48]/[.$N48]" office:value-type="float" office:value="0.000162641294624705">
            <text:p>0.0001626413</text:p>
          </table:table-cell>
          <table:table-cell table:formula="of:=[.I48]/[.$N48]" office:value-type="float" office:value="0.000243961941937058">
            <text:p>0.0002439619</text:p>
          </table:table-cell>
          <table:table-cell table:formula="of:=[.J48]/[.$N48]" office:value-type="float" office:value="0">
            <text:p>0</text:p>
          </table:table-cell>
          <table:table-cell table:formula="of:=[.K48]/[.$N48]" office:value-type="float" office:value="0.00227697812474587">
            <text:p>0.0022769781</text:p>
          </table:table-cell>
          <table:table-cell table:formula="of:=[.L48]/[.$N48]" office:value-type="float" office:value="0.00032528258924941">
            <text:p>0.0003252826</text:p>
          </table:table-cell>
          <table:table-cell table:formula="of:=[.M48]/[.$N48]" office:value-type="float" office:value="0.000406603236561763">
            <text:p>0.0004066032</text:p>
          </table:table-cell>
          <table:table-cell table:number-columns-repeated="998"/>
        </table:table-row>
        <table:table-row table:style-name="ro2">
          <table:table-cell office:value-type="string">
            <text:p>Orange</text:p>
          </table:table-cell>
          <table:table-cell office:value-type="float" office:value="188014">
            <text:p>188014</text:p>
          </table:table-cell>
          <table:table-cell office:value-type="float" office:value="272129">
            <text:p>272129</text:p>
          </table:table-cell>
          <table:table-cell office:value-type="float" office:value="161">
            <text:p>161</text:p>
          </table:table-cell>
          <table:table-cell office:value-type="float" office:value="2788">
            <text:p>2788</text:p>
          </table:table-cell>
          <table:table-cell office:value-type="float" office:value="111">
            <text:p>111</text:p>
          </table:table-cell>
          <table:table-cell office:value-type="float" office:value="434">
            <text:p>434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table:formula="of:=[.B49]+[.C49]+[.D49]+[.E49]+[.F49]+[.G49]+[.H49]+[.I49]+[.J49]+[.K49]+[.L49]+[.M49]" office:value-type="float" office:value="464183">
            <text:p>464183</text:p>
          </table:table-cell>
          <table:table-cell table:formula="of:=[.B49]/[.$N49]" office:value-type="float" office:value="0.40504283870801">
            <text:p>0.4050428387</text:p>
          </table:table-cell>
          <table:table-cell table:formula="of:=[.C49]/[.$N49]" office:value-type="float" office:value="0.586253697356431">
            <text:p>0.5862536974</text:p>
          </table:table-cell>
          <table:table-cell table:formula="of:=[.D49]/[.$N49]" office:value-type="float" office:value="0.0003468459637686">
            <text:p>0.000346846</text:p>
          </table:table-cell>
          <table:table-cell table:formula="of:=[.E49]/[.$N49]" office:value-type="float" office:value="0.00600625184463886">
            <text:p>0.0060062518</text:p>
          </table:table-cell>
          <table:table-cell table:formula="of:=[.F49]/[.$N49]" office:value-type="float" office:value="0.000239129825952264">
            <text:p>0.0002391298</text:p>
          </table:table-cell>
          <table:table-cell table:formula="of:=[.G49]/[.$N49]" office:value-type="float" office:value="0.000934976076245791">
            <text:p>0.0009349761</text:p>
          </table:table-cell>
          <table:table-cell table:formula="of:=[.H49]/[.$N49]" office:value-type="float" office:value="0.000135722333648583">
            <text:p>0.0001357223</text:p>
          </table:table-cell>
          <table:table-cell table:formula="of:=[.I49]/[.$N49]" office:value-type="float" office:value="0.0000904815557657217">
            <text:p>9.04815557657217E-005</text:p>
          </table:table-cell>
          <table:table-cell table:formula="of:=[.J49]/[.$N49]" office:value-type="float" office:value="0.0000387778096138807">
            <text:p>3.87778096138807E-005</text:p>
          </table:table-cell>
          <table:table-cell table:formula="of:=[.K49]/[.$N49]" office:value-type="float" office:value="0.000616136308309438">
            <text:p>0.0006161363</text:p>
          </table:table-cell>
          <table:table-cell table:formula="of:=[.L49]/[.$N49]" office:value-type="float" office:value="0.000114179106085316">
            <text:p>0.0001141791</text:p>
          </table:table-cell>
          <table:table-cell table:formula="of:=[.M49]/[.$N49]" office:value-type="float" office:value="0.000180963111531443">
            <text:p>0.0001809631</text:p>
          </table:table-cell>
          <table:table-cell table:number-columns-repeated="998"/>
        </table:table-row>
        <table:table-row table:style-name="ro2">
          <table:table-cell office:value-type="string">
            <text:p>Osceola</text:p>
          </table:table-cell>
          <table:table-cell office:value-type="float" office:value="40561">
            <text:p>40561</text:p>
          </table:table-cell>
          <table:table-cell office:value-type="float" office:value="67117">
            <text:p>67117</text:p>
          </table:table-cell>
          <table:table-cell office:value-type="float" office:value="68">
            <text:p>68</text:p>
          </table:table-cell>
          <table:table-cell office:value-type="float" office:value="458">
            <text:p>458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[.B50]+[.C50]+[.D50]+[.E50]+[.F50]+[.G50]+[.H50]+[.I50]+[.J50]+[.K50]+[.L50]+[.M50]" office:value-type="float" office:value="108541">
            <text:p>108541</text:p>
          </table:table-cell>
          <table:table-cell table:formula="of:=[.B50]/[.$N50]" office:value-type="float" office:value="0.373692890244239">
            <text:p>0.3736928902</text:p>
          </table:table-cell>
          <table:table-cell table:formula="of:=[.C50]/[.$N50]" office:value-type="float" office:value="0.618356197197372">
            <text:p>0.6183561972</text:p>
          </table:table-cell>
          <table:table-cell table:formula="of:=[.D50]/[.$N50]" office:value-type="float" office:value="0.000626491371923973">
            <text:p>0.0006264914</text:p>
          </table:table-cell>
          <table:table-cell table:formula="of:=[.E50]/[.$N50]" office:value-type="float" office:value="0.00421960365207617">
            <text:p>0.0042196037</text:p>
          </table:table-cell>
          <table:table-cell table:formula="of:=[.F50]/[.$N50]" office:value-type="float" office:value="0.000396163661657807">
            <text:p>0.0003961637</text:p>
          </table:table-cell>
          <table:table-cell table:formula="of:=[.G50]/[.$N50]" office:value-type="float" office:value="0.00080154043172626">
            <text:p>0.0008015404</text:p>
          </table:table-cell>
          <table:table-cell table:formula="of:=[.H50]/[.$N50]" office:value-type="float" office:value="0.000119770409338407">
            <text:p>0.0001197704</text:p>
          </table:table-cell>
          <table:table-cell table:formula="of:=[.I50]/[.$N50]" office:value-type="float" office:value="0.000175049059802287">
            <text:p>0.0001750491</text:p>
          </table:table-cell>
          <table:table-cell table:formula="of:=[.J50]/[.$N50]" office:value-type="float" office:value="0.0000737048672851733">
            <text:p>7.37048672851733E-005</text:p>
          </table:table-cell>
          <table:table-cell table:formula="of:=[.K50]/[.$N50]" office:value-type="float" office:value="0.00102265503358178">
            <text:p>0.001022655</text:p>
          </table:table-cell>
          <table:table-cell table:formula="of:=[.L50]/[.$N50]" office:value-type="float" office:value="0.000128983517749053">
            <text:p>0.0001289835</text:p>
          </table:table-cell>
          <table:table-cell table:formula="of:=[.M50]/[.$N50]" office:value-type="float" office:value="0.00038695055324716">
            <text:p>0.0003869506</text:p>
          </table:table-cell>
          <table:table-cell table:number-columns-repeated="998"/>
        </table:table-row>
        <table:table-row table:style-name="ro2">
          <table:table-cell office:value-type="string">
            <text:p>Palm Beach</text:p>
          </table:table-cell>
          <table:table-cell office:value-type="float" office:value="228611">
            <text:p>228611</text:p>
          </table:table-cell>
          <table:table-cell office:value-type="float" office:value="323862">
            <text:p>323862</text:p>
          </table:table-cell>
          <table:table-cell office:value-type="float" office:value="144">
            <text:p>144</text:p>
          </table:table-cell>
          <table:table-cell office:value-type="float" office:value="2097">
            <text:p>2097</text:p>
          </table:table-cell>
          <table:table-cell office:value-type="float" office:value="114">
            <text:p>114</text:p>
          </table:table-cell>
          <table:table-cell office:value-type="float" office:value="451">
            <text:p>45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325">
            <text:p>32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formula="of:=[.B51]+[.C51]+[.D51]+[.E51]+[.F51]+[.G51]+[.H51]+[.I51]+[.J51]+[.K51]+[.L51]+[.M51]" office:value-type="float" office:value="555806">
            <text:p>555806</text:p>
          </table:table-cell>
          <table:table-cell table:formula="of:=[.B51]/[.$N51]" office:value-type="float" office:value="0.411314379477731">
            <text:p>0.4113143795</text:p>
          </table:table-cell>
          <table:table-cell table:formula="of:=[.C51]/[.$N51]" office:value-type="float" office:value="0.582688923833136">
            <text:p>0.5826889238</text:p>
          </table:table-cell>
          <table:table-cell table:formula="of:=[.D51]/[.$N51]" office:value-type="float" office:value="0.000259083205291055">
            <text:p>0.0002590832</text:p>
          </table:table-cell>
          <table:table-cell table:formula="of:=[.E51]/[.$N51]" office:value-type="float" office:value="0.00377289917705099">
            <text:p>0.0037728992</text:p>
          </table:table-cell>
          <table:table-cell table:formula="of:=[.F51]/[.$N51]" office:value-type="float" office:value="0.000205107537522085">
            <text:p>0.0002051075</text:p>
          </table:table-cell>
          <table:table-cell table:formula="of:=[.G51]/[.$N51]" office:value-type="float" office:value="0.000811434205460179">
            <text:p>0.0008114342</text:p>
          </table:table-cell>
          <table:table-cell table:formula="of:=[.H51]/[.$N51]" office:value-type="float" office:value="0.0000593732345458667">
            <text:p>5.93732345458667E-005</text:p>
          </table:table-cell>
          <table:table-cell table:formula="of:=[.I51]/[.$N51]" office:value-type="float" office:value="0.0000683691791740283">
            <text:p>6.83691791740283E-005</text:p>
          </table:table-cell>
          <table:table-cell table:formula="of:=[.J51]/[.$N51]" office:value-type="float" office:value="0.0000287870228101172">
            <text:p>0.000028787</text:p>
          </table:table-cell>
          <table:table-cell table:formula="of:=[.K51]/[.$N51]" office:value-type="float" office:value="0.000584736400830506">
            <text:p>0.0005847364</text:p>
          </table:table-cell>
          <table:table-cell table:formula="of:=[.L51]/[.$N51]" office:value-type="float" office:value="0.0000539756677689697">
            <text:p>5.39756677689697E-005</text:p>
          </table:table-cell>
          <table:table-cell table:formula="of:=[.M51]/[.$N51]" office:value-type="float" office:value="0.000152931058678748">
            <text:p>0.0001529311</text:p>
          </table:table-cell>
          <table:table-cell table:number-columns-repeated="998"/>
        </table:table-row>
        <table:table-row table:style-name="ro1">
          <table:table-cell office:value-type="string">
            <text:p>Pasco</text:p>
          </table:table-cell>
          <table:table-cell office:value-type="float" office:value="112055">
            <text:p>112055</text:p>
          </table:table-cell>
          <table:table-cell office:value-type="float" office:value="97783">
            <text:p>97783</text:p>
          </table:table-cell>
          <table:table-cell office:value-type="float" office:value="154">
            <text:p>154</text:p>
          </table:table-cell>
          <table:table-cell office:value-type="float" office:value="1676">
            <text:p>1676</text:p>
          </table:table-cell>
          <table:table-cell office:value-type="float" office:value="88">
            <text:p>88</text:p>
          </table:table-cell>
          <table:table-cell office:value-type="float" office:value="316">
            <text:p>316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53">
            <text:p>453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table:formula="of:=[.B52]+[.C52]+[.D52]+[.E52]+[.F52]+[.G52]+[.H52]+[.I52]+[.J52]+[.K52]+[.L52]+[.M52]" office:value-type="float" office:value="212696">
            <text:p>212696</text:p>
          </table:table-cell>
          <table:table-cell table:formula="of:=[.B52]/[.$N52]" office:value-type="float" office:value="0.526831722270283">
            <text:p>0.5268317223</text:p>
          </table:table-cell>
          <table:table-cell table:formula="of:=[.C52]/[.$N52]" office:value-type="float" office:value="0.459731259638169">
            <text:p>0.4597312596</text:p>
          </table:table-cell>
          <table:table-cell table:formula="of:=[.D52]/[.$N52]" office:value-type="float" office:value="0.00072403806371535">
            <text:p>0.0007240381</text:p>
          </table:table-cell>
          <table:table-cell table:formula="of:=[.E52]/[.$N52]" office:value-type="float" office:value="0.00787979087523978">
            <text:p>0.0078797909</text:p>
          </table:table-cell>
          <table:table-cell table:formula="of:=[.F52]/[.$N52]" office:value-type="float" office:value="0.000413736036408771">
            <text:p>0.000413736</text:p>
          </table:table-cell>
          <table:table-cell table:formula="of:=[.G52]/[.$N52]" office:value-type="float" office:value="0.00148568849437695">
            <text:p>0.0014856885</text:p>
          </table:table-cell>
          <table:table-cell table:formula="of:=[.H52]/[.$N52]" office:value-type="float" office:value="0.000141046376048445">
            <text:p>0.0001410464</text:p>
          </table:table-cell>
          <table:table-cell table:formula="of:=[.I52]/[.$N52]" office:value-type="float" office:value="0.000112837100838756">
            <text:p>0.0001128371</text:p>
          </table:table-cell>
          <table:table-cell table:formula="of:=[.J52]/[.$N52]" office:value-type="float" office:value="0.0000376123669462519">
            <text:p>3.76123669462519E-005</text:p>
          </table:table-cell>
          <table:table-cell table:formula="of:=[.K52]/[.$N52]" office:value-type="float" office:value="0.00212980027833151">
            <text:p>0.0021298003</text:p>
          </table:table-cell>
          <table:table-cell table:formula="of:=[.L52]/[.$N52]" office:value-type="float" office:value="0.000202166472336104">
            <text:p>0.0002021665</text:p>
          </table:table-cell>
          <table:table-cell table:formula="of:=[.M52]/[.$N52]" office:value-type="float" office:value="0.000310302027306578">
            <text:p>0.000310302</text:p>
          </table:table-cell>
          <table:table-cell table:number-columns-repeated="998"/>
        </table:table-row>
        <table:table-row table:style-name="ro1">
          <table:table-cell office:value-type="string">
            <text:p>Pinellas</text:p>
          </table:table-cell>
          <table:table-cell office:value-type="float" office:value="212866">
            <text:p>212866</text:p>
          </table:table-cell>
          <table:table-cell office:value-type="float" office:value="238367">
            <text:p>238367</text:p>
          </table:table-cell>
          <table:table-cell office:value-type="float" office:value="238">
            <text:p>238</text:p>
          </table:table-cell>
          <table:table-cell office:value-type="float" office:value="3307">
            <text:p>3307</text:p>
          </table:table-cell>
          <table:table-cell office:value-type="float" office:value="177">
            <text:p>177</text:p>
          </table:table-cell>
          <table:table-cell office:value-type="float" office:value="715">
            <text:p>71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610">
            <text:p>610</text:p>
          </table:table-cell>
          <table:table-cell office:value-type="float" office:value="48">
            <text:p>48</text:p>
          </table:table-cell>
          <table:table-cell office:value-type="float" office:value="107">
            <text:p>107</text:p>
          </table:table-cell>
          <table:table-cell table:formula="of:=[.B53]+[.C53]+[.D53]+[.E53]+[.F53]+[.G53]+[.H53]+[.I53]+[.J53]+[.K53]+[.L53]+[.M53]" office:value-type="float" office:value="456541">
            <text:p>456541</text:p>
          </table:table-cell>
          <table:table-cell table:formula="of:=[.B53]/[.$N53]" office:value-type="float" office:value="0.466258233105022">
            <text:p>0.4662582331</text:p>
          </table:table-cell>
          <table:table-cell table:formula="of:=[.C53]/[.$N53]" office:value-type="float" office:value="0.52211520980591">
            <text:p>0.5221152098</text:p>
          </table:table-cell>
          <table:table-cell table:formula="of:=[.D53]/[.$N53]" office:value-type="float" office:value="0.000521311338959699">
            <text:p>0.0005213113</text:p>
          </table:table-cell>
          <table:table-cell table:formula="of:=[.E53]/[.$N53]" office:value-type="float" office:value="0.00724359915100725">
            <text:p>0.0072435992</text:p>
          </table:table-cell>
          <table:table-cell table:formula="of:=[.F53]/[.$N53]" office:value-type="float" office:value="0.000387697928554062">
            <text:p>0.0003876979</text:p>
          </table:table-cell>
          <table:table-cell table:formula="of:=[.G53]/[.$N53]" office:value-type="float" office:value="0.00156612440065624">
            <text:p>0.0015661244</text:p>
          </table:table-cell>
          <table:table-cell table:formula="of:=[.H53]/[.$N53]" office:value-type="float" office:value="0.0000898057348628053">
            <text:p>8.98057348628053E-005</text:p>
          </table:table-cell>
          <table:table-cell table:formula="of:=[.I53]/[.$N53]" office:value-type="float" office:value="0.0000985672699713717">
            <text:p>9.85672699713717E-005</text:p>
          </table:table-cell>
          <table:table-cell table:formula="of:=[.J53]/[.$N53]" office:value-type="float" office:value="0.0000438076755428319">
            <text:p>4.38076755428319E-005</text:p>
          </table:table-cell>
          <table:table-cell table:formula="of:=[.K53]/[.$N53]" office:value-type="float" office:value="0.00133613410405637">
            <text:p>0.0013361341</text:p>
          </table:table-cell>
          <table:table-cell table:formula="of:=[.L53]/[.$N53]" office:value-type="float" office:value="0.000105138421302796">
            <text:p>0.0001051384</text:p>
          </table:table-cell>
          <table:table-cell table:formula="of:=[.M53]/[.$N53]" office:value-type="float" office:value="0.00023437106415415">
            <text:p>0.0002343711</text:p>
          </table:table-cell>
          <table:table-cell table:number-columns-repeated="998"/>
        </table:table-row>
        <table:table-row table:style-name="ro2">
          <table:table-cell office:value-type="string">
            <text:p>Polk</text:p>
          </table:table-cell>
          <table:table-cell office:value-type="float" office:value="131294">
            <text:p>131294</text:p>
          </table:table-cell>
          <table:table-cell office:value-type="float" office:value="114034">
            <text:p>114034</text:p>
          </table:table-cell>
          <table:table-cell office:value-type="float" office:value="148">
            <text:p>148</text:p>
          </table:table-cell>
          <table:table-cell office:value-type="float" office:value="1431">
            <text:p>1431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2">
            <text:p>392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table:formula="of:=[.B54]+[.C54]+[.D54]+[.E54]+[.F54]+[.G54]+[.H54]+[.I54]+[.J54]+[.K54]+[.L54]+[.M54]" office:value-type="float" office:value="247788">
            <text:p>247788</text:p>
          </table:table-cell>
          <table:table-cell table:formula="of:=[.B54]/[.$N54]" office:value-type="float" office:value="0.529864238784768">
            <text:p>0.5298642388</text:p>
          </table:table-cell>
          <table:table-cell table:formula="of:=[.C54]/[.$N54]" office:value-type="float" office:value="0.460207919673269">
            <text:p>0.4602079197</text:p>
          </table:table-cell>
          <table:table-cell table:formula="of:=[.D54]/[.$N54]" office:value-type="float" office:value="0.000597284775695352">
            <text:p>0.0005972848</text:p>
          </table:table-cell>
          <table:table-cell table:formula="of:=[.E54]/[.$N54]" office:value-type="float" office:value="0.00577509806770304">
            <text:p>0.0057750981</text:p>
          </table:table-cell>
          <table:table-cell table:formula="of:=[.F54]/[.$N54]" office:value-type="float" office:value="0.000302678095791564">
            <text:p>0.0003026781</text:p>
          </table:table-cell>
          <table:table-cell table:formula="of:=[.G54]/[.$N54]" office:value-type="float" office:value="0.00100892698597188">
            <text:p>0.001008927</text:p>
          </table:table-cell>
          <table:table-cell table:formula="of:=[.H54]/[.$N54]" office:value-type="float" office:value="0.000121071238316626">
            <text:p>0.0001210712</text:p>
          </table:table-cell>
          <table:table-cell table:formula="of:=[.I54]/[.$N54]" office:value-type="float" office:value="0.0000686070350460878">
            <text:p>0.000068607</text:p>
          </table:table-cell>
          <table:table-cell table:formula="of:=[.J54]/[.$N54]" office:value-type="float" office:value="0.0000605356191583127">
            <text:p>6.05356191583127E-005</text:p>
          </table:table-cell>
          <table:table-cell table:formula="of:=[.K54]/[.$N54]" office:value-type="float" office:value="0.00158199751400391">
            <text:p>0.0015819975</text:p>
          </table:table-cell>
          <table:table-cell table:formula="of:=[.L54]/[.$N54]" office:value-type="float" office:value="0.000157392609811613">
            <text:p>0.0001573926</text:p>
          </table:table-cell>
          <table:table-cell table:formula="of:=[.M54]/[.$N54]" office:value-type="float" office:value="0.000254249600464914">
            <text:p>0.0002542496</text:p>
          </table:table-cell>
          <table:table-cell table:number-columns-repeated="998"/>
        </table:table-row>
        <table:table-row table:style-name="ro2">
          <table:table-cell office:value-type="string">
            <text:p>Putnam</text:p>
          </table:table-cell>
          <table:table-cell office:value-type="float" office:value="19287">
            <text:p>19287</text:p>
          </table:table-cell>
          <table:table-cell office:value-type="float" office:value="11609">
            <text:p>11609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55]+[.C55]+[.D55]+[.E55]+[.F55]+[.G55]+[.H55]+[.I55]+[.J55]+[.K55]+[.L55]+[.M55]" office:value-type="float" office:value="31224">
            <text:p>31224</text:p>
          </table:table-cell>
          <table:table-cell table:formula="of:=[.B55]/[.$N55]" office:value-type="float" office:value="0.617697924673328">
            <text:p>0.6176979247</text:p>
          </table:table-cell>
          <table:table-cell table:formula="of:=[.C55]/[.$N55]" office:value-type="float" office:value="0.371797335383039">
            <text:p>0.3717973354</text:p>
          </table:table-cell>
          <table:table-cell table:formula="of:=[.D55]/[.$N55]" office:value-type="float" office:value="0.000704586215731489">
            <text:p>0.0007045862</text:p>
          </table:table-cell>
          <table:table-cell table:formula="of:=[.E55]/[.$N55]" office:value-type="float" office:value="0.00454778375608506">
            <text:p>0.0045477838</text:p>
          </table:table-cell>
          <table:table-cell table:formula="of:=[.F55]/[.$N55]" office:value-type="float" office:value="0.000704586215731489">
            <text:p>0.0007045862</text:p>
          </table:table-cell>
          <table:table-cell table:formula="of:=[.G55]/[.$N55]" office:value-type="float" office:value="0.00182551883166795">
            <text:p>0.0018255188</text:p>
          </table:table-cell>
          <table:table-cell table:formula="of:=[.H55]/[.$N55]" office:value-type="float" office:value="0.000256213169356905">
            <text:p>0.0002562132</text:p>
          </table:table-cell>
          <table:table-cell table:formula="of:=[.I55]/[.$N55]" office:value-type="float" office:value="0.0000640532923392262">
            <text:p>6.40532923392262E-005</text:p>
          </table:table-cell>
          <table:table-cell table:formula="of:=[.J55]/[.$N55]" office:value-type="float" office:value="0.0000640532923392262">
            <text:p>6.40532923392262E-005</text:p>
          </table:table-cell>
          <table:table-cell table:formula="of:=[.K55]/[.$N55]" office:value-type="float" office:value="0.00179349218549833">
            <text:p>0.0017934922</text:p>
          </table:table-cell>
          <table:table-cell table:formula="of:=[.L55]/[.$N55]" office:value-type="float" office:value="0.000256213169356905">
            <text:p>0.0002562132</text:p>
          </table:table-cell>
          <table:table-cell table:formula="of:=[.M55]/[.$N55]" office:value-type="float" office:value="0.000288239815526518">
            <text:p>0.0002882398</text:p>
          </table:table-cell>
          <table:table-cell table:number-columns-repeated="998"/>
        </table:table-row>
        <table:table-row table:style-name="ro2">
          <table:table-cell office:value-type="string">
            <text:p>Santa Rosa</text:p>
          </table:table-cell>
          <table:table-cell office:value-type="float" office:value="58036">
            <text:p>58036</text:p>
          </table:table-cell>
          <table:table-cell office:value-type="float" office:value="17698">
            <text:p>17698</text:p>
          </table:table-cell>
          <table:table-cell office:value-type="float" office:value="33">
            <text:p>33</text:p>
          </table:table-cell>
          <table:table-cell office:value-type="float" office:value="601">
            <text:p>601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56]+[.C56]+[.D56]+[.E56]+[.F56]+[.G56]+[.H56]+[.I56]+[.J56]+[.K56]+[.L56]+[.M56]" office:value-type="float" office:value="76621">
            <text:p>76621</text:p>
          </table:table-cell>
          <table:table-cell table:formula="of:=[.B56]/[.$N56]" office:value-type="float" office:value="0.75744247660563">
            <text:p>0.7574424766</text:p>
          </table:table-cell>
          <table:table-cell table:formula="of:=[.C56]/[.$N56]" office:value-type="float" office:value="0.23098106263296">
            <text:p>0.2309810626</text:p>
          </table:table-cell>
          <table:table-cell table:formula="of:=[.D56]/[.$N56]" office:value-type="float" office:value="0.000430691324832618">
            <text:p>0.0004306913</text:p>
          </table:table-cell>
          <table:table-cell table:formula="of:=[.E56]/[.$N56]" office:value-type="float" office:value="0.0078438026128607">
            <text:p>0.0078438026</text:p>
          </table:table-cell>
          <table:table-cell table:formula="of:=[.F56]/[.$N56]" office:value-type="float" office:value="0.000730870126988685">
            <text:p>0.0007308701</text:p>
          </table:table-cell>
          <table:table-cell table:formula="of:=[.G56]/[.$N56]" office:value-type="float" office:value="0.00109630519048303">
            <text:p>0.0010963052</text:p>
          </table:table-cell>
          <table:table-cell table:formula="of:=[.H56]/[.$N56]" office:value-type="float" office:value="0.000104410018141241">
            <text:p>0.00010441</text:p>
          </table:table-cell>
          <table:table-cell table:formula="of:=[.I56]/[.$N56]" office:value-type="float" office:value="0.0000652562613382754">
            <text:p>6.52562613382754E-005</text:p>
          </table:table-cell>
          <table:table-cell table:formula="of:=[.J56]/[.$N56]" office:value-type="float" office:value="0.0000522050090706203">
            <text:p>0.000052205</text:p>
          </table:table-cell>
          <table:table-cell table:formula="of:=[.K56]/[.$N56]" office:value-type="float" office:value="0.00109630519048303">
            <text:p>0.0010963052</text:p>
          </table:table-cell>
          <table:table-cell table:formula="of:=[.L56]/[.$N56]" office:value-type="float" office:value="0.0000391537568029652">
            <text:p>3.91537568029652E-005</text:p>
          </table:table-cell>
          <table:table-cell table:formula="of:=[.M56]/[.$N56]" office:value-type="float" office:value="0.000117461270408896">
            <text:p>0.0001174613</text:p>
          </table:table-cell>
          <table:table-cell table:number-columns-repeated="998"/>
        </table:table-row>
        <table:table-row table:style-name="ro2">
          <table:table-cell office:value-type="string">
            <text:p>Sarasota</text:p>
          </table:table-cell>
          <table:table-cell office:value-type="float" office:value="110230">
            <text:p>110230</text:p>
          </table:table-cell>
          <table:table-cell office:value-type="float" office:value="94749">
            <text:p>94749</text:p>
          </table:table-cell>
          <table:table-cell office:value-type="float" office:value="88">
            <text:p>88</text:p>
          </table:table-cell>
          <table:table-cell office:value-type="float" office:value="1083">
            <text:p>1083</text:p>
          </table:table-cell>
          <table:table-cell office:value-type="float" office:value="39">
            <text:p>39</text:p>
          </table:table-cell>
          <table:table-cell office:value-type="float" office:value="281">
            <text:p>28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formula="of:=[.B57]+[.C57]+[.D57]+[.E57]+[.F57]+[.G57]+[.H57]+[.I57]+[.J57]+[.K57]+[.L57]+[.M57]" office:value-type="float" office:value="206820">
            <text:p>206820</text:p>
          </table:table-cell>
          <table:table-cell table:formula="of:=[.B57]/[.$N57]" office:value-type="float" office:value="0.532975534281017">
            <text:p>0.5329755343</text:p>
          </table:table-cell>
          <table:table-cell table:formula="of:=[.C57]/[.$N57]" office:value-type="float" office:value="0.458123005512039">
            <text:p>0.4581230055</text:p>
          </table:table-cell>
          <table:table-cell table:formula="of:=[.D57]/[.$N57]" office:value-type="float" office:value="0.000425490764916352">
            <text:p>0.0004254908</text:p>
          </table:table-cell>
          <table:table-cell table:formula="of:=[.E57]/[.$N57]" office:value-type="float" office:value="0.00523643748186829">
            <text:p>0.0052364375</text:p>
          </table:table-cell>
          <table:table-cell table:formula="of:=[.F57]/[.$N57]" office:value-type="float" office:value="0.000188569770815202">
            <text:p>0.0001885698</text:p>
          </table:table-cell>
          <table:table-cell table:formula="of:=[.G57]/[.$N57]" office:value-type="float" office:value="0.00135866937433517">
            <text:p>0.0013586694</text:p>
          </table:table-cell>
          <table:table-cell table:formula="of:=[.H57]/[.$N57]" office:value-type="float" office:value="0.0000435161009573542">
            <text:p>4.35161009573542E-005</text:p>
          </table:table-cell>
          <table:table-cell table:formula="of:=[.I57]/[.$N57]" office:value-type="float" office:value="0.0000628565902717339">
            <text:p>6.28565902717339E-005</text:p>
          </table:table-cell>
          <table:table-cell table:formula="of:=[.J57]/[.$N57]" office:value-type="float" office:value="0.0000290107339715695">
            <text:p>2.90107339715695E-005</text:p>
          </table:table-cell>
          <table:table-cell table:formula="of:=[.K57]/[.$N57]" office:value-type="float" office:value="0.00120878058214873">
            <text:p>0.0012087806</text:p>
          </table:table-cell>
          <table:table-cell table:formula="of:=[.L57]/[.$N57]" office:value-type="float" office:value="0.000125713180543468">
            <text:p>0.0001257132</text:p>
          </table:table-cell>
          <table:table-cell table:formula="of:=[.M57]/[.$N57]" office:value-type="float" office:value="0.000222415627115366">
            <text:p>0.0002224156</text:p>
          </table:table-cell>
          <table:table-cell table:number-columns-repeated="998"/>
        </table:table-row>
        <table:table-row table:style-name="ro2">
          <table:table-cell office:value-type="string">
            <text:p>Seminole</text:p>
          </table:table-cell>
          <table:table-cell office:value-type="float" office:value="109456">
            <text:p>109456</text:p>
          </table:table-cell>
          <table:table-cell office:value-type="float" office:value="95640">
            <text:p>95640</text:p>
          </table:table-cell>
          <table:table-cell office:value-type="float" office:value="67">
            <text:p>67</text:p>
          </table:table-cell>
          <table:table-cell office:value-type="float" office:value="1591">
            <text:p>1591</text:p>
          </table:table-cell>
          <table:table-cell office:value-type="float" office:value="72">
            <text:p>72</text:p>
          </table:table-cell>
          <table:table-cell office:value-type="float" office:value="223">
            <text:p>22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formula="of:=[.B58]+[.C58]+[.D58]+[.E58]+[.F58]+[.G58]+[.H58]+[.I58]+[.J58]+[.K58]+[.L58]+[.M58]" office:value-type="float" office:value="207307">
            <text:p>207307</text:p>
          </table:table-cell>
          <table:table-cell table:formula="of:=[.B58]/[.$N58]" office:value-type="float" office:value="0.527989889391096">
            <text:p>0.5279898894</text:p>
          </table:table-cell>
          <table:table-cell table:formula="of:=[.C58]/[.$N58]" office:value-type="float" office:value="0.461344768869358">
            <text:p>0.4613447689</text:p>
          </table:table-cell>
          <table:table-cell table:formula="of:=[.D58]/[.$N58]" office:value-type="float" office:value="0.000323192173925627">
            <text:p>0.0003231922</text:p>
          </table:table-cell>
          <table:table-cell table:formula="of:=[.E58]/[.$N58]" office:value-type="float" office:value="0.00767460818978616">
            <text:p>0.0076746082</text:p>
          </table:table-cell>
          <table:table-cell table:formula="of:=[.F58]/[.$N58]" office:value-type="float" office:value="0.000347310992875301">
            <text:p>0.000347311</text:p>
          </table:table-cell>
          <table:table-cell table:formula="of:=[.G58]/[.$N58]" office:value-type="float" office:value="0.00107569932515545">
            <text:p>0.0010756993</text:p>
          </table:table-cell>
          <table:table-cell table:formula="of:=[.H58]/[.$N58]" office:value-type="float" office:value="0.0000868277482188252">
            <text:p>8.68277482188252E-005</text:p>
          </table:table-cell>
          <table:table-cell table:formula="of:=[.I58]/[.$N58]" office:value-type="float" office:value="0.0000627089292691515">
            <text:p>6.27089292691515E-005</text:p>
          </table:table-cell>
          <table:table-cell table:formula="of:=[.J58]/[.$N58]" office:value-type="float" office:value="0.0000482376378993473">
            <text:p>4.82376378993473E-005</text:p>
          </table:table-cell>
          <table:table-cell table:formula="of:=[.K58]/[.$N58]" office:value-type="float" office:value="0.000675326930590863">
            <text:p>0.0006753269</text:p>
          </table:table-cell>
          <table:table-cell table:formula="of:=[.L58]/[.$N58]" office:value-type="float" office:value="0.000115770330958434">
            <text:p>0.0001157703</text:p>
          </table:table-cell>
          <table:table-cell table:formula="of:=[.M58]/[.$N58]" office:value-type="float" office:value="0.000255659480866541">
            <text:p>0.0002556595</text:p>
          </table:table-cell>
          <table:table-cell table:number-columns-repeated="998"/>
        </table:table-row>
        <table:table-row table:style-name="ro2">
          <table:table-cell office:value-type="string">
            <text:p>St. Johns</text:p>
          </table:table-cell>
          <table:table-cell office:value-type="float" office:value="78360">
            <text:p>78360</text:p>
          </table:table-cell>
          <table:table-cell office:value-type="float" office:value="35056">
            <text:p>35056</text:p>
          </table:table-cell>
          <table:table-cell office:value-type="float" office:value="36">
            <text:p>36</text:p>
          </table:table-cell>
          <table:table-cell office:value-type="float" office:value="741">
            <text:p>741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B59]+[.C59]+[.D59]+[.E59]+[.F59]+[.G59]+[.H59]+[.I59]+[.J59]+[.K59]+[.L59]+[.M59]" office:value-type="float" office:value="114499">
            <text:p>114499</text:p>
          </table:table-cell>
          <table:table-cell table:formula="of:=[.B59]/[.$N59]" office:value-type="float" office:value="0.684372789282002">
            <text:p>0.6843727893</text:p>
          </table:table-cell>
          <table:table-cell table:formula="of:=[.C59]/[.$N59]" office:value-type="float" office:value="0.306168612826313">
            <text:p>0.3061686128</text:p>
          </table:table-cell>
          <table:table-cell table:formula="of:=[.D59]/[.$N59]" office:value-type="float" office:value="0.000314413226316387">
            <text:p>0.0003144132</text:p>
          </table:table-cell>
          <table:table-cell table:formula="of:=[.E59]/[.$N59]" office:value-type="float" office:value="0.00647167224167897">
            <text:p>0.0064716722</text:p>
          </table:table-cell>
          <table:table-cell table:formula="of:=[.F59]/[.$N59]" office:value-type="float" office:value="0.000305679525585376">
            <text:p>0.0003056795</text:p>
          </table:table-cell>
          <table:table-cell table:formula="of:=[.G59]/[.$N59]" office:value-type="float" office:value="0.00127512030672757">
            <text:p>0.0012751203</text:p>
          </table:table-cell>
          <table:table-cell table:formula="of:=[.H59]/[.$N59]" office:value-type="float" office:value="0.0000436685036550538">
            <text:p>4.36685036550538E-005</text:p>
          </table:table-cell>
          <table:table-cell table:formula="of:=[.I59]/[.$N59]" office:value-type="float" office:value="0.0000960707080411183">
            <text:p>9.60707080411183E-005</text:p>
          </table:table-cell>
          <table:table-cell table:formula="of:=[.J59]/[.$N59]" office:value-type="float" office:value="0.0000174674014620215">
            <text:p>1.74674014620215E-005</text:p>
          </table:table-cell>
          <table:table-cell table:formula="of:=[.K59]/[.$N59]" office:value-type="float" office:value="0.00069869605848086">
            <text:p>0.0006986961</text:p>
          </table:table-cell>
          <table:table-cell table:formula="of:=[.L59]/[.$N59]" office:value-type="float" office:value="0.0000611359051170753">
            <text:p>6.11359051170753E-005</text:p>
          </table:table-cell>
          <table:table-cell table:formula="of:=[.M59]/[.$N59]" office:value-type="float" office:value="0.000174674014620215">
            <text:p>0.000174674</text:p>
          </table:table-cell>
          <table:table-cell table:number-columns-repeated="998"/>
        </table:table-row>
        <table:table-row table:style-name="ro1">
          <table:table-cell office:value-type="string">
            <text:p>St. Lucie</text:p>
          </table:table-cell>
          <table:table-cell office:value-type="float" office:value="56125">
            <text:p>56125</text:p>
          </table:table-cell>
          <table:table-cell office:value-type="float" office:value="66246">
            <text:p>66246</text:p>
          </table:table-cell>
          <table:table-cell office:value-type="float" office:value="66">
            <text:p>66</text:p>
          </table:table-cell>
          <table:table-cell office:value-type="float" office:value="517">
            <text:p>517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[.B60]+[.C60]+[.D60]+[.E60]+[.F60]+[.G60]+[.H60]+[.I60]+[.J60]+[.K60]+[.L60]+[.M60]" office:value-type="float" office:value="123313">
            <text:p>123313</text:p>
          </table:table-cell>
          <table:table-cell table:formula="of:=[.B60]/[.$N60]" office:value-type="float" office:value="0.455142604591568">
            <text:p>0.4551426046</text:p>
          </table:table-cell>
          <table:table-cell table:formula="of:=[.C60]/[.$N60]" office:value-type="float" office:value="0.537218298151857">
            <text:p>0.5372182982</text:p>
          </table:table-cell>
          <table:table-cell table:formula="of:=[.D60]/[.$N60]" office:value-type="float" office:value="0.000535223374664472">
            <text:p>0.0005352234</text:p>
          </table:table-cell>
          <table:table-cell table:formula="of:=[.E60]/[.$N60]" office:value-type="float" office:value="0.00419258310153836">
            <text:p>0.0041925831</text:p>
          </table:table-cell>
          <table:table-cell table:formula="of:=[.F60]/[.$N60]" office:value-type="float" office:value="0.000251392797190888">
            <text:p>0.0002513928</text:p>
          </table:table-cell>
          <table:table-cell table:formula="of:=[.G60]/[.$N60]" office:value-type="float" office:value="0.00089203895777412">
            <text:p>0.000892039</text:p>
          </table:table-cell>
          <table:table-cell table:formula="of:=[.H60]/[.$N60]" office:value-type="float" office:value="0.000089203895777412">
            <text:p>8.9203895777412E-005</text:p>
          </table:table-cell>
          <table:table-cell table:formula="of:=[.I60]/[.$N60]" office:value-type="float" office:value="0.0000810944507067381">
            <text:p>8.10944507067381E-005</text:p>
          </table:table-cell>
          <table:table-cell table:formula="of:=[.J60]/[.$N60]" office:value-type="float" office:value="0.0000729850056360643">
            <text:p>0.000072985</text:p>
          </table:table-cell>
          <table:table-cell table:formula="of:=[.K60]/[.$N60]" office:value-type="float" office:value="0.0011758695352477">
            <text:p>0.0011758695</text:p>
          </table:table-cell>
          <table:table-cell table:formula="of:=[.L60]/[.$N60]" office:value-type="float" office:value="0.000089203895777412">
            <text:p>8.9203895777412E-005</text:p>
          </table:table-cell>
          <table:table-cell table:formula="of:=[.M60]/[.$N60]" office:value-type="float" office:value="0.000259502242261562">
            <text:p>0.0002595022</text:p>
          </table:table-cell>
          <table:table-cell table:number-columns-repeated="998"/>
        </table:table-row>
        <table:table-row table:style-name="ro2">
          <table:table-cell office:value-type="string">
            <text:p>Sumter</text:p>
          </table:table-cell>
          <table:table-cell office:value-type="float" office:value="40631">
            <text:p>40631</text:p>
          </table:table-cell>
          <table:table-cell office:value-type="float" office:value="19506">
            <text:p>19506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61]+[.C61]+[.D61]+[.E61]+[.F61]+[.G61]+[.H61]+[.I61]+[.J61]+[.K61]+[.L61]+[.M61]" office:value-type="float" office:value="60444">
            <text:p>60444</text:p>
          </table:table-cell>
          <table:table-cell table:formula="of:=[.B61]/[.$N61]" office:value-type="float" office:value="0.672208986830786">
            <text:p>0.6722089868</text:p>
          </table:table-cell>
          <table:table-cell table:formula="of:=[.C61]/[.$N61]" office:value-type="float" office:value="0.32271193170538">
            <text:p>0.3227119317</text:p>
          </table:table-cell>
          <table:table-cell table:formula="of:=[.D61]/[.$N61]" office:value-type="float" office:value="0.000347429025213421">
            <text:p>0.000347429</text:p>
          </table:table-cell>
          <table:table-cell table:formula="of:=[.E61]/[.$N61]" office:value-type="float" office:value="0.0026801667659321">
            <text:p>0.0026801668</text:p>
          </table:table-cell>
          <table:table-cell table:formula="of:=[.F61]/[.$N61]" office:value-type="float" office:value="0.00023161935014228">
            <text:p>0.0002316194</text:p>
          </table:table-cell>
          <table:table-cell table:formula="of:=[.G61]/[.$N61]" office:value-type="float" office:value="0.000810667725497982">
            <text:p>0.0008106677</text:p>
          </table:table-cell>
          <table:table-cell table:formula="of:=[.H61]/[.$N61]" office:value-type="float" office:value="0.0000165442392958772">
            <text:p>1.65442392958772E-005</text:p>
          </table:table-cell>
          <table:table-cell table:formula="of:=[.I61]/[.$N61]" office:value-type="float" office:value="0.0000661769571835087">
            <text:p>0.000066177</text:p>
          </table:table-cell>
          <table:table-cell table:formula="of:=[.J61]/[.$N61]" office:value-type="float" office:value="0">
            <text:p>0</text:p>
          </table:table-cell>
          <table:table-cell table:formula="of:=[.K61]/[.$N61]" office:value-type="float" office:value="0.000744490768314473">
            <text:p>0.0007444908</text:p>
          </table:table-cell>
          <table:table-cell table:formula="of:=[.L61]/[.$N61]" office:value-type="float" office:value="0.0000330884785917544">
            <text:p>3.30884785917544E-005</text:p>
          </table:table-cell>
          <table:table-cell table:formula="of:=[.M61]/[.$N61]" office:value-type="float" office:value="0.000148898153662895">
            <text:p>0.0001488982</text:p>
          </table:table-cell>
          <table:table-cell table:number-columns-repeated="998"/>
        </table:table-row>
        <table:table-row table:style-name="ro2">
          <table:table-cell office:value-type="string">
            <text:p>Suwannee</text:p>
          </table:table-cell>
          <table:table-cell office:value-type="float" office:value="12631">
            <text:p>12631</text:p>
          </table:table-cell>
          <table:table-cell office:value-type="float" office:value="4727">
            <text:p>4727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62]+[.C62]+[.D62]+[.E62]+[.F62]+[.G62]+[.H62]+[.I62]+[.J62]+[.K62]+[.L62]+[.M62]" office:value-type="float" office:value="17561">
            <text:p>17561</text:p>
          </table:table-cell>
          <table:table-cell table:formula="of:=[.B62]/[.$N62]" office:value-type="float" office:value="0.719264278799613">
            <text:p>0.7192642788</text:p>
          </table:table-cell>
          <table:table-cell table:formula="of:=[.C62]/[.$N62]" office:value-type="float" office:value="0.269176015033312">
            <text:p>0.269176015</text:p>
          </table:table-cell>
          <table:table-cell table:formula="of:=[.D62]/[.$N62]" office:value-type="float" office:value="0.000854165480325722">
            <text:p>0.0008541655</text:p>
          </table:table-cell>
          <table:table-cell table:formula="of:=[.E62]/[.$N62]" office:value-type="float" office:value="0.00552360343943967">
            <text:p>0.0055236034</text:p>
          </table:table-cell>
          <table:table-cell table:formula="of:=[.F62]/[.$N62]" office:value-type="float" office:value="0.000569443653550481">
            <text:p>0.0005694437</text:p>
          </table:table-cell>
          <table:table-cell table:formula="of:=[.G62]/[.$N62]" office:value-type="float" office:value="0.0014236091338762">
            <text:p>0.0014236091</text:p>
          </table:table-cell>
          <table:table-cell table:formula="of:=[.H62]/[.$N62]" office:value-type="float" office:value="0.000341666192130289">
            <text:p>0.0003416662</text:p>
          </table:table-cell>
          <table:table-cell table:formula="of:=[.I62]/[.$N62]" office:value-type="float" office:value="0.000170833096065144">
            <text:p>0.0001708331</text:p>
          </table:table-cell>
          <table:table-cell table:formula="of:=[.J62]/[.$N62]" office:value-type="float" office:value="0">
            <text:p>0</text:p>
          </table:table-cell>
          <table:table-cell table:formula="of:=[.K62]/[.$N62]" office:value-type="float" office:value="0.00222083024884688">
            <text:p>0.0022208302</text:p>
          </table:table-cell>
          <table:table-cell table:formula="of:=[.L62]/[.$N62]" office:value-type="float" office:value="0.000170833096065144">
            <text:p>0.0001708331</text:p>
          </table:table-cell>
          <table:table-cell table:formula="of:=[.M62]/[.$N62]" office:value-type="float" office:value="0.000284721826775241">
            <text:p>0.0002847218</text:p>
          </table:table-cell>
          <table:table-cell table:number-columns-repeated="998"/>
        </table:table-row>
        <table:table-row table:style-name="ro2">
          <table:table-cell office:value-type="string">
            <text:p>Taylor</text:p>
          </table:table-cell>
          <table:table-cell office:value-type="float" office:value="6249">
            <text:p>6249</text:p>
          </table:table-cell>
          <table:table-cell office:value-type="float" office:value="2761">
            <text:p>276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3]+[.C63]+[.D63]+[.E63]+[.F63]+[.G63]+[.H63]+[.I63]+[.J63]+[.K63]+[.L63]+[.M63]" office:value-type="float" office:value="9117">
            <text:p>9117</text:p>
          </table:table-cell>
          <table:table-cell table:formula="of:=[.B63]/[.$N63]" office:value-type="float" office:value="0.685422836459362">
            <text:p>0.6854228365</text:p>
          </table:table-cell>
          <table:table-cell table:formula="of:=[.C63]/[.$N63]" office:value-type="float" office:value="0.302840846769771">
            <text:p>0.3028408468</text:p>
          </table:table-cell>
          <table:table-cell table:formula="of:=[.D63]/[.$N63]" office:value-type="float" office:value="0.000548426017330262">
            <text:p>0.000548426</text:p>
          </table:table-cell>
          <table:table-cell table:formula="of:=[.E63]/[.$N63]" office:value-type="float" office:value="0.0066907974114292">
            <text:p>0.0066907974</text:p>
          </table:table-cell>
          <table:table-cell table:formula="of:=[.F63]/[.$N63]" office:value-type="float" office:value="0.000767796424262367">
            <text:p>0.0007677964</text:p>
          </table:table-cell>
          <table:table-cell table:formula="of:=[.G63]/[.$N63]" office:value-type="float" office:value="0.000548426017330262">
            <text:p>0.000548426</text:p>
          </table:table-cell>
          <table:table-cell table:formula="of:=[.H63]/[.$N63]" office:value-type="float" office:value="0.000109685203466052">
            <text:p>0.0001096852</text:p>
          </table:table-cell>
          <table:table-cell table:formula="of:=[.I63]/[.$N63]" office:value-type="float" office:value="0">
            <text:p>0</text:p>
          </table:table-cell>
          <table:table-cell table:formula="of:=[.J63]/[.$N63]" office:value-type="float" office:value="0">
            <text:p>0</text:p>
          </table:table-cell>
          <table:table-cell table:formula="of:=[.K63]/[.$N63]" office:value-type="float" office:value="0.00252275967971921">
            <text:p>0.0025227597</text:p>
          </table:table-cell>
          <table:table-cell table:formula="of:=[.L63]/[.$N63]" office:value-type="float" office:value="0.00043874081386421">
            <text:p>0.0004387408</text:p>
          </table:table-cell>
          <table:table-cell table:formula="of:=[.M63]/[.$N63]" office:value-type="float" office:value="0.000109685203466052">
            <text:p>0.0001096852</text:p>
          </table:table-cell>
          <table:table-cell table:number-columns-repeated="998"/>
        </table:table-row>
        <table:table-row table:style-name="ro2">
          <table:table-cell office:value-type="string">
            <text:p>Union</text:p>
          </table:table-cell>
          <table:table-cell office:value-type="float" office:value="3978">
            <text:p>3978</text:p>
          </table:table-cell>
          <table:table-cell office:value-type="float" office:value="1336">
            <text:p>133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64]+[.C64]+[.D64]+[.E64]+[.F64]+[.G64]+[.H64]+[.I64]+[.J64]+[.K64]+[.L64]+[.M64]" office:value-type="float" office:value="5388">
            <text:p>5388</text:p>
          </table:table-cell>
          <table:table-cell table:formula="of:=[.B64]/[.$N64]" office:value-type="float" office:value="0.738307349665924">
            <text:p>0.7383073497</text:p>
          </table:table-cell>
          <table:table-cell table:formula="of:=[.C64]/[.$N64]" office:value-type="float" office:value="0.247958426132145">
            <text:p>0.2479584261</text:p>
          </table:table-cell>
          <table:table-cell table:formula="of:=[.D64]/[.$N64]" office:value-type="float" office:value="0.000927988121752042">
            <text:p>0.0009279881</text:p>
          </table:table-cell>
          <table:table-cell table:formula="of:=[.E64]/[.$N64]" office:value-type="float" office:value="0.00501113585746102">
            <text:p>0.0050111359</text:p>
          </table:table-cell>
          <table:table-cell table:formula="of:=[.F64]/[.$N64]" office:value-type="float" office:value="0.000927988121752042">
            <text:p>0.0009279881</text:p>
          </table:table-cell>
          <table:table-cell table:formula="of:=[.G64]/[.$N64]" office:value-type="float" office:value="0.00148478099480327">
            <text:p>0.001484781</text:p>
          </table:table-cell>
          <table:table-cell table:formula="of:=[.H64]/[.$N64]" office:value-type="float" office:value="0.000556792873051225">
            <text:p>0.0005567929</text:p>
          </table:table-cell>
          <table:table-cell table:formula="of:=[.I64]/[.$N64]" office:value-type="float" office:value="0">
            <text:p>0</text:p>
          </table:table-cell>
          <table:table-cell table:formula="of:=[.J64]/[.$N64]" office:value-type="float" office:value="0.000185597624350408">
            <text:p>0.0001855976</text:p>
          </table:table-cell>
          <table:table-cell table:formula="of:=[.K64]/[.$N64]" office:value-type="float" office:value="0.00408314773570898">
            <text:p>0.0040831477</text:p>
          </table:table-cell>
          <table:table-cell table:formula="of:=[.L64]/[.$N64]" office:value-type="float" office:value="0">
            <text:p>0</text:p>
          </table:table-cell>
          <table:table-cell table:formula="of:=[.M64]/[.$N64]" office:value-type="float" office:value="0.000556792873051225">
            <text:p>0.0005567929</text:p>
          </table:table-cell>
          <table:table-cell table:number-columns-repeated="998"/>
        </table:table-row>
        <table:table-row table:style-name="ro1">
          <table:table-cell office:value-type="string">
            <text:p>Volusia</text:p>
          </table:table-cell>
          <table:table-cell office:value-type="float" office:value="117322">
            <text:p>117322</text:p>
          </table:table-cell>
          <table:table-cell office:value-type="float" office:value="114475">
            <text:p>114475</text:p>
          </table:table-cell>
          <table:table-cell office:value-type="float" office:value="111">
            <text:p>111</text:p>
          </table:table-cell>
          <table:table-cell office:value-type="float" office:value="1362">
            <text:p>1362</text:p>
          </table:table-cell>
          <table:table-cell office:value-type="float" office:value="94">
            <text:p>94</text:p>
          </table:table-cell>
          <table:table-cell office:value-type="float" office:value="266">
            <text:p>26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table:formula="of:=[.B65]+[.C65]+[.D65]+[.E65]+[.F65]+[.G65]+[.H65]+[.I65]+[.J65]+[.K65]+[.L65]+[.M65]" office:value-type="float" office:value="234088">
            <text:p>234088</text:p>
          </table:table-cell>
          <table:table-cell table:formula="of:=[.B65]/[.$N65]" office:value-type="float" office:value="0.501187587573904">
            <text:p>0.5011875876</text:p>
          </table:table-cell>
          <table:table-cell table:formula="of:=[.C65]/[.$N65]" office:value-type="float" office:value="0.489025494685759">
            <text:p>0.4890254947</text:p>
          </table:table-cell>
          <table:table-cell table:formula="of:=[.D65]/[.$N65]" office:value-type="float" office:value="0.000474180650011961">
            <text:p>0.0004741807</text:p>
          </table:table-cell>
          <table:table-cell table:formula="of:=[.E65]/[.$N65]" office:value-type="float" office:value="0.0058183247325792">
            <text:p>0.0058183247</text:p>
          </table:table-cell>
          <table:table-cell table:formula="of:=[.F65]/[.$N65]" office:value-type="float" office:value="0.000401558388298418">
            <text:p>0.0004015584</text:p>
          </table:table-cell>
          <table:table-cell table:formula="of:=[.G65]/[.$N65]" office:value-type="float" office:value="0.00113632480092957">
            <text:p>0.0011363248</text:p>
          </table:table-cell>
          <table:table-cell table:formula="of:=[.H65]/[.$N65]" office:value-type="float" office:value="0.0000939817504528212">
            <text:p>9.39817504528212E-005</text:p>
          </table:table-cell>
          <table:table-cell table:formula="of:=[.I65]/[.$N65]" office:value-type="float" office:value="0.000102525545948532">
            <text:p>0.0001025255</text:p>
          </table:table-cell>
          <table:table-cell table:formula="of:=[.J65]/[.$N65]" office:value-type="float" office:value="0.0000427189774785551">
            <text:p>0.000042719</text:p>
          </table:table-cell>
          <table:table-cell table:formula="of:=[.K65]/[.$N65]" office:value-type="float" office:value="0.00132428830183521">
            <text:p>0.0013242883</text:p>
          </table:table-cell>
          <table:table-cell table:formula="of:=[.L65]/[.$N65]" office:value-type="float" office:value="0.000136700727931376">
            <text:p>0.0001367007</text:p>
          </table:table-cell>
          <table:table-cell table:formula="of:=[.M65]/[.$N65]" office:value-type="float" office:value="0.00025631386487133">
            <text:p>0.0002563139</text:p>
          </table:table-cell>
          <table:table-cell table:number-columns-repeated="998"/>
        </table:table-row>
        <table:table-row table:style-name="ro1">
          <table:table-cell office:value-type="string">
            <text:p>Wakulla</text:p>
          </table:table-cell>
          <table:table-cell office:value-type="float" office:value="9257">
            <text:p>9257</text:p>
          </table:table-cell>
          <table:table-cell office:value-type="float" office:value="5156">
            <text:p>5156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6]+[.C66]+[.D66]+[.E66]+[.F66]+[.G66]+[.H66]+[.I66]+[.J66]+[.K66]+[.L66]+[.M66]" office:value-type="float" office:value="14607">
            <text:p>14607</text:p>
          </table:table-cell>
          <table:table-cell table:formula="of:=[.B66]/[.$N66]" office:value-type="float" office:value="0.633737249264051">
            <text:p>0.6337372493</text:p>
          </table:table-cell>
          <table:table-cell table:formula="of:=[.C66]/[.$N66]" office:value-type="float" office:value="0.352981447251318">
            <text:p>0.3529814473</text:p>
          </table:table-cell>
          <table:table-cell table:formula="of:=[.D66]/[.$N66]" office:value-type="float" office:value="0.000889984254124735">
            <text:p>0.0008899843</text:p>
          </table:table-cell>
          <table:table-cell table:formula="of:=[.E66]/[.$N66]" office:value-type="float" office:value="0.00766755665092079">
            <text:p>0.0076675567</text:p>
          </table:table-cell>
          <table:table-cell table:formula="of:=[.F66]/[.$N66]" office:value-type="float" office:value="0.000342301636201821">
            <text:p>0.0003423016</text:p>
          </table:table-cell>
          <table:table-cell table:formula="of:=[.G66]/[.$N66]" office:value-type="float" office:value="0.000958444581365099">
            <text:p>0.0009584446</text:p>
          </table:table-cell>
          <table:table-cell table:formula="of:=[.H66]/[.$N66]" office:value-type="float" office:value="0.000342301636201821">
            <text:p>0.0003423016</text:p>
          </table:table-cell>
          <table:table-cell table:formula="of:=[.I66]/[.$N66]" office:value-type="float" office:value="0.000205380981721093">
            <text:p>0.000205381</text:p>
          </table:table-cell>
          <table:table-cell table:formula="of:=[.J66]/[.$N66]" office:value-type="float" office:value="0.000136920654480728">
            <text:p>0.0001369207</text:p>
          </table:table-cell>
          <table:table-cell table:formula="of:=[.K66]/[.$N66]" office:value-type="float" office:value="0.00225919079893202">
            <text:p>0.0022591908</text:p>
          </table:table-cell>
          <table:table-cell table:formula="of:=[.L66]/[.$N66]" office:value-type="float" office:value="0.000410761963442185">
            <text:p>0.000410762</text:p>
          </table:table-cell>
          <table:table-cell table:formula="of:=[.M66]/[.$N66]" office:value-type="float" office:value="0.0000684603272403642">
            <text:p>6.84603272403642E-005</text:p>
          </table:table-cell>
          <table:table-cell table:number-columns-repeated="998"/>
        </table:table-row>
        <table:table-row table:style-name="ro2">
          <table:table-cell office:value-type="string">
            <text:p>Walton</text:p>
          </table:table-cell>
          <table:table-cell office:value-type="float" office:value="21433">
            <text:p>21433</text:p>
          </table:table-cell>
          <table:table-cell office:value-type="float" office:value="6646">
            <text:p>6646</text:p>
          </table:table-cell>
          <table:table-cell office:value-type="float" office:value="18">
            <text:p>18</text:p>
          </table:table-cell>
          <table:table-cell office:value-type="float" office:value="203">
            <text:p>20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B67]+[.C67]+[.D67]+[.E67]+[.F67]+[.G67]+[.H67]+[.I67]+[.J67]+[.K67]+[.L67]+[.M67]" office:value-type="float" office:value="28409">
            <text:p>28409</text:p>
          </table:table-cell>
          <table:table-cell table:formula="of:=[.B67]/[.$N67]" office:value-type="float" office:value="0.754444014220845">
            <text:p>0.7544440142</text:p>
          </table:table-cell>
          <table:table-cell table:formula="of:=[.C67]/[.$N67]" office:value-type="float" office:value="0.233939948607836">
            <text:p>0.2339399486</text:p>
          </table:table-cell>
          <table:table-cell table:formula="of:=[.D67]/[.$N67]" office:value-type="float" office:value="0.000633602027526488">
            <text:p>0.000633602</text:p>
          </table:table-cell>
          <table:table-cell table:formula="of:=[.E67]/[.$N67]" office:value-type="float" office:value="0.00714562286599317">
            <text:p>0.0071456229</text:p>
          </table:table-cell>
          <table:table-cell table:formula="of:=[.F67]/[.$N67]" office:value-type="float" office:value="0.000528001689605407">
            <text:p>0.0005280017</text:p>
          </table:table-cell>
          <table:table-cell table:formula="of:=[.G67]/[.$N67]" office:value-type="float" office:value="0.00119680382977226">
            <text:p>0.0011968038</text:p>
          </table:table-cell>
          <table:table-cell table:formula="of:=[.H67]/[.$N67]" office:value-type="float" office:value="0.000105600337921081">
            <text:p>0.0001056003</text:p>
          </table:table-cell>
          <table:table-cell table:formula="of:=[.I67]/[.$N67]" office:value-type="float" office:value="0.0000704002252807209">
            <text:p>7.04002252807209E-005</text:p>
          </table:table-cell>
          <table:table-cell table:formula="of:=[.J67]/[.$N67]" office:value-type="float" office:value="0.0000352001126403604">
            <text:p>3.52001126403604E-005</text:p>
          </table:table-cell>
          <table:table-cell table:formula="of:=[.K67]/[.$N67]" office:value-type="float" office:value="0.00161920518145658">
            <text:p>0.0016192052</text:p>
          </table:table-cell>
          <table:table-cell table:formula="of:=[.L67]/[.$N67]" office:value-type="float" office:value="0">
            <text:p>0</text:p>
          </table:table-cell>
          <table:table-cell table:formula="of:=[.M67]/[.$N67]" office:value-type="float" office:value="0.000281600901122884">
            <text:p>0.0002816009</text:p>
          </table:table-cell>
          <table:table-cell table:number-columns-repeated="998"/>
        </table:table-row>
        <table:table-row table:style-name="ro2">
          <table:table-cell office:value-type="string">
            <text:p>Washington</text:p>
          </table:table-cell>
          <table:table-cell office:value-type="float" office:value="7978">
            <text:p>7978</text:p>
          </table:table-cell>
          <table:table-cell office:value-type="float" office:value="2797">
            <text:p>2797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68]+[.C68]+[.D68]+[.E68]+[.F68]+[.G68]+[.H68]+[.I68]+[.J68]+[.K68]+[.L68]+[.M68]" office:value-type="float" office:value="10915">
            <text:p>10915</text:p>
          </table:table-cell>
          <table:table-cell table:formula="of:=[.B68]/[.$N68]" office:value-type="float" office:value="0.730920751259734">
            <text:p>0.7309207513</text:p>
          </table:table-cell>
          <table:table-cell table:formula="of:=[.C68]/[.$N68]" office:value-type="float" office:value="0.256252863032524">
            <text:p>0.256252863</text:p>
          </table:table-cell>
          <table:table-cell table:formula="of:=[.D68]/[.$N68]" office:value-type="float" office:value="0.0016491067338525">
            <text:p>0.0016491067</text:p>
          </table:table-cell>
          <table:table-cell table:formula="of:=[.E68]/[.$N68]" office:value-type="float" office:value="0.00513055428309666">
            <text:p>0.0051305543</text:p>
          </table:table-cell>
          <table:table-cell table:formula="of:=[.F68]/[.$N68]" office:value-type="float" office:value="0.000458085203847916">
            <text:p>0.0004580852</text:p>
          </table:table-cell>
          <table:table-cell table:formula="of:=[.G68]/[.$N68]" office:value-type="float" office:value="0.000824553366926248">
            <text:p>0.0008245534</text:p>
          </table:table-cell>
          <table:table-cell table:formula="of:=[.H68]/[.$N68]" office:value-type="float" office:value="0.000549702244617499">
            <text:p>0.0005497022</text:p>
          </table:table-cell>
          <table:table-cell table:formula="of:=[.I68]/[.$N68]" office:value-type="float" office:value="0.000366468163078333">
            <text:p>0.0003664682</text:p>
          </table:table-cell>
          <table:table-cell table:formula="of:=[.J68]/[.$N68]" office:value-type="float" office:value="0">
            <text:p>0</text:p>
          </table:table-cell>
          <table:table-cell table:formula="of:=[.K68]/[.$N68]" office:value-type="float" office:value="0.00348144754924416">
            <text:p>0.0034814475</text:p>
          </table:table-cell>
          <table:table-cell table:formula="of:=[.L68]/[.$N68]" office:value-type="float" office:value="0.0000916170407695831">
            <text:p>0.000091617</text:p>
          </table:table-cell>
          <table:table-cell table:formula="of:=[.M68]/[.$N68]" office:value-type="float" office:value="0.000274851122308749">
            <text:p>0.0002748511</text:p>
          </table:table-cell>
          <table:table-cell table:number-columns-repeated="998"/>
        </table:table-row>
        <table:table-row table:style-name="ro2">
          <table:table-cell/>
          <table:table-cell table:formula="of:=SUM([.B2:.B68])" office:value-type="float" office:value="4110277">
            <text:p>4110277</text:p>
          </table:table-cell>
          <table:table-cell table:formula="of:=SUM([.C2:.C68])" office:value-type="float" office:value="4161866">
            <text:p>4161866</text:p>
          </table:table-cell>
          <table:table-cell table:number-columns-repeated="10"/>
          <table:table-cell table:formula="of:=SUM([.N2:.N68])" office:value-type="float" office:value="8343823">
            <text:p>8343823</text:p>
          </table:table-cell>
          <table:table-cell table:formula="of:=[.B69]/[.$N69]" office:value-type="float" office:value="0.492613158260907">
            <text:p>0.4926131583</text:p>
          </table:table-cell>
          <table:table-cell table:formula="of:=[.C69]/[.$N69]" office:value-type="float" office:value="0.498796055477208">
            <text:p>0.4987960555</text:p>
          </table:table-cell>
          <table:table-cell table:formula="of:=[.D69]/[.$N69]" office:value-type="float" office:value="0">
            <text:p>0</text:p>
          </table:table-cell>
          <table:table-cell table:formula="of:=[.E69]/[.$N69]" office:value-type="float" office:value="0">
            <text:p>0</text:p>
          </table:table-cell>
          <table:table-cell table:formula="of:=[.F69]/[.$N69]" office:value-type="float" office:value="0">
            <text:p>0</text:p>
          </table:table-cell>
          <table:table-cell table:formula="of:=[.G69]/[.$N69]" office:value-type="float" office:value="0">
            <text:p>0</text:p>
          </table:table-cell>
          <table:table-cell table:formula="of:=[.H69]/[.$N69]" office:value-type="float" office:value="0">
            <text:p>0</text:p>
          </table:table-cell>
          <table:table-cell table:formula="of:=[.I69]/[.$N69]" office:value-type="float" office:value="0">
            <text:p>0</text:p>
          </table:table-cell>
          <table:table-cell table:formula="of:=[.J69]/[.$N69]" office:value-type="float" office:value="0">
            <text:p>0</text:p>
          </table:table-cell>
          <table:table-cell table:formula="of:=[.K69]/[.$N69]" office:value-type="float" office:value="0">
            <text:p>0</text:p>
          </table:table-cell>
          <table:table-cell table:formula="of:=[.L69]/[.$N69]" office:value-type="float" office:value="0">
            <text:p>0</text:p>
          </table:table-cell>
          <table:table-cell table:formula="of:=[.M69]/[.$N69]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string">
            <text:p>PartyCode</text:p>
          </table:table-cell>
          <table:table-cell office:value-type="string">
            <text:p>PartyName</text:p>
          </table:table-cell>
          <table:table-cell office:value-type="string">
            <text:p>CountyCode</text:p>
          </table:table-cell>
          <table:table-cell office:value-type="string">
            <text:p>CountyName</text:p>
          </table:table-cell>
          <table:table-cell office:value-type="string">
            <text:p>CanNameLast</text:p>
          </table:table-cell>
          <table:table-cell office:value-type="string">
            <text:p>CanNameFirst</text:p>
          </table:table-cell>
          <table:table-cell office:value-type="string">
            <text:p>CanNameMiddle</text:p>
          </table:table-cell>
          <table:table-cell office:value-type="string">
            <text:p>CanVotes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8527">
            <text:p>4852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8974">
            <text:p>897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6722">
            <text:p>56722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8216">
            <text:p>8216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59090">
            <text:p>159090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33766">
            <text:p>23376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366">
            <text:p>436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7976">
            <text:p>4797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4529">
            <text:p>44529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69826">
            <text:p>6982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96342">
            <text:p>96342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8417">
            <text:p>18417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321740">
            <text:p>321740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577">
            <text:p>557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046">
            <text:p>504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07128">
            <text:p>207128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88493">
            <text:p>88493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6913">
            <text:p>26913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3568">
            <text:p>3568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6614">
            <text:p>661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917">
            <text:p>591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333">
            <text:p>2333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986">
            <text:p>498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3130">
            <text:p>3130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694">
            <text:p>4694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352">
            <text:p>5352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4837">
            <text:p>4483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5828">
            <text:p>25828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48645">
            <text:p>248645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6891">
            <text:p>6891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3325">
            <text:p>43325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3372">
            <text:p>13372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3805">
            <text:p>3805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668">
            <text:p>2668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87534">
            <text:p>8753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53668">
            <text:p>153668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5245">
            <text:p>55245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2027">
            <text:p>1202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301">
            <text:p>2301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474">
            <text:p>447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85455">
            <text:p>85455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9208">
            <text:p>19208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93010">
            <text:p>93010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8136">
            <text:p>4813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9849">
            <text:p>29849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70069">
            <text:p>70069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7314">
            <text:p>731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88014">
            <text:p>18801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0561">
            <text:p>40561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28611">
            <text:p>228611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12055">
            <text:p>112055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12866">
            <text:p>21286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31294">
            <text:p>131294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9287">
            <text:p>1928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8036">
            <text:p>5803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10230">
            <text:p>110230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09456">
            <text:p>109456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78360">
            <text:p>78360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56125">
            <text:p>56125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40631">
            <text:p>40631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2631">
            <text:p>12631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6249">
            <text:p>6249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3978">
            <text:p>3978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117322">
            <text:p>117322</text:p>
          </table:table-cell>
          <table:table-cell table:number-columns-repeated="1016"/>
        </table:table-row>
        <table:table-row table:style-name="ro1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9257">
            <text:p>9257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21433">
            <text:p>21433</text:p>
          </table:table-cell>
          <table:table-cell table:number-columns-repeated="1016"/>
        </table:table-row>
        <table:table-row table:style-name="ro2">
          <table:table-cell office:value-type="string">
            <text:p>REP</text:p>
          </table:table-cell>
          <table:table-cell office:value-type="string">
            <text:p>Republican Party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Romney</text:p>
          </table:table-cell>
          <table:table-cell office:value-type="string">
            <text:p>Mitt</text:p>
          </table:table-cell>
          <table:table-cell/>
          <table:table-cell office:value-type="float" office:value="7978">
            <text:p>7978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9219">
            <text:p>6921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310">
            <text:p>2310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1911">
            <text:p>2191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324">
            <text:p>3324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22718">
            <text:p>122718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488887">
            <text:p>48888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664">
            <text:p>166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5880">
            <text:p>35880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8347">
            <text:p>2834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5604">
            <text:p>2560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51531">
            <text:p>5153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8443">
            <text:p>8443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527237">
            <text:p>527237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4158">
            <text:p>4158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793">
            <text:p>1793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92239">
            <text:p>192239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57999">
            <text:p>5799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3111">
            <text:p>2311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845">
            <text:p>1845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5706">
            <text:p>1570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885">
            <text:p>1885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592">
            <text:p>1592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001">
            <text:p>200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216">
            <text:p>2216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461">
            <text:p>2461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4735">
            <text:p>4735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7725">
            <text:p>37725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6036">
            <text:p>1603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83917">
            <text:p>28391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262">
            <text:p>1262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7354">
            <text:p>2735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7299">
            <text:p>729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937">
            <text:p>393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87">
            <text:p>68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1697">
            <text:p>6169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09550">
            <text:p>109550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89834">
            <text:p>8983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089">
            <text:p>608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942">
            <text:p>942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4174">
            <text:p>417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6276">
            <text:p>6627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9334">
            <text:p>1933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6793">
            <text:p>66793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0051">
            <text:p>3005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0205">
            <text:p>10205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3351">
            <text:p>2335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4843">
            <text:p>4843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72129">
            <text:p>27212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7117">
            <text:p>6711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23862">
            <text:p>323862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97783">
            <text:p>97783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38367">
            <text:p>23836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14034">
            <text:p>114034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1609">
            <text:p>1160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7698">
            <text:p>17698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94749">
            <text:p>94749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95640">
            <text:p>95640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35056">
            <text:p>35056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6246">
            <text:p>6624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9506">
            <text:p>1950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4727">
            <text:p>4727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761">
            <text:p>2761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336">
            <text:p>1336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114475">
            <text:p>114475</text:p>
          </table:table-cell>
          <table:table-cell table:number-columns-repeated="1016"/>
        </table:table-row>
        <table:table-row table:style-name="ro1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5156">
            <text:p>515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6646">
            <text:p>6646</text:p>
          </table:table-cell>
          <table:table-cell table:number-columns-repeated="1016"/>
        </table:table-row>
        <table:table-row table:style-name="ro2">
          <table:table-cell office:value-type="string">
            <text:p>DEM</text:p>
          </table:table-cell>
          <table:table-cell office:value-type="string">
            <text:p>Democratic Party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Obama</text:p>
          </table:table-cell>
          <table:table-cell office:value-type="string">
            <text:p>Barack</text:p>
          </table:table-cell>
          <table:table-cell/>
          <table:table-cell office:value-type="float" office:value="2797">
            <text:p>279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64">
            <text:p>16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28">
            <text:p>22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71">
            <text:p>7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66">
            <text:p>26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54">
            <text:p>25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01">
            <text:p>10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47">
            <text:p>4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09">
            <text:p>10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61">
            <text:p>16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8">
            <text:p>6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44">
            <text:p>14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54">
            <text:p>15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38">
            <text:p>23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48">
            <text:p>14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7">
            <text:p>6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66">
            <text:p>6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11">
            <text:p>1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OBJ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BJ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Stevens</text:p>
          </table:table-cell>
          <table:table-cell office:value-type="string">
            <text:p>Thomas</text:p>
          </table:table-cell>
          <table:table-cell office:value-type="string">
            <text:p>Robert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294">
            <text:p>1294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1">
            <text:p>4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571">
            <text:p>57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963">
            <text:p>1963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249">
            <text:p>224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8">
            <text:p>4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10">
            <text:p>410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19">
            <text:p>41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505">
            <text:p>505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43">
            <text:p>143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166">
            <text:p>2166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8">
            <text:p>4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247">
            <text:p>2247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001">
            <text:p>100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48">
            <text:p>24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54">
            <text:p>54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58">
            <text:p>5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0">
            <text:p>40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2">
            <text:p>32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84">
            <text:p>484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411">
            <text:p>341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4">
            <text:p>34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27">
            <text:p>32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77">
            <text:p>7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8">
            <text:p>2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799">
            <text:p>79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169">
            <text:p>116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123">
            <text:p>112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90">
            <text:p>90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783">
            <text:p>78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806">
            <text:p>806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67">
            <text:p>36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843">
            <text:p>84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66">
            <text:p>66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788">
            <text:p>278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458">
            <text:p>458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097">
            <text:p>2097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676">
            <text:p>1676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3307">
            <text:p>330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431">
            <text:p>143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42">
            <text:p>142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601">
            <text:p>60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083">
            <text:p>108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591">
            <text:p>159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741">
            <text:p>741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517">
            <text:p>51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62">
            <text:p>162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97">
            <text:p>97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61">
            <text:p>61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362">
            <text:p>1362</text:p>
          </table:table-cell>
          <table:table-cell table:number-columns-repeated="1016"/>
        </table:table-row>
        <table:table-row table:style-name="ro1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112">
            <text:p>112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203">
            <text:p>203</text:p>
          </table:table-cell>
          <table:table-cell table:number-columns-repeated="1016"/>
        </table:table-row>
        <table:table-row table:style-name="ro2">
          <table:table-cell office:value-type="string">
            <text:p>LBT</text:p>
          </table:table-cell>
          <table:table-cell office:value-type="string">
            <text:p>Libertarian Party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Johnson</text:p>
          </table:table-cell>
          <table:table-cell office:value-type="string">
            <text:p>Gary</text:p>
          </table:table-cell>
          <table:table-cell/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29">
            <text:p>129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21">
            <text:p>12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1">
            <text:p>3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1">
            <text:p>3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78">
            <text:p>78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29">
            <text:p>129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14">
            <text:p>11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4">
            <text:p>3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77">
            <text:p>177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68">
            <text:p>68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95">
            <text:p>9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11">
            <text:p>11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14">
            <text:p>114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88">
            <text:p>88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77">
            <text:p>177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75">
            <text:p>7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72">
            <text:p>72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31">
            <text:p>31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94">
            <text:p>94</text:p>
          </table:table-cell>
          <table:table-cell table:number-columns-repeated="1016"/>
        </table:table-row>
        <table:table-row table:style-name="ro1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CPF</text:p>
          </table:table-cell>
          <table:table-cell office:value-type="string">
            <text:p>Constitution Party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Goode,</text:p>
          </table:table-cell>
          <table:table-cell office:value-type="string">
            <text:p>Virgil</text:p>
          </table:table-cell>
          <table:table-cell office:value-type="string">
            <text:p>H.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40">
            <text:p>34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23">
            <text:p>12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86">
            <text:p>38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41">
            <text:p>54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08">
            <text:p>10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5">
            <text:p>8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77">
            <text:p>7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11">
            <text:p>1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85">
            <text:p>58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86">
            <text:p>38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45">
            <text:p>4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93">
            <text:p>9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6">
            <text:p>3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674">
            <text:p>67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8">
            <text:p>5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03">
            <text:p>20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29">
            <text:p>22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91">
            <text:p>19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67">
            <text:p>6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1">
            <text:p>8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GRE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96">
            <text:p>9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434">
            <text:p>43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7">
            <text:p>8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451">
            <text:p>45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16">
            <text:p>31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715">
            <text:p>7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7">
            <text:p>5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4">
            <text:p>8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81">
            <text:p>28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23">
            <text:p>22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46">
            <text:p>14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49">
            <text:p>4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266">
            <text:p>26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RE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Stein</text:p>
          </table:table-cell>
          <table:table-cell office:value-type="string">
            <text:p>Jill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2">
            <text:p>1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4">
            <text:p>3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54">
            <text:p>5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66">
            <text:p>6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55">
            <text:p>5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1">
            <text:p>2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6">
            <text:p>1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63">
            <text:p>6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41">
            <text:p>4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0">
            <text:p>3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REF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F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Barnett</text:p>
          </table:table-cell>
          <table:table-cell office:value-type="string">
            <text:p>Andre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2">
            <text:p>2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75">
            <text:p>7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87">
            <text:p>8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71">
            <text:p>7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2">
            <text:p>1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42">
            <text:p>4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45">
            <text:p>4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3">
            <text:p>1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OC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Alexander</text:p>
          </table:table-cell>
          <table:table-cell office:value-type="string">
            <text:p>Stewart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6">
            <text:p>2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SL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SL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Lindsay</text:p>
          </table:table-cell>
          <table:table-cell office:value-type="string">
            <text:p>Pet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02">
            <text:p>10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12">
            <text:p>11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57">
            <text:p>35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28">
            <text:p>12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52">
            <text:p>15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96">
            <text:p>9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68">
            <text:p>6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35">
            <text:p>23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9">
            <text:p>1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2">
            <text:p>3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64">
            <text:p>26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61">
            <text:p>6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64">
            <text:p>16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56">
            <text:p>5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524">
            <text:p>52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5">
            <text:p>2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48">
            <text:p>4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6">
            <text:p>3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96">
            <text:p>19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81">
            <text:p>18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02">
            <text:p>10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53">
            <text:p>5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6">
            <text:p>1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69">
            <text:p>16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36">
            <text:p>23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68">
            <text:p>6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98">
            <text:p>9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8">
            <text:p>2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86">
            <text:p>28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11">
            <text:p>11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25">
            <text:p>32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453">
            <text:p>45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610">
            <text:p>61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92">
            <text:p>39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56">
            <text:p>5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84">
            <text:p>8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80">
            <text:p>8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45">
            <text:p>4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9">
            <text:p>3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3">
            <text:p>2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10">
            <text:p>31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FP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46">
            <text:p>4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FP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Barr</text:p>
          </table:table-cell>
          <table:table-cell office:value-type="string">
            <text:p>Roseanne</text:p>
          </table:table-cell>
          <table:table-cell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47">
            <text:p>4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53">
            <text:p>5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48">
            <text:p>4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AIP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Hoefling</text:p>
          </table:table-cell>
          <table:table-cell office:value-type="string">
            <text:p>Tom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75">
            <text:p>7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97">
            <text:p>9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30">
            <text:p>13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67">
            <text:p>67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56">
            <text:p>15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84">
            <text:p>8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85">
            <text:p>85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66">
            <text:p>66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07">
            <text:p>107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60">
            <text:p>60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JPF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JPF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Anderson</text:p>
          </table:table-cell>
          <table:table-cell office:value-type="string">
            <text:p>Ross</text:p>
          </table:table-cell>
          <table:table-cell office:value-type="string">
            <text:p>C. "Rocky"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Byrne</text:p>
          </table:table-cell>
          <table:table-cell office:value-type="string">
            <text:p>David</text:p>
          </table:table-cell>
          <table:table-cell office:value-type="string">
            <text:p>C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Coniglio</text:p>
          </table:table-cell>
          <table:table-cell office:value-type="string">
            <text:p>Andrew</text:p>
          </table:table-cell>
          <table:table-cell office:value-type="string">
            <text:p>Charles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Duncan</text:p>
          </table:table-cell>
          <table:table-cell office:value-type="string">
            <text:p>Richa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Durham</text:p>
          </table:table-cell>
          <table:table-cell office:value-type="string">
            <text:p>Stephen</text:p>
          </table:table-cell>
          <table:table-cell office:value-type="string">
            <text:p>G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Magee</text:p>
          </table:table-cell>
          <table:table-cell office:value-type="string">
            <text:p>Erin</text:p>
          </table:table-cell>
          <table:table-cell office:value-type="string">
            <text:p>Kent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ALA</text:p>
          </table:table-cell>
          <table:table-cell office:value-type="string">
            <text:p>Alachua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K</text:p>
          </table:table-cell>
          <table:table-cell office:value-type="string">
            <text:p>Baker <text:s text:c="19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AY</text:p>
          </table:table-cell>
          <table:table-cell office:value-type="string">
            <text:p>Bay <text:s text:c="21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A</text:p>
          </table:table-cell>
          <table:table-cell office:value-type="string">
            <text:p>Bradford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E</text:p>
          </table:table-cell>
          <table:table-cell office:value-type="string">
            <text:p>Brevard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BRO</text:p>
          </table:table-cell>
          <table:table-cell office:value-type="string">
            <text:p>Broward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AL</text:p>
          </table:table-cell>
          <table:table-cell office:value-type="string">
            <text:p>Calhoun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HA</text:p>
          </table:table-cell>
          <table:table-cell office:value-type="string">
            <text:p>Charlotte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IT</text:p>
          </table:table-cell>
          <table:table-cell office:value-type="string">
            <text:p>Citrus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A</text:p>
          </table:table-cell>
          <table:table-cell office:value-type="string">
            <text:p>Clay <text:s text:c="20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L</text:p>
          </table:table-cell>
          <table:table-cell office:value-type="string">
            <text:p>Collier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CLM</text:p>
          </table:table-cell>
          <table:table-cell office:value-type="string">
            <text:p>Columbia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AD</text:p>
          </table:table-cell>
          <table:table-cell office:value-type="string">
            <text:p>Miami-Dade <text:s text:c="14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ES</text:p>
          </table:table-cell>
          <table:table-cell office:value-type="string">
            <text:p>Desoto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IX</text:p>
          </table:table-cell>
          <table:table-cell office:value-type="string">
            <text:p>Dixie <text:s text:c="19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DUV</text:p>
          </table:table-cell>
          <table:table-cell office:value-type="string">
            <text:p>Duval <text:s text:c="19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ESC</text:p>
          </table:table-cell>
          <table:table-cell office:value-type="string">
            <text:p>Escambia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LA</text:p>
          </table:table-cell>
          <table:table-cell office:value-type="string">
            <text:p>Flagler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FRA</text:p>
          </table:table-cell>
          <table:table-cell office:value-type="string">
            <text:p>Franklin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AD</text:p>
          </table:table-cell>
          <table:table-cell office:value-type="string">
            <text:p>Gadsden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IL</text:p>
          </table:table-cell>
          <table:table-cell office:value-type="string">
            <text:p>Gilchrist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LA</text:p>
          </table:table-cell>
          <table:table-cell office:value-type="string">
            <text:p>Glades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GUL</text:p>
          </table:table-cell>
          <table:table-cell office:value-type="string">
            <text:p>Gulf <text:s text:c="20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M</text:p>
          </table:table-cell>
          <table:table-cell office:value-type="string">
            <text:p>Hamilton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AR</text:p>
          </table:table-cell>
          <table:table-cell office:value-type="string">
            <text:p>Hardee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N</text:p>
          </table:table-cell>
          <table:table-cell office:value-type="string">
            <text:p>Hendry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ER</text:p>
          </table:table-cell>
          <table:table-cell office:value-type="string">
            <text:p>Hernando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G</text:p>
          </table:table-cell>
          <table:table-cell office:value-type="string">
            <text:p>Highlands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IL</text:p>
          </table:table-cell>
          <table:table-cell office:value-type="string">
            <text:p>Hillsborough <text:s text:c="12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HOL</text:p>
          </table:table-cell>
          <table:table-cell office:value-type="string">
            <text:p>Holmes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IND</text:p>
          </table:table-cell>
          <table:table-cell office:value-type="string">
            <text:p>Indian River <text:s text:c="12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AC</text:p>
          </table:table-cell>
          <table:table-cell office:value-type="string">
            <text:p>Jackson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JEF</text:p>
          </table:table-cell>
          <table:table-cell office:value-type="string">
            <text:p>Jefferson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F</text:p>
          </table:table-cell>
          <table:table-cell office:value-type="string">
            <text:p>Lafayette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AK</text:p>
          </table:table-cell>
          <table:table-cell office:value-type="string">
            <text:p>Lake <text:s text:c="20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E</text:p>
          </table:table-cell>
          <table:table-cell office:value-type="string">
            <text:p>Lee <text:s text:c="21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O</text:p>
          </table:table-cell>
          <table:table-cell office:value-type="string">
            <text:p>Leon <text:s text:c="20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EV</text:p>
          </table:table-cell>
          <table:table-cell office:value-type="string">
            <text:p>Levy <text:s text:c="20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LIB</text:p>
          </table:table-cell>
          <table:table-cell office:value-type="string">
            <text:p>Liberty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D</text:p>
          </table:table-cell>
          <table:table-cell office:value-type="string">
            <text:p>Madison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AN</text:p>
          </table:table-cell>
          <table:table-cell office:value-type="string">
            <text:p>Manatee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ON</text:p>
          </table:table-cell>
          <table:table-cell office:value-type="string">
            <text:p>Monroe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N</text:p>
          </table:table-cell>
          <table:table-cell office:value-type="string">
            <text:p>Marion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MRT</text:p>
          </table:table-cell>
          <table:table-cell office:value-type="string">
            <text:p>Martin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NAS</text:p>
          </table:table-cell>
          <table:table-cell office:value-type="string">
            <text:p>Nassau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A</text:p>
          </table:table-cell>
          <table:table-cell office:value-type="string">
            <text:p>Okaloosa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KE</text:p>
          </table:table-cell>
          <table:table-cell office:value-type="string">
            <text:p>Okeechobee <text:s text:c="14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RA</text:p>
          </table:table-cell>
          <table:table-cell office:value-type="string">
            <text:p>Orange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OSC</text:p>
          </table:table-cell>
          <table:table-cell office:value-type="string">
            <text:p>Osceola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L</text:p>
          </table:table-cell>
          <table:table-cell office:value-type="string">
            <text:p>Palm Beach <text:s text:c="14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AS</text:p>
          </table:table-cell>
          <table:table-cell office:value-type="string">
            <text:p>Pasco <text:s text:c="19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IN</text:p>
          </table:table-cell>
          <table:table-cell office:value-type="string">
            <text:p>Pinellas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OL</text:p>
          </table:table-cell>
          <table:table-cell office:value-type="string">
            <text:p>Polk <text:s text:c="20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PUT</text:p>
          </table:table-cell>
          <table:table-cell office:value-type="string">
            <text:p>Putnam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N</text:p>
          </table:table-cell>
          <table:table-cell office:value-type="string">
            <text:p>Santa Rosa <text:s text:c="14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AR</text:p>
          </table:table-cell>
          <table:table-cell office:value-type="string">
            <text:p>Sarasota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EM</text:p>
          </table:table-cell>
          <table:table-cell office:value-type="string">
            <text:p>Seminole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J</text:p>
          </table:table-cell>
          <table:table-cell office:value-type="string">
            <text:p>St. Johns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TL</text:p>
          </table:table-cell>
          <table:table-cell office:value-type="string">
            <text:p>St. Lucie <text:s text:c="15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M</text:p>
          </table:table-cell>
          <table:table-cell office:value-type="string">
            <text:p>Sumter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SUW</text:p>
          </table:table-cell>
          <table:table-cell office:value-type="string">
            <text:p>Suwannee <text:s text:c="16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TAY</text:p>
          </table:table-cell>
          <table:table-cell office:value-type="string">
            <text:p>Taylor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UNI</text:p>
          </table:table-cell>
          <table:table-cell office:value-type="string">
            <text:p>Union <text:s text:c="19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VOL</text:p>
          </table:table-cell>
          <table:table-cell office:value-type="string">
            <text:p>Volusia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K</text:p>
          </table:table-cell>
          <table:table-cell office:value-type="string">
            <text:p>Wakulla <text:s text:c="17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L</text:p>
          </table:table-cell>
          <table:table-cell office:value-type="string">
            <text:p>Walton <text:s text:c="18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WRI</text:p>
          </table:table-cell>
          <table:table-cell office:value-type="string">
            <text:p>Write-in</text:p>
          </table:table-cell>
          <table:table-cell office:value-type="string">
            <text:p>WAS</text:p>
          </table:table-cell>
          <table:table-cell office:value-type="string">
            <text:p>Washington <text:s text:c="14"/></text:p>
          </table:table-cell>
          <table:table-cell office:value-type="string">
            <text:p>Reed</text:p>
          </table:table-cell>
          <table:table-cell office:value-type="string">
            <text:p>Jill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11/08/2012</text:date>, <text:time>14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1-07T08:23:46</meta:creation-date>
    <dc:date>2012-11-08T14:38:29</dc:date>
    <dc:creator>Jeremiah Gaertner</dc:creator>
    <meta:editing-duration>PT5S</meta:editing-duration>
    <meta:editing-cycles>1</meta:editing-cycles>
    <meta:document-statistic meta:table-count="3" meta:cell-count="10711" meta:object-count="0"/>
    <meta:generator>OpenOffice.org/3.3$Unix OpenOffice.org_project/330m20$Build-9567</meta:generator>
    <meta:user-defined meta:name=""/>
  </office:meta>
</office:document-meta>
</file>